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29.85mm"/>
    </style:style>
    <style:style style:name="co3" style:family="table-column">
      <style:table-column-properties fo:break-before="auto" style:column-width="27.9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20.44mm"/>
    </style:style>
    <style:style style:name="co7" style:family="table-column">
      <style:table-column-properties fo:break-before="auto" style:column-width="20.18mm"/>
    </style:style>
    <style:style style:name="co8" style:family="table-column">
      <style:table-column-properties fo:break-before="auto" style:column-width="19.35mm"/>
    </style:style>
    <style:style style:name="co9" style:family="table-column">
      <style:table-column-properties fo:break-before="auto" style:column-width="17.96mm"/>
    </style:style>
    <style:style style:name="co10" style:family="table-column">
      <style:table-column-properties fo:break-before="auto" style:column-width="18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_anl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ORIENTATION X</text:p>
          </table:table-cell>
          <table:table-cell office:value-type="string" calcext:value-type="string">
            <text:p>ORIENTATION Y</text:p>
          </table:table-cell>
          <table:table-cell office:value-type="string" calcext:value-type="string">
            <text:p>ORIENTATION Z</text:p>
          </table:table-cell>
          <table:table-cell/>
          <table:table-cell office:value-type="string" calcext:value-type="string">
            <text:p>CTRL ROLL</text:p>
          </table:table-cell>
          <table:table-cell office:value-type="string" calcext:value-type="string">
            <text:p>CTRL PITCH</text:p>
          </table:table-cell>
          <table:table-cell office:value-type="string" calcext:value-type="string">
            <text:p>CTRL YAW</text:p>
          </table:table-cell>
          <table:table-cell/>
          <table:table-cell office:value-type="string" calcext:value-type="string">
            <text:p>MOTOR 1</text:p>
          </table:table-cell>
          <table:table-cell office:value-type="string" calcext:value-type="string">
            <text:p>MOTOR 3</text:p>
          </table:table-cell>
          <table:table-cell office:value-type="string" calcext:value-type="string">
            <text:p>MOTOR 2</text:p>
          </table:table-cell>
          <table:table-cell office:value-type="string" calcext:value-type="string">
            <text:p>MOTOR 4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29148" calcext:value-type="float">
            <text:p>0.00529148</text:p>
          </table:table-cell>
          <table:table-cell office:value-type="float" office:value="0.468586" calcext:value-type="float">
            <text:p>0.468586</text:p>
          </table:table-cell>
          <table:table-cell office:value-type="float" office:value="-1.29399" calcext:value-type="float">
            <text:p>-1.29399</text:p>
          </table:table-cell>
          <table:table-cell/>
          <table:table-cell office:value-type="float" office:value="5.5383" calcext:value-type="float">
            <text:p>5.5383</text:p>
          </table:table-cell>
          <table:table-cell office:value-type="float" office:value="-2.00555" calcext:value-type="float">
            <text:p>-2.005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4.5438" calcext:value-type="float">
            <text:p>64.5438</text:p>
          </table:table-cell>
          <table:table-cell office:value-type="float" office:value="49.4562" calcext:value-type="float">
            <text:p>49.4562</text:p>
          </table:table-cell>
          <table:table-cell office:value-type="float" office:value="53.4672" calcext:value-type="float">
            <text:p>53.4672</text:p>
          </table:table-cell>
          <table:table-cell office:value-type="float" office:value="60.5328" calcext:value-type="float">
            <text:p>60.5328</text:p>
          </table:table-cell>
        </table:table-row>
        <table:table-row table:style-name="ro1">
          <table:table-cell office:value-type="float" office:value="0.00529148" calcext:value-type="float">
            <text:p>0.00529148</text:p>
          </table:table-cell>
          <table:table-cell office:value-type="float" office:value="0.468586" calcext:value-type="float">
            <text:p>0.468586</text:p>
          </table:table-cell>
          <table:table-cell office:value-type="float" office:value="-1.29399" calcext:value-type="float">
            <text:p>-1.29399</text:p>
          </table:table-cell>
          <table:table-cell/>
          <table:table-cell office:value-type="float" office:value="0.401139" calcext:value-type="float">
            <text:p>0.401139</text:p>
          </table:table-cell>
          <table:table-cell office:value-type="float" office:value="-0.145262" calcext:value-type="float">
            <text:p>-0.1452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5464" calcext:value-type="float">
            <text:p>57.5464</text:p>
          </table:table-cell>
          <table:table-cell office:value-type="float" office:value="56.4536" calcext:value-type="float">
            <text:p>56.4536</text:p>
          </table:table-cell>
          <table:table-cell office:value-type="float" office:value="56.7441" calcext:value-type="float">
            <text:p>56.7441</text:p>
          </table:table-cell>
          <table:table-cell office:value-type="float" office:value="57.2559" calcext:value-type="float">
            <text:p>57.2559</text:p>
          </table:table-cell>
        </table:table-row>
        <table:table-row table:style-name="ro1">
          <table:table-cell office:value-type="float" office:value="0.00529148" calcext:value-type="float">
            <text:p>0.00529148</text:p>
          </table:table-cell>
          <table:table-cell office:value-type="float" office:value="0.468586" calcext:value-type="float">
            <text:p>0.468586</text:p>
          </table:table-cell>
          <table:table-cell office:value-type="float" office:value="-1.29399" calcext:value-type="float">
            <text:p>-1.29399</text:p>
          </table:table-cell>
          <table:table-cell/>
          <table:table-cell office:value-type="float" office:value="0.439958" calcext:value-type="float">
            <text:p>0.439958</text:p>
          </table:table-cell>
          <table:table-cell office:value-type="float" office:value="-0.159319" calcext:value-type="float">
            <text:p>-0.1593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5993" calcext:value-type="float">
            <text:p>57.5993</text:p>
          </table:table-cell>
          <table:table-cell office:value-type="float" office:value="56.4007" calcext:value-type="float">
            <text:p>56.4007</text:p>
          </table:table-cell>
          <table:table-cell office:value-type="float" office:value="56.7194" calcext:value-type="float">
            <text:p>56.7194</text:p>
          </table:table-cell>
          <table:table-cell office:value-type="float" office:value="57.2806" calcext:value-type="float">
            <text:p>57.2806</text:p>
          </table:table-cell>
        </table:table-row>
        <table:table-row table:style-name="ro1">
          <table:table-cell office:value-type="float" office:value="0.019308" calcext:value-type="float">
            <text:p>0.019308</text:p>
          </table:table-cell>
          <table:table-cell office:value-type="float" office:value="0.468426" calcext:value-type="float">
            <text:p>0.468426</text:p>
          </table:table-cell>
          <table:table-cell office:value-type="float" office:value="-1.30105" calcext:value-type="float">
            <text:p>-1.30105</text:p>
          </table:table-cell>
          <table:table-cell/>
          <table:table-cell office:value-type="float" office:value="0.508957" calcext:value-type="float">
            <text:p>0.508957</text:p>
          </table:table-cell>
          <table:table-cell office:value-type="float" office:value="-0.172694" calcext:value-type="float">
            <text:p>-0.1726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6817" calcext:value-type="float">
            <text:p>57.6817</text:p>
          </table:table-cell>
          <table:table-cell office:value-type="float" office:value="56.3183" calcext:value-type="float">
            <text:p>56.3183</text:p>
          </table:table-cell>
          <table:table-cell office:value-type="float" office:value="56.6637" calcext:value-type="float">
            <text:p>56.6637</text:p>
          </table:table-cell>
          <table:table-cell office:value-type="float" office:value="57.3363" calcext:value-type="float">
            <text:p>57.3363</text:p>
          </table:table-cell>
        </table:table-row>
        <table:table-row table:style-name="ro1">
          <table:table-cell office:value-type="float" office:value="0.0752882" calcext:value-type="float">
            <text:p>0.0752882</text:p>
          </table:table-cell>
          <table:table-cell office:value-type="float" office:value="0.467786" calcext:value-type="float">
            <text:p>0.467786</text:p>
          </table:table-cell>
          <table:table-cell office:value-type="float" office:value="-1.30827" calcext:value-type="float">
            <text:p>-1.30827</text:p>
          </table:table-cell>
          <table:table-cell/>
          <table:table-cell office:value-type="float" office:value="0.550695" calcext:value-type="float">
            <text:p>0.550695</text:p>
          </table:table-cell>
          <table:table-cell office:value-type="float" office:value="-0.184644" calcext:value-type="float">
            <text:p>-0.1846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7353" calcext:value-type="float">
            <text:p>57.7353</text:p>
          </table:table-cell>
          <table:table-cell office:value-type="float" office:value="56.2647" calcext:value-type="float">
            <text:p>56.2647</text:p>
          </table:table-cell>
          <table:table-cell office:value-type="float" office:value="56.6339" calcext:value-type="float">
            <text:p>56.6339</text:p>
          </table:table-cell>
          <table:table-cell office:value-type="float" office:value="57.3661" calcext:value-type="float">
            <text:p>57.3661</text:p>
          </table:table-cell>
        </table:table-row>
        <table:table-row table:style-name="ro1">
          <table:table-cell office:value-type="float" office:value="0.138046" calcext:value-type="float">
            <text:p>0.138046</text:p>
          </table:table-cell>
          <table:table-cell office:value-type="float" office:value="0.453088" calcext:value-type="float">
            <text:p>0.453088</text:p>
          </table:table-cell>
          <table:table-cell office:value-type="float" office:value="-1.30151" calcext:value-type="float">
            <text:p>-1.30151</text:p>
          </table:table-cell>
          <table:table-cell/>
          <table:table-cell office:value-type="float" office:value="0.532141" calcext:value-type="float">
            <text:p>0.532141</text:p>
          </table:table-cell>
          <table:table-cell office:value-type="float" office:value="-0.138333" calcext:value-type="float">
            <text:p>-0.138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6705" calcext:value-type="float">
            <text:p>57.6705</text:p>
          </table:table-cell>
          <table:table-cell office:value-type="float" office:value="56.3295" calcext:value-type="float">
            <text:p>56.3295</text:p>
          </table:table-cell>
          <table:table-cell office:value-type="float" office:value="56.6062" calcext:value-type="float">
            <text:p>56.6062</text:p>
          </table:table-cell>
          <table:table-cell office:value-type="float" office:value="57.3938" calcext:value-type="float">
            <text:p>57.3938</text:p>
          </table:table-cell>
        </table:table-row>
        <table:table-row table:style-name="ro1">
          <table:table-cell office:value-type="float" office:value="0.137967" calcext:value-type="float">
            <text:p>0.137967</text:p>
          </table:table-cell>
          <table:table-cell office:value-type="float" office:value="0.446095" calcext:value-type="float">
            <text:p>0.446095</text:p>
          </table:table-cell>
          <table:table-cell office:value-type="float" office:value="-1.3015" calcext:value-type="float">
            <text:p>-1.3015</text:p>
          </table:table-cell>
          <table:table-cell/>
          <table:table-cell office:value-type="float" office:value="0.598171" calcext:value-type="float">
            <text:p>0.598171</text:p>
          </table:table-cell>
          <table:table-cell office:value-type="float" office:value="-0.180783" calcext:value-type="float">
            <text:p>-0.1807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779" calcext:value-type="float">
            <text:p>57.779</text:p>
          </table:table-cell>
          <table:table-cell office:value-type="float" office:value="56.221" calcext:value-type="float">
            <text:p>56.221</text:p>
          </table:table-cell>
          <table:table-cell office:value-type="float" office:value="56.5826" calcext:value-type="float">
            <text:p>56.5826</text:p>
          </table:table-cell>
          <table:table-cell office:value-type="float" office:value="57.4174" calcext:value-type="float">
            <text:p>57.4174</text:p>
          </table:table-cell>
        </table:table-row>
        <table:table-row table:style-name="ro1">
          <table:table-cell office:value-type="float" office:value="0.0820162" calcext:value-type="float">
            <text:p>0.0820162</text:p>
          </table:table-cell>
          <table:table-cell office:value-type="float" office:value="0.439721" calcext:value-type="float">
            <text:p>0.439721</text:p>
          </table:table-cell>
          <table:table-cell office:value-type="float" office:value="-1.32226" calcext:value-type="float">
            <text:p>-1.32226</text:p>
          </table:table-cell>
          <table:table-cell/>
          <table:table-cell office:value-type="float" office:value="0.7261" calcext:value-type="float">
            <text:p>0.7261</text:p>
          </table:table-cell>
          <table:table-cell office:value-type="float" office:value="-0.19486" calcext:value-type="float">
            <text:p>-0.194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921" calcext:value-type="float">
            <text:p>57.921</text:p>
          </table:table-cell>
          <table:table-cell office:value-type="float" office:value="56.079" calcext:value-type="float">
            <text:p>56.079</text:p>
          </table:table-cell>
          <table:table-cell office:value-type="float" office:value="56.4688" calcext:value-type="float">
            <text:p>56.4688</text:p>
          </table:table-cell>
          <table:table-cell office:value-type="float" office:value="57.5312" calcext:value-type="float">
            <text:p>57.5312</text:p>
          </table:table-cell>
        </table:table-row>
        <table:table-row table:style-name="ro1">
          <table:table-cell office:value-type="float" office:value="0.019096" calcext:value-type="float">
            <text:p>0.019096</text:p>
          </table:table-cell>
          <table:table-cell office:value-type="float" office:value="0.433447" calcext:value-type="float">
            <text:p>0.433447</text:p>
          </table:table-cell>
          <table:table-cell office:value-type="float" office:value="-1.35" calcext:value-type="float">
            <text:p>-1.35</text:p>
          </table:table-cell>
          <table:table-cell/>
          <table:table-cell office:value-type="float" office:value="0.801427" calcext:value-type="float">
            <text:p>0.801427</text:p>
          </table:table-cell>
          <table:table-cell office:value-type="float" office:value="-0.206698" calcext:value-type="float">
            <text:p>-0.2066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0081" calcext:value-type="float">
            <text:p>58.0081</text:p>
          </table:table-cell>
          <table:table-cell office:value-type="float" office:value="55.9919" calcext:value-type="float">
            <text:p>55.9919</text:p>
          </table:table-cell>
          <table:table-cell office:value-type="float" office:value="56.4053" calcext:value-type="float">
            <text:p>56.4053</text:p>
          </table:table-cell>
          <table:table-cell office:value-type="float" office:value="57.5947" calcext:value-type="float">
            <text:p>57.5947</text:p>
          </table:table-cell>
        </table:table-row>
        <table:table-row table:style-name="ro1">
          <table:table-cell office:value-type="float" office:value="-0.0648867" calcext:value-type="float">
            <text:p>-0.0648867</text:p>
          </table:table-cell>
          <table:table-cell office:value-type="float" office:value="0.427446" calcext:value-type="float">
            <text:p>0.427446</text:p>
          </table:table-cell>
          <table:table-cell office:value-type="float" office:value="-1.35668" calcext:value-type="float">
            <text:p>-1.35668</text:p>
          </table:table-cell>
          <table:table-cell/>
          <table:table-cell office:value-type="float" office:value="0.759584" calcext:value-type="float">
            <text:p>0.759584</text:p>
          </table:table-cell>
          <table:table-cell office:value-type="float" office:value="-0.219108" calcext:value-type="float">
            <text:p>-0.2191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9787" calcext:value-type="float">
            <text:p>57.9787</text:p>
          </table:table-cell>
          <table:table-cell office:value-type="float" office:value="56.0213" calcext:value-type="float">
            <text:p>56.0213</text:p>
          </table:table-cell>
          <table:table-cell office:value-type="float" office:value="56.4595" calcext:value-type="float">
            <text:p>56.4595</text:p>
          </table:table-cell>
          <table:table-cell office:value-type="float" office:value="57.5405" calcext:value-type="float">
            <text:p>57.5405</text:p>
          </table:table-cell>
        </table:table-row>
        <table:table-row table:style-name="ro1">
          <table:table-cell office:value-type="float" office:value="-0.0788543" calcext:value-type="float">
            <text:p>-0.0788543</text:p>
          </table:table-cell>
          <table:table-cell office:value-type="float" office:value="0.420636" calcext:value-type="float">
            <text:p>0.420636</text:p>
          </table:table-cell>
          <table:table-cell office:value-type="float" office:value="-1.3846" calcext:value-type="float">
            <text:p>-1.3846</text:p>
          </table:table-cell>
          <table:table-cell/>
          <table:table-cell office:value-type="float" office:value="0.893096" calcext:value-type="float">
            <text:p>0.893096</text:p>
          </table:table-cell>
          <table:table-cell office:value-type="float" office:value="-0.226791" calcext:value-type="float">
            <text:p>-0.2267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1199" calcext:value-type="float">
            <text:p>58.1199</text:p>
          </table:table-cell>
          <table:table-cell office:value-type="float" office:value="55.8801" calcext:value-type="float">
            <text:p>55.8801</text:p>
          </table:table-cell>
          <table:table-cell office:value-type="float" office:value="56.3337" calcext:value-type="float">
            <text:p>56.3337</text:p>
          </table:table-cell>
          <table:table-cell office:value-type="float" office:value="57.6663" calcext:value-type="float">
            <text:p>57.6663</text:p>
          </table:table-cell>
        </table:table-row>
        <table:table-row table:style-name="ro1">
          <table:table-cell office:value-type="float" office:value="0.0327647" calcext:value-type="float">
            <text:p>0.0327647</text:p>
          </table:table-cell>
          <table:table-cell office:value-type="float" office:value="0.384302" calcext:value-type="float">
            <text:p>0.384302</text:p>
          </table:table-cell>
          <table:table-cell office:value-type="float" office:value="-1.42696" calcext:value-type="float">
            <text:p>-1.42696</text:p>
          </table:table-cell>
          <table:table-cell/>
          <table:table-cell office:value-type="float" office:value="1.00423" calcext:value-type="float">
            <text:p>1.00423</text:p>
          </table:table-cell>
          <table:table-cell office:value-type="float" office:value="-0.11114" calcext:value-type="float">
            <text:p>-0.111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1154" calcext:value-type="float">
            <text:p>58.1154</text:p>
          </table:table-cell>
          <table:table-cell office:value-type="float" office:value="55.8846" calcext:value-type="float">
            <text:p>55.8846</text:p>
          </table:table-cell>
          <table:table-cell office:value-type="float" office:value="56.1069" calcext:value-type="float">
            <text:p>56.1069</text:p>
          </table:table-cell>
          <table:table-cell office:value-type="float" office:value="57.8931" calcext:value-type="float">
            <text:p>57.8931</text:p>
          </table:table-cell>
        </table:table-row>
        <table:table-row table:style-name="ro1">
          <table:table-cell office:value-type="float" office:value="0.116494" calcext:value-type="float">
            <text:p>0.116494</text:p>
          </table:table-cell>
          <table:table-cell office:value-type="float" office:value="0.362253" calcext:value-type="float">
            <text:p>0.362253</text:p>
          </table:table-cell>
          <table:table-cell office:value-type="float" office:value="-1.4482" calcext:value-type="float">
            <text:p>-1.4482</text:p>
          </table:table-cell>
          <table:table-cell/>
          <table:table-cell office:value-type="float" office:value="0.968499" calcext:value-type="float">
            <text:p>0.968499</text:p>
          </table:table-cell>
          <table:table-cell office:value-type="float" office:value="-0.173639" calcext:value-type="float">
            <text:p>-0.1736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1421" calcext:value-type="float">
            <text:p>58.1421</text:p>
          </table:table-cell>
          <table:table-cell office:value-type="float" office:value="55.8579" calcext:value-type="float">
            <text:p>55.8579</text:p>
          </table:table-cell>
          <table:table-cell office:value-type="float" office:value="56.2051" calcext:value-type="float">
            <text:p>56.2051</text:p>
          </table:table-cell>
          <table:table-cell office:value-type="float" office:value="57.7949" calcext:value-type="float">
            <text:p>57.7949</text:p>
          </table:table-cell>
        </table:table-row>
        <table:table-row table:style-name="ro1">
          <table:table-cell office:value-type="float" office:value="0.29786" calcext:value-type="float">
            <text:p>0.29786</text:p>
          </table:table-cell>
          <table:table-cell office:value-type="float" office:value="0.303803" calcext:value-type="float">
            <text:p>0.303803</text:p>
          </table:table-cell>
          <table:table-cell office:value-type="float" office:value="-1.53264" calcext:value-type="float">
            <text:p>-1.53264</text:p>
          </table:table-cell>
          <table:table-cell/>
          <table:table-cell office:value-type="float" office:value="1.28838" calcext:value-type="float">
            <text:p>1.28838</text:p>
          </table:table-cell>
          <table:table-cell office:value-type="float" office:value="-0.0225321" calcext:value-type="float">
            <text:p>-0.02253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3109" calcext:value-type="float">
            <text:p>58.3109</text:p>
          </table:table-cell>
          <table:table-cell office:value-type="float" office:value="55.6891" calcext:value-type="float">
            <text:p>55.6891</text:p>
          </table:table-cell>
          <table:table-cell office:value-type="float" office:value="55.7342" calcext:value-type="float">
            <text:p>55.7342</text:p>
          </table:table-cell>
          <table:table-cell office:value-type="float" office:value="58.2658" calcext:value-type="float">
            <text:p>58.2658</text:p>
          </table:table-cell>
        </table:table-row>
        <table:table-row table:style-name="ro1">
          <table:table-cell office:value-type="float" office:value="0.359981" calcext:value-type="float">
            <text:p>0.359981</text:p>
          </table:table-cell>
          <table:table-cell office:value-type="float" office:value="0.232845" calcext:value-type="float">
            <text:p>0.232845</text:p>
          </table:table-cell>
          <table:table-cell office:value-type="float" office:value="-1.58853" calcext:value-type="float">
            <text:p>-1.58853</text:p>
          </table:table-cell>
          <table:table-cell/>
          <table:table-cell office:value-type="float" office:value="1.23583" calcext:value-type="float">
            <text:p>1.23583</text:p>
          </table:table-cell>
          <table:table-cell office:value-type="float" office:value="0.038252" calcext:value-type="float">
            <text:p>0.0382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1976" calcext:value-type="float">
            <text:p>58.1976</text:p>
          </table:table-cell>
          <table:table-cell office:value-type="float" office:value="55.8024" calcext:value-type="float">
            <text:p>55.8024</text:p>
          </table:table-cell>
          <table:table-cell office:value-type="float" office:value="55.7259" calcext:value-type="float">
            <text:p>55.7259</text:p>
          </table:table-cell>
          <table:table-cell office:value-type="float" office:value="58.2741" calcext:value-type="float">
            <text:p>58.2741</text:p>
          </table:table-cell>
        </table:table-row>
        <table:table-row table:style-name="ro1">
          <table:table-cell office:value-type="float" office:value="0.386975" calcext:value-type="float">
            <text:p>0.386975</text:p>
          </table:table-cell>
          <table:table-cell office:value-type="float" office:value="0.148034" calcext:value-type="float">
            <text:p>0.148034</text:p>
          </table:table-cell>
          <table:table-cell office:value-type="float" office:value="-1.73517" calcext:value-type="float">
            <text:p>-1.73517</text:p>
          </table:table-cell>
          <table:table-cell/>
          <table:table-cell office:value-type="float" office:value="1.68752" calcext:value-type="float">
            <text:p>1.68752</text:p>
          </table:table-cell>
          <table:table-cell office:value-type="float" office:value="0.110428" calcext:value-type="float">
            <text:p>0.1104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5771" calcext:value-type="float">
            <text:p>58.5771</text:p>
          </table:table-cell>
          <table:table-cell office:value-type="float" office:value="55.4229" calcext:value-type="float">
            <text:p>55.4229</text:p>
          </table:table-cell>
          <table:table-cell office:value-type="float" office:value="55.2021" calcext:value-type="float">
            <text:p>55.2021</text:p>
          </table:table-cell>
          <table:table-cell office:value-type="float" office:value="58.7979" calcext:value-type="float">
            <text:p>58.7979</text:p>
          </table:table-cell>
        </table:table-row>
        <table:table-row table:style-name="ro1">
          <table:table-cell office:value-type="float" office:value="0.266798" calcext:value-type="float">
            <text:p>0.266798</text:p>
          </table:table-cell>
          <table:table-cell office:value-type="float" office:value="0.0584776" calcext:value-type="float">
            <text:p>0.0584776</text:p>
          </table:table-cell>
          <table:table-cell office:value-type="float" office:value="-1.92363" calcext:value-type="float">
            <text:p>-1.92363</text:p>
          </table:table-cell>
          <table:table-cell/>
          <table:table-cell office:value-type="float" office:value="1.95963" calcext:value-type="float">
            <text:p>1.95963</text:p>
          </table:table-cell>
          <table:table-cell office:value-type="float" office:value="0.150042" calcext:value-type="float">
            <text:p>0.1500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8096" calcext:value-type="float">
            <text:p>58.8096</text:p>
          </table:table-cell>
          <table:table-cell office:value-type="float" office:value="55.1904" calcext:value-type="float">
            <text:p>55.1904</text:p>
          </table:table-cell>
          <table:table-cell office:value-type="float" office:value="54.8903" calcext:value-type="float">
            <text:p>54.8903</text:p>
          </table:table-cell>
          <table:table-cell office:value-type="float" office:value="59.1097" calcext:value-type="float">
            <text:p>59.1097</text:p>
          </table:table-cell>
        </table:table-row>
        <table:table-row table:style-name="ro1">
          <table:table-cell office:value-type="float" office:value="0.0554191" calcext:value-type="float">
            <text:p>0.0554191</text:p>
          </table:table-cell>
          <table:table-cell office:value-type="float" office:value="-0.0290244" calcext:value-type="float">
            <text:p>-0.0290244</text:p>
          </table:table-cell>
          <table:table-cell office:value-type="float" office:value="-2.15438" calcext:value-type="float">
            <text:p>-2.15438</text:p>
          </table:table-cell>
          <table:table-cell/>
          <table:table-cell office:value-type="float" office:value="2.25111" calcext:value-type="float">
            <text:p>2.25111</text:p>
          </table:table-cell>
          <table:table-cell office:value-type="float" office:value="0.164571" calcext:value-type="float">
            <text:p>0.1645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0865" calcext:value-type="float">
            <text:p>59.0865</text:p>
          </table:table-cell>
          <table:table-cell office:value-type="float" office:value="54.9135" calcext:value-type="float">
            <text:p>54.9135</text:p>
          </table:table-cell>
          <table:table-cell office:value-type="float" office:value="54.5843" calcext:value-type="float">
            <text:p>54.5843</text:p>
          </table:table-cell>
          <table:table-cell office:value-type="float" office:value="59.4157" calcext:value-type="float">
            <text:p>59.4157</text:p>
          </table:table-cell>
        </table:table-row>
        <table:table-row table:style-name="ro1">
          <table:table-cell office:value-type="float" office:value="-0.191121" calcext:value-type="float">
            <text:p>-0.191121</text:p>
          </table:table-cell>
          <table:table-cell office:value-type="float" office:value="-0.107992" calcext:value-type="float">
            <text:p>-0.107992</text:p>
          </table:table-cell>
          <table:table-cell office:value-type="float" office:value="-2.3645" calcext:value-type="float">
            <text:p>-2.3645</text:p>
          </table:table-cell>
          <table:table-cell/>
          <table:table-cell office:value-type="float" office:value="2.29208" calcext:value-type="float">
            <text:p>2.29208</text:p>
          </table:table-cell>
          <table:table-cell office:value-type="float" office:value="0.153417" calcext:value-type="float">
            <text:p>0.1534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1387" calcext:value-type="float">
            <text:p>59.1387</text:p>
          </table:table-cell>
          <table:table-cell office:value-type="float" office:value="54.8613" calcext:value-type="float">
            <text:p>54.8613</text:p>
          </table:table-cell>
          <table:table-cell office:value-type="float" office:value="54.5545" calcext:value-type="float">
            <text:p>54.5545</text:p>
          </table:table-cell>
          <table:table-cell office:value-type="float" office:value="59.4455" calcext:value-type="float">
            <text:p>59.4455</text:p>
          </table:table-cell>
        </table:table-row>
        <table:table-row table:style-name="ro1">
          <table:table-cell office:value-type="float" office:value="-0.431185" calcext:value-type="float">
            <text:p>-0.431185</text:p>
          </table:table-cell>
          <table:table-cell office:value-type="float" office:value="-0.200349" calcext:value-type="float">
            <text:p>-0.200349</text:p>
          </table:table-cell>
          <table:table-cell office:value-type="float" office:value="-2.5329" calcext:value-type="float">
            <text:p>-2.5329</text:p>
          </table:table-cell>
          <table:table-cell/>
          <table:table-cell office:value-type="float" office:value="2.24328" calcext:value-type="float">
            <text:p>2.24328</text:p>
          </table:table-cell>
          <table:table-cell office:value-type="float" office:value="0.236069" calcext:value-type="float">
            <text:p>0.236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0072" calcext:value-type="float">
            <text:p>59.0072</text:p>
          </table:table-cell>
          <table:table-cell office:value-type="float" office:value="54.9928" calcext:value-type="float">
            <text:p>54.9928</text:p>
          </table:table-cell>
          <table:table-cell office:value-type="float" office:value="54.5207" calcext:value-type="float">
            <text:p>54.5207</text:p>
          </table:table-cell>
          <table:table-cell office:value-type="float" office:value="59.4793" calcext:value-type="float">
            <text:p>59.4793</text:p>
          </table:table-cell>
        </table:table-row>
        <table:table-row table:style-name="ro1">
          <table:table-cell office:value-type="float" office:value="-0.615171" calcext:value-type="float">
            <text:p>-0.615171</text:p>
          </table:table-cell>
          <table:table-cell office:value-type="float" office:value="-0.272198" calcext:value-type="float">
            <text:p>-0.272198</text:p>
          </table:table-cell>
          <table:table-cell office:value-type="float" office:value="-2.72956" calcext:value-type="float">
            <text:p>-2.72956</text:p>
          </table:table-cell>
          <table:table-cell/>
          <table:table-cell office:value-type="float" office:value="2.48736" calcext:value-type="float">
            <text:p>2.48736</text:p>
          </table:table-cell>
          <table:table-cell office:value-type="float" office:value="0.180173" calcext:value-type="float">
            <text:p>0.1801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3072" calcext:value-type="float">
            <text:p>59.3072</text:p>
          </table:table-cell>
          <table:table-cell office:value-type="float" office:value="54.6928" calcext:value-type="float">
            <text:p>54.6928</text:p>
          </table:table-cell>
          <table:table-cell office:value-type="float" office:value="54.3325" calcext:value-type="float">
            <text:p>54.3325</text:p>
          </table:table-cell>
          <table:table-cell office:value-type="float" office:value="59.6675" calcext:value-type="float">
            <text:p>59.6675</text:p>
          </table:table-cell>
        </table:table-row>
        <table:table-row table:style-name="ro1">
          <table:table-cell office:value-type="float" office:value="-0.741062" calcext:value-type="float">
            <text:p>-0.741062</text:p>
          </table:table-cell>
          <table:table-cell office:value-type="float" office:value="-0.269107" calcext:value-type="float">
            <text:p>-0.269107</text:p>
          </table:table-cell>
          <table:table-cell office:value-type="float" office:value="-2.74383" calcext:value-type="float">
            <text:p>-2.74383</text:p>
          </table:table-cell>
          <table:table-cell/>
          <table:table-cell office:value-type="float" office:value="1.84366" calcext:value-type="float">
            <text:p>1.84366</text:p>
          </table:table-cell>
          <table:table-cell office:value-type="float" office:value="-0.112293" calcext:value-type="float">
            <text:p>-0.1122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956" calcext:value-type="float">
            <text:p>58.956</text:p>
          </table:table-cell>
          <table:table-cell office:value-type="float" office:value="55.044" calcext:value-type="float">
            <text:p>55.044</text:p>
          </table:table-cell>
          <table:table-cell office:value-type="float" office:value="55.2686" calcext:value-type="float">
            <text:p>55.2686</text:p>
          </table:table-cell>
          <table:table-cell office:value-type="float" office:value="58.7314" calcext:value-type="float">
            <text:p>58.7314</text:p>
          </table:table-cell>
        </table:table-row>
        <table:table-row table:style-name="ro1">
          <table:table-cell office:value-type="float" office:value="-0.810421" calcext:value-type="float">
            <text:p>-0.810421</text:p>
          </table:table-cell>
          <table:table-cell office:value-type="float" office:value="-0.239065" calcext:value-type="float">
            <text:p>-0.239065</text:p>
          </table:table-cell>
          <table:table-cell office:value-type="float" office:value="-2.79972" calcext:value-type="float">
            <text:p>-2.79972</text:p>
          </table:table-cell>
          <table:table-cell/>
          <table:table-cell office:value-type="float" office:value="2.10812" calcext:value-type="float">
            <text:p>2.10812</text:p>
          </table:table-cell>
          <table:table-cell office:value-type="float" office:value="-0.220434" calcext:value-type="float">
            <text:p>-0.2204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3286" calcext:value-type="float">
            <text:p>59.3286</text:p>
          </table:table-cell>
          <table:table-cell office:value-type="float" office:value="54.6714" calcext:value-type="float">
            <text:p>54.6714</text:p>
          </table:table-cell>
          <table:table-cell office:value-type="float" office:value="55.1123" calcext:value-type="float">
            <text:p>55.1123</text:p>
          </table:table-cell>
          <table:table-cell office:value-type="float" office:value="58.8877" calcext:value-type="float">
            <text:p>58.8877</text:p>
          </table:table-cell>
        </table:table-row>
        <table:table-row table:style-name="ro1">
          <table:table-cell office:value-type="float" office:value="-0.821938" calcext:value-type="float">
            <text:p>-0.821938</text:p>
          </table:table-cell>
          <table:table-cell office:value-type="float" office:value="-0.14134" calcext:value-type="float">
            <text:p>-0.14134</text:p>
          </table:table-cell>
          <table:table-cell office:value-type="float" office:value="-2.72912" calcext:value-type="float">
            <text:p>-2.72912</text:p>
          </table:table-cell>
          <table:table-cell/>
          <table:table-cell office:value-type="float" office:value="1.66639" calcext:value-type="float">
            <text:p>1.66639</text:p>
          </table:table-cell>
          <table:table-cell office:value-type="float" office:value="-0.511356" calcext:value-type="float">
            <text:p>-0.5113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1777" calcext:value-type="float">
            <text:p>59.1777</text:p>
          </table:table-cell>
          <table:table-cell office:value-type="float" office:value="54.8223" calcext:value-type="float">
            <text:p>54.8223</text:p>
          </table:table-cell>
          <table:table-cell office:value-type="float" office:value="55.845" calcext:value-type="float">
            <text:p>55.845</text:p>
          </table:table-cell>
          <table:table-cell office:value-type="float" office:value="58.155" calcext:value-type="float">
            <text:p>58.155</text:p>
          </table:table-cell>
        </table:table-row>
        <table:table-row table:style-name="ro1">
          <table:table-cell office:value-type="float" office:value="-0.844986" calcext:value-type="float">
            <text:p>-0.844986</text:p>
          </table:table-cell>
          <table:table-cell office:value-type="float" office:value="0.0683695" calcext:value-type="float">
            <text:p>0.0683695</text:p>
          </table:table-cell>
          <table:table-cell office:value-type="float" office:value="-2.6297" calcext:value-type="float">
            <text:p>-2.6297</text:p>
          </table:table-cell>
          <table:table-cell/>
          <table:table-cell office:value-type="float" office:value="1.60517" calcext:value-type="float">
            <text:p>1.60517</text:p>
          </table:table-cell>
          <table:table-cell office:value-type="float" office:value="-1.01377" calcext:value-type="float">
            <text:p>-1.013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6189" calcext:value-type="float">
            <text:p>59.6189</text:p>
          </table:table-cell>
          <table:table-cell office:value-type="float" office:value="54.3811" calcext:value-type="float">
            <text:p>54.3811</text:p>
          </table:table-cell>
          <table:table-cell office:value-type="float" office:value="56.4086" calcext:value-type="float">
            <text:p>56.4086</text:p>
          </table:table-cell>
          <table:table-cell office:value-type="float" office:value="57.5914" calcext:value-type="float">
            <text:p>57.5914</text:p>
          </table:table-cell>
        </table:table-row>
        <table:table-row table:style-name="ro1">
          <table:table-cell office:value-type="float" office:value="-0.825267" calcext:value-type="float">
            <text:p>-0.825267</text:p>
          </table:table-cell>
          <table:table-cell office:value-type="float" office:value="0.339433" calcext:value-type="float">
            <text:p>0.339433</text:p>
          </table:table-cell>
          <table:table-cell office:value-type="float" office:value="-2.44579" calcext:value-type="float">
            <text:p>-2.44579</text:p>
          </table:table-cell>
          <table:table-cell/>
          <table:table-cell office:value-type="float" office:value="1.29459" calcext:value-type="float">
            <text:p>1.29459</text:p>
          </table:table-cell>
          <table:table-cell office:value-type="float" office:value="-1.33714" calcext:value-type="float">
            <text:p>-1.337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6317" calcext:value-type="float">
            <text:p>59.6317</text:p>
          </table:table-cell>
          <table:table-cell office:value-type="float" office:value="54.3683" calcext:value-type="float">
            <text:p>54.3683</text:p>
          </table:table-cell>
          <table:table-cell office:value-type="float" office:value="57.0425" calcext:value-type="float">
            <text:p>57.0425</text:p>
          </table:table-cell>
          <table:table-cell office:value-type="float" office:value="56.9575" calcext:value-type="float">
            <text:p>56.9575</text:p>
          </table:table-cell>
        </table:table-row>
        <table:table-row table:style-name="ro1">
          <table:table-cell office:value-type="float" office:value="-0.832795" calcext:value-type="float">
            <text:p>-0.832795</text:p>
          </table:table-cell>
          <table:table-cell office:value-type="float" office:value="0.667721" calcext:value-type="float">
            <text:p>0.667721</text:p>
          </table:table-cell>
          <table:table-cell office:value-type="float" office:value="-2.35248" calcext:value-type="float">
            <text:p>-2.35248</text:p>
          </table:table-cell>
          <table:table-cell/>
          <table:table-cell office:value-type="float" office:value="1.7042" calcext:value-type="float">
            <text:p>1.7042</text:p>
          </table:table-cell>
          <table:table-cell office:value-type="float" office:value="-1.66814" calcext:value-type="float">
            <text:p>-1.668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3723" calcext:value-type="float">
            <text:p>60.3723</text:p>
          </table:table-cell>
          <table:table-cell office:value-type="float" office:value="53.6277" calcext:value-type="float">
            <text:p>53.6277</text:p>
          </table:table-cell>
          <table:table-cell office:value-type="float" office:value="56.9639" calcext:value-type="float">
            <text:p>56.9639</text:p>
          </table:table-cell>
          <table:table-cell office:value-type="float" office:value="57.0361" calcext:value-type="float">
            <text:p>57.0361</text:p>
          </table:table-cell>
        </table:table-row>
        <table:table-row table:style-name="ro1">
          <table:table-cell office:value-type="float" office:value="-0.805966" calcext:value-type="float">
            <text:p>-0.805966</text:p>
          </table:table-cell>
          <table:table-cell office:value-type="float" office:value="1.06418" calcext:value-type="float">
            <text:p>1.06418</text:p>
          </table:table-cell>
          <table:table-cell office:value-type="float" office:value="-2.10508" calcext:value-type="float">
            <text:p>-2.10508</text:p>
          </table:table-cell>
          <table:table-cell/>
          <table:table-cell office:value-type="float" office:value="1.08917" calcext:value-type="float">
            <text:p>1.08917</text:p>
          </table:table-cell>
          <table:table-cell office:value-type="float" office:value="-2.07186" calcext:value-type="float">
            <text:p>-2.07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161" calcext:value-type="float">
            <text:p>60.161</text:p>
          </table:table-cell>
          <table:table-cell office:value-type="float" office:value="53.839" calcext:value-type="float">
            <text:p>53.839</text:p>
          </table:table-cell>
          <table:table-cell office:value-type="float" office:value="57.9827" calcext:value-type="float">
            <text:p>57.9827</text:p>
          </table:table-cell>
          <table:table-cell office:value-type="float" office:value="56.0173" calcext:value-type="float">
            <text:p>56.0173</text:p>
          </table:table-cell>
        </table:table-row>
        <table:table-row table:style-name="ro1">
          <table:table-cell office:value-type="float" office:value="-0.807037" calcext:value-type="float">
            <text:p>-0.807037</text:p>
          </table:table-cell>
          <table:table-cell office:value-type="float" office:value="1.53147" calcext:value-type="float">
            <text:p>1.53147</text:p>
          </table:table-cell>
          <table:table-cell office:value-type="float" office:value="-1.90595" calcext:value-type="float">
            <text:p>-1.90595</text:p>
          </table:table-cell>
          <table:table-cell/>
          <table:table-cell office:value-type="float" office:value="1.28965" calcext:value-type="float">
            <text:p>1.28965</text:p>
          </table:table-cell>
          <table:table-cell office:value-type="float" office:value="-2.51795" calcext:value-type="float">
            <text:p>-2.517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8076" calcext:value-type="float">
            <text:p>60.8076</text:p>
          </table:table-cell>
          <table:table-cell office:value-type="float" office:value="53.1924" calcext:value-type="float">
            <text:p>53.1924</text:p>
          </table:table-cell>
          <table:table-cell office:value-type="float" office:value="58.2283" calcext:value-type="float">
            <text:p>58.2283</text:p>
          </table:table-cell>
          <table:table-cell office:value-type="float" office:value="55.7717" calcext:value-type="float">
            <text:p>55.7717</text:p>
          </table:table-cell>
        </table:table-row>
        <table:table-row table:style-name="ro1">
          <table:table-cell office:value-type="float" office:value="-0.796912" calcext:value-type="float">
            <text:p>-0.796912</text:p>
          </table:table-cell>
          <table:table-cell office:value-type="float" office:value="1.91478" calcext:value-type="float">
            <text:p>1.91478</text:p>
          </table:table-cell>
          <table:table-cell office:value-type="float" office:value="-1.71468" calcext:value-type="float">
            <text:p>-1.71468</text:p>
          </table:table-cell>
          <table:table-cell/>
          <table:table-cell office:value-type="float" office:value="1.32471" calcext:value-type="float">
            <text:p>1.32471</text:p>
          </table:table-cell>
          <table:table-cell office:value-type="float" office:value="-2.33531" calcext:value-type="float">
            <text:p>-2.335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66" calcext:value-type="float">
            <text:p>60.66</text:p>
          </table:table-cell>
          <table:table-cell office:value-type="float" office:value="53.34" calcext:value-type="float">
            <text:p>53.34</text:p>
          </table:table-cell>
          <table:table-cell office:value-type="float" office:value="58.0106" calcext:value-type="float">
            <text:p>58.0106</text:p>
          </table:table-cell>
          <table:table-cell office:value-type="float" office:value="55.9894" calcext:value-type="float">
            <text:p>55.9894</text:p>
          </table:table-cell>
        </table:table-row>
        <table:table-row table:style-name="ro1">
          <table:table-cell office:value-type="float" office:value="-0.789802" calcext:value-type="float">
            <text:p>-0.789802</text:p>
          </table:table-cell>
          <table:table-cell office:value-type="float" office:value="2.21387" calcext:value-type="float">
            <text:p>2.21387</text:p>
          </table:table-cell>
          <table:table-cell office:value-type="float" office:value="-1.48889" calcext:value-type="float">
            <text:p>-1.48889</text:p>
          </table:table-cell>
          <table:table-cell/>
          <table:table-cell office:value-type="float" office:value="1.17487" calcext:value-type="float">
            <text:p>1.17487</text:p>
          </table:table-cell>
          <table:table-cell office:value-type="float" office:value="-2.1396" calcext:value-type="float">
            <text:p>-2.13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3145" calcext:value-type="float">
            <text:p>60.3145</text:p>
          </table:table-cell>
          <table:table-cell office:value-type="float" office:value="53.6855" calcext:value-type="float">
            <text:p>53.6855</text:p>
          </table:table-cell>
          <table:table-cell office:value-type="float" office:value="57.9647" calcext:value-type="float">
            <text:p>57.9647</text:p>
          </table:table-cell>
          <table:table-cell office:value-type="float" office:value="56.0353" calcext:value-type="float">
            <text:p>56.0353</text:p>
          </table:table-cell>
        </table:table-row>
        <table:table-row table:style-name="ro1">
          <table:table-cell office:value-type="float" office:value="-0.813159" calcext:value-type="float">
            <text:p>-0.813159</text:p>
          </table:table-cell>
          <table:table-cell office:value-type="float" office:value="2.3944" calcext:value-type="float">
            <text:p>2.3944</text:p>
          </table:table-cell>
          <table:table-cell office:value-type="float" office:value="-1.2633" calcext:value-type="float">
            <text:p>-1.2633</text:p>
          </table:table-cell>
          <table:table-cell/>
          <table:table-cell office:value-type="float" office:value="1.15717" calcext:value-type="float">
            <text:p>1.15717</text:p>
          </table:table-cell>
          <table:table-cell office:value-type="float" office:value="-1.78237" calcext:value-type="float">
            <text:p>-1.782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9395" calcext:value-type="float">
            <text:p>59.9395</text:p>
          </table:table-cell>
          <table:table-cell office:value-type="float" office:value="54.0605" calcext:value-type="float">
            <text:p>54.0605</text:p>
          </table:table-cell>
          <table:table-cell office:value-type="float" office:value="57.6252" calcext:value-type="float">
            <text:p>57.6252</text:p>
          </table:table-cell>
          <table:table-cell office:value-type="float" office:value="56.3748" calcext:value-type="float">
            <text:p>56.3748</text:p>
          </table:table-cell>
        </table:table-row>
        <table:table-row table:style-name="ro1">
          <table:table-cell office:value-type="float" office:value="-0.819548" calcext:value-type="float">
            <text:p>-0.819548</text:p>
          </table:table-cell>
          <table:table-cell office:value-type="float" office:value="2.45506" calcext:value-type="float">
            <text:p>2.45506</text:p>
          </table:table-cell>
          <table:table-cell office:value-type="float" office:value="-0.933935" calcext:value-type="float">
            <text:p>-0.933935</text:p>
          </table:table-cell>
          <table:table-cell/>
          <table:table-cell office:value-type="float" office:value="0.68771" calcext:value-type="float">
            <text:p>0.68771</text:p>
          </table:table-cell>
          <table:table-cell office:value-type="float" office:value="-1.39166" calcext:value-type="float">
            <text:p>-1.391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0794" calcext:value-type="float">
            <text:p>59.0794</text:p>
          </table:table-cell>
          <table:table-cell office:value-type="float" office:value="54.9206" calcext:value-type="float">
            <text:p>54.9206</text:p>
          </table:table-cell>
          <table:table-cell office:value-type="float" office:value="57.7039" calcext:value-type="float">
            <text:p>57.7039</text:p>
          </table:table-cell>
          <table:table-cell office:value-type="float" office:value="56.2961" calcext:value-type="float">
            <text:p>56.2961</text:p>
          </table:table-cell>
        </table:table-row>
        <table:table-row table:style-name="ro1">
          <table:table-cell office:value-type="float" office:value="-0.847438" calcext:value-type="float">
            <text:p>-0.847438</text:p>
          </table:table-cell>
          <table:table-cell office:value-type="float" office:value="2.41784" calcext:value-type="float">
            <text:p>2.41784</text:p>
          </table:table-cell>
          <table:table-cell office:value-type="float" office:value="-0.618749" calcext:value-type="float">
            <text:p>-0.618749</text:p>
          </table:table-cell>
          <table:table-cell/>
          <table:table-cell office:value-type="float" office:value="0.684208" calcext:value-type="float">
            <text:p>0.684208</text:p>
          </table:table-cell>
          <table:table-cell office:value-type="float" office:value="-1.0634" calcext:value-type="float">
            <text:p>-1.06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7476" calcext:value-type="float">
            <text:p>58.7476</text:p>
          </table:table-cell>
          <table:table-cell office:value-type="float" office:value="55.2524" calcext:value-type="float">
            <text:p>55.2524</text:p>
          </table:table-cell>
          <table:table-cell office:value-type="float" office:value="57.3792" calcext:value-type="float">
            <text:p>57.3792</text:p>
          </table:table-cell>
          <table:table-cell office:value-type="float" office:value="56.6208" calcext:value-type="float">
            <text:p>56.6208</text:p>
          </table:table-cell>
        </table:table-row>
        <table:table-row table:style-name="ro1">
          <table:table-cell office:value-type="float" office:value="-0.875366" calcext:value-type="float">
            <text:p>-0.875366</text:p>
          </table:table-cell>
          <table:table-cell office:value-type="float" office:value="2.30371" calcext:value-type="float">
            <text:p>2.30371</text:p>
          </table:table-cell>
          <table:table-cell office:value-type="float" office:value="-0.304216" calcext:value-type="float">
            <text:p>-0.304216</text:p>
          </table:table-cell>
          <table:table-cell/>
          <table:table-cell office:value-type="float" office:value="0.617316" calcext:value-type="float">
            <text:p>0.617316</text:p>
          </table:table-cell>
          <table:table-cell office:value-type="float" office:value="-0.796288" calcext:value-type="float">
            <text:p>-0.7962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4136" calcext:value-type="float">
            <text:p>58.4136</text:p>
          </table:table-cell>
          <table:table-cell office:value-type="float" office:value="55.5864" calcext:value-type="float">
            <text:p>55.5864</text:p>
          </table:table-cell>
          <table:table-cell office:value-type="float" office:value="57.179" calcext:value-type="float">
            <text:p>57.179</text:p>
          </table:table-cell>
          <table:table-cell office:value-type="float" office:value="56.821" calcext:value-type="float">
            <text:p>56.821</text:p>
          </table:table-cell>
        </table:table-row>
        <table:table-row table:style-name="ro1">
          <table:table-cell office:value-type="float" office:value="-0.88867" calcext:value-type="float">
            <text:p>-0.88867</text:p>
          </table:table-cell>
          <table:table-cell office:value-type="float" office:value="2.19641" calcext:value-type="float">
            <text:p>2.19641</text:p>
          </table:table-cell>
          <table:table-cell office:value-type="float" office:value="0.0100393" calcext:value-type="float">
            <text:p>0.0100393</text:p>
          </table:table-cell>
          <table:table-cell/>
          <table:table-cell office:value-type="float" office:value="0.53956" calcext:value-type="float">
            <text:p>0.53956</text:p>
          </table:table-cell>
          <table:table-cell office:value-type="float" office:value="-0.862711" calcext:value-type="float">
            <text:p>-0.8627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4023" calcext:value-type="float">
            <text:p>58.4023</text:p>
          </table:table-cell>
          <table:table-cell office:value-type="float" office:value="55.5977" calcext:value-type="float">
            <text:p>55.5977</text:p>
          </table:table-cell>
          <table:table-cell office:value-type="float" office:value="57.3232" calcext:value-type="float">
            <text:p>57.3232</text:p>
          </table:table-cell>
          <table:table-cell office:value-type="float" office:value="56.6768" calcext:value-type="float">
            <text:p>56.6768</text:p>
          </table:table-cell>
        </table:table-row>
        <table:table-row table:style-name="ro1">
          <table:table-cell office:value-type="float" office:value="-0.888099" calcext:value-type="float">
            <text:p>-0.888099</text:p>
          </table:table-cell>
          <table:table-cell office:value-type="float" office:value="2.08862" calcext:value-type="float">
            <text:p>2.08862</text:p>
          </table:table-cell>
          <table:table-cell office:value-type="float" office:value="0.365968" calcext:value-type="float">
            <text:p>0.365968</text:p>
          </table:table-cell>
          <table:table-cell/>
          <table:table-cell office:value-type="float" office:value="0.272907" calcext:value-type="float">
            <text:p>0.272907</text:p>
          </table:table-cell>
          <table:table-cell office:value-type="float" office:value="-0.89647" calcext:value-type="float">
            <text:p>-0.896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1694" calcext:value-type="float">
            <text:p>58.1694</text:p>
          </table:table-cell>
          <table:table-cell office:value-type="float" office:value="55.8306" calcext:value-type="float">
            <text:p>55.8306</text:p>
          </table:table-cell>
          <table:table-cell office:value-type="float" office:value="57.6236" calcext:value-type="float">
            <text:p>57.6236</text:p>
          </table:table-cell>
          <table:table-cell office:value-type="float" office:value="56.3764" calcext:value-type="float">
            <text:p>56.3764</text:p>
          </table:table-cell>
        </table:table-row>
        <table:table-row table:style-name="ro1">
          <table:table-cell office:value-type="float" office:value="-0.886834" calcext:value-type="float">
            <text:p>-0.886834</text:p>
          </table:table-cell>
          <table:table-cell office:value-type="float" office:value="1.93191" calcext:value-type="float">
            <text:p>1.93191</text:p>
          </table:table-cell>
          <table:table-cell office:value-type="float" office:value="0.73549" calcext:value-type="float">
            <text:p>0.73549</text:p>
          </table:table-cell>
          <table:table-cell/>
          <table:table-cell office:value-type="float" office:value="0.104087" calcext:value-type="float">
            <text:p>0.104087</text:p>
          </table:table-cell>
          <table:table-cell office:value-type="float" office:value="-0.719561" calcext:value-type="float">
            <text:p>-0.7195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8237" calcext:value-type="float">
            <text:p>57.8237</text:p>
          </table:table-cell>
          <table:table-cell office:value-type="float" office:value="56.1763" calcext:value-type="float">
            <text:p>56.1763</text:p>
          </table:table-cell>
          <table:table-cell office:value-type="float" office:value="57.6155" calcext:value-type="float">
            <text:p>57.6155</text:p>
          </table:table-cell>
          <table:table-cell office:value-type="float" office:value="56.3845" calcext:value-type="float">
            <text:p>56.3845</text:p>
          </table:table-cell>
        </table:table-row>
        <table:table-row table:style-name="ro1">
          <table:table-cell office:value-type="float" office:value="-0.849082" calcext:value-type="float">
            <text:p>-0.849082</text:p>
          </table:table-cell>
          <table:table-cell office:value-type="float" office:value="1.80389" calcext:value-type="float">
            <text:p>1.80389</text:p>
          </table:table-cell>
          <table:table-cell office:value-type="float" office:value="1.05568" calcext:value-type="float">
            <text:p>1.05568</text:p>
          </table:table-cell>
          <table:table-cell/>
          <table:table-cell office:value-type="float" office:value="0.189685" calcext:value-type="float">
            <text:p>0.189685</text:p>
          </table:table-cell>
          <table:table-cell office:value-type="float" office:value="-0.856446" calcext:value-type="float">
            <text:p>-0.8564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0461" calcext:value-type="float">
            <text:p>58.0461</text:p>
          </table:table-cell>
          <table:table-cell office:value-type="float" office:value="55.9539" calcext:value-type="float">
            <text:p>55.9539</text:p>
          </table:table-cell>
          <table:table-cell office:value-type="float" office:value="57.6668" calcext:value-type="float">
            <text:p>57.6668</text:p>
          </table:table-cell>
          <table:table-cell office:value-type="float" office:value="56.3332" calcext:value-type="float">
            <text:p>56.3332</text:p>
          </table:table-cell>
        </table:table-row>
        <table:table-row table:style-name="ro1">
          <table:table-cell office:value-type="float" office:value="-0.829755" calcext:value-type="float">
            <text:p>-0.829755</text:p>
          </table:table-cell>
          <table:table-cell office:value-type="float" office:value="1.5079" calcext:value-type="float">
            <text:p>1.5079</text:p>
          </table:table-cell>
          <table:table-cell office:value-type="float" office:value="1.38899" calcext:value-type="float">
            <text:p>1.38899</text:p>
          </table:table-cell>
          <table:table-cell/>
          <table:table-cell office:value-type="float" office:value="0.0122486" calcext:value-type="float">
            <text:p>0.0122486</text:p>
          </table:table-cell>
          <table:table-cell office:value-type="float" office:value="-0.155797" calcext:value-type="float">
            <text:p>-0.1557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168" calcext:value-type="float">
            <text:p>57.168</text:p>
          </table:table-cell>
          <table:table-cell office:value-type="float" office:value="56.832" calcext:value-type="float">
            <text:p>56.832</text:p>
          </table:table-cell>
          <table:table-cell office:value-type="float" office:value="57.1435" calcext:value-type="float">
            <text:p>57.1435</text:p>
          </table:table-cell>
          <table:table-cell office:value-type="float" office:value="56.8565" calcext:value-type="float">
            <text:p>56.8565</text:p>
          </table:table-cell>
        </table:table-row>
        <table:table-row table:style-name="ro1">
          <table:table-cell office:value-type="float" office:value="-0.774522" calcext:value-type="float">
            <text:p>-0.774522</text:p>
          </table:table-cell>
          <table:table-cell office:value-type="float" office:value="1.25442" calcext:value-type="float">
            <text:p>1.25442</text:p>
          </table:table-cell>
          <table:table-cell office:value-type="float" office:value="1.73626" calcext:value-type="float">
            <text:p>1.73626</text:p>
          </table:table-cell>
          <table:table-cell/>
          <table:table-cell office:value-type="float" office:value="-0.182546" calcext:value-type="float">
            <text:p>-0.182546</text:p>
          </table:table-cell>
          <table:table-cell office:value-type="float" office:value="-0.300083" calcext:value-type="float">
            <text:p>-0.3000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1175" calcext:value-type="float">
            <text:p>57.1175</text:p>
          </table:table-cell>
          <table:table-cell office:value-type="float" office:value="56.8825" calcext:value-type="float">
            <text:p>56.8825</text:p>
          </table:table-cell>
          <table:table-cell office:value-type="float" office:value="57.4826" calcext:value-type="float">
            <text:p>57.4826</text:p>
          </table:table-cell>
          <table:table-cell office:value-type="float" office:value="56.5174" calcext:value-type="float">
            <text:p>56.5174</text:p>
          </table:table-cell>
        </table:table-row>
        <table:table-row table:style-name="ro1">
          <table:table-cell office:value-type="float" office:value="-0.722249" calcext:value-type="float">
            <text:p>-0.722249</text:p>
          </table:table-cell>
          <table:table-cell office:value-type="float" office:value="0.847147" calcext:value-type="float">
            <text:p>0.847147</text:p>
          </table:table-cell>
          <table:table-cell office:value-type="float" office:value="2.1179" calcext:value-type="float">
            <text:p>2.1179</text:p>
          </table:table-cell>
          <table:table-cell/>
          <table:table-cell office:value-type="float" office:value="-0.478949" calcext:value-type="float">
            <text:p>-0.478949</text:p>
          </table:table-cell>
          <table:table-cell office:value-type="float" office:value="0.391477" calcext:value-type="float">
            <text:p>0.3914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1296" calcext:value-type="float">
            <text:p>56.1296</text:p>
          </table:table-cell>
          <table:table-cell office:value-type="float" office:value="57.8704" calcext:value-type="float">
            <text:p>57.8704</text:p>
          </table:table-cell>
          <table:table-cell office:value-type="float" office:value="57.0875" calcext:value-type="float">
            <text:p>57.0875</text:p>
          </table:table-cell>
          <table:table-cell office:value-type="float" office:value="56.9125" calcext:value-type="float">
            <text:p>56.9125</text:p>
          </table:table-cell>
        </table:table-row>
        <table:table-row table:style-name="ro1">
          <table:table-cell office:value-type="float" office:value="-0.694147" calcext:value-type="float">
            <text:p>-0.694147</text:p>
          </table:table-cell>
          <table:table-cell office:value-type="float" office:value="0.390583" calcext:value-type="float">
            <text:p>0.390583</text:p>
          </table:table-cell>
          <table:table-cell office:value-type="float" office:value="2.50655" calcext:value-type="float">
            <text:p>2.50655</text:p>
          </table:table-cell>
          <table:table-cell/>
          <table:table-cell office:value-type="float" office:value="-0.679328" calcext:value-type="float">
            <text:p>-0.679328</text:p>
          </table:table-cell>
          <table:table-cell office:value-type="float" office:value="0.691069" calcext:value-type="float">
            <text:p>0.691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6296" calcext:value-type="float">
            <text:p>55.6296</text:p>
          </table:table-cell>
          <table:table-cell office:value-type="float" office:value="58.3704" calcext:value-type="float">
            <text:p>58.3704</text:p>
          </table:table-cell>
          <table:table-cell office:value-type="float" office:value="56.9883" calcext:value-type="float">
            <text:p>56.9883</text:p>
          </table:table-cell>
          <table:table-cell office:value-type="float" office:value="57.0117" calcext:value-type="float">
            <text:p>57.0117</text:p>
          </table:table-cell>
        </table:table-row>
        <table:table-row table:style-name="ro1">
          <table:table-cell office:value-type="float" office:value="-0.649229" calcext:value-type="float">
            <text:p>-0.649229</text:p>
          </table:table-cell>
          <table:table-cell office:value-type="float" office:value="-0.0580304" calcext:value-type="float">
            <text:p>-0.0580304</text:p>
          </table:table-cell>
          <table:table-cell office:value-type="float" office:value="2.83266" calcext:value-type="float">
            <text:p>2.83266</text:p>
          </table:table-cell>
          <table:table-cell/>
          <table:table-cell office:value-type="float" office:value="-0.595709" calcext:value-type="float">
            <text:p>-0.595709</text:p>
          </table:table-cell>
          <table:table-cell office:value-type="float" office:value="0.773158" calcext:value-type="float">
            <text:p>0.7731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6311" calcext:value-type="float">
            <text:p>55.6311</text:p>
          </table:table-cell>
          <table:table-cell office:value-type="float" office:value="58.3689" calcext:value-type="float">
            <text:p>58.3689</text:p>
          </table:table-cell>
          <table:table-cell office:value-type="float" office:value="56.8226" calcext:value-type="float">
            <text:p>56.8226</text:p>
          </table:table-cell>
          <table:table-cell office:value-type="float" office:value="57.1774" calcext:value-type="float">
            <text:p>57.1774</text:p>
          </table:table-cell>
        </table:table-row>
        <table:table-row table:style-name="ro1">
          <table:table-cell office:value-type="float" office:value="-0.607069" calcext:value-type="float">
            <text:p>-0.607069</text:p>
          </table:table-cell>
          <table:table-cell office:value-type="float" office:value="-0.583035" calcext:value-type="float">
            <text:p>-0.583035</text:p>
          </table:table-cell>
          <table:table-cell office:value-type="float" office:value="3.0748" calcext:value-type="float">
            <text:p>3.0748</text:p>
          </table:table-cell>
          <table:table-cell/>
          <table:table-cell office:value-type="float" office:value="-0.4126" calcext:value-type="float">
            <text:p>-0.4126</text:p>
          </table:table-cell>
          <table:table-cell office:value-type="float" office:value="1.22747" calcext:value-type="float">
            <text:p>1.227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3599" calcext:value-type="float">
            <text:p>55.3599</text:p>
          </table:table-cell>
          <table:table-cell office:value-type="float" office:value="58.6401" calcext:value-type="float">
            <text:p>58.6401</text:p>
          </table:table-cell>
          <table:table-cell office:value-type="float" office:value="56.1851" calcext:value-type="float">
            <text:p>56.1851</text:p>
          </table:table-cell>
          <table:table-cell office:value-type="float" office:value="57.8149" calcext:value-type="float">
            <text:p>57.8149</text:p>
          </table:table-cell>
        </table:table-row>
        <table:table-row table:style-name="ro1">
          <table:table-cell office:value-type="float" office:value="-0.544157" calcext:value-type="float">
            <text:p>-0.544157</text:p>
          </table:table-cell>
          <table:table-cell office:value-type="float" office:value="-1.0303" calcext:value-type="float">
            <text:p>-1.0303</text:p>
          </table:table-cell>
          <table:table-cell office:value-type="float" office:value="3.29713" calcext:value-type="float">
            <text:p>3.29713</text:p>
          </table:table-cell>
          <table:table-cell/>
          <table:table-cell office:value-type="float" office:value="-0.487835" calcext:value-type="float">
            <text:p>-0.487835</text:p>
          </table:table-cell>
          <table:table-cell office:value-type="float" office:value="1.05925" calcext:value-type="float">
            <text:p>1.059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4529" calcext:value-type="float">
            <text:p>55.4529</text:p>
          </table:table-cell>
          <table:table-cell office:value-type="float" office:value="58.5471" calcext:value-type="float">
            <text:p>58.5471</text:p>
          </table:table-cell>
          <table:table-cell office:value-type="float" office:value="56.4286" calcext:value-type="float">
            <text:p>56.4286</text:p>
          </table:table-cell>
          <table:table-cell office:value-type="float" office:value="57.5714" calcext:value-type="float">
            <text:p>57.5714</text:p>
          </table:table-cell>
        </table:table-row>
        <table:table-row table:style-name="ro1">
          <table:table-cell office:value-type="float" office:value="-0.507182" calcext:value-type="float">
            <text:p>-0.507182</text:p>
          </table:table-cell>
          <table:table-cell office:value-type="float" office:value="-1.51975" calcext:value-type="float">
            <text:p>-1.51975</text:p>
          </table:table-cell>
          <table:table-cell office:value-type="float" office:value="3.44233" calcext:value-type="float">
            <text:p>3.44233</text:p>
          </table:table-cell>
          <table:table-cell/>
          <table:table-cell office:value-type="float" office:value="-0.318907" calcext:value-type="float">
            <text:p>-0.318907</text:p>
          </table:table-cell>
          <table:table-cell office:value-type="float" office:value="1.39593" calcext:value-type="float">
            <text:p>1.395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2852" calcext:value-type="float">
            <text:p>55.2852</text:p>
          </table:table-cell>
          <table:table-cell office:value-type="float" office:value="58.7148" calcext:value-type="float">
            <text:p>58.7148</text:p>
          </table:table-cell>
          <table:table-cell office:value-type="float" office:value="55.923" calcext:value-type="float">
            <text:p>55.923</text:p>
          </table:table-cell>
          <table:table-cell office:value-type="float" office:value="58.077" calcext:value-type="float">
            <text:p>58.077</text:p>
          </table:table-cell>
        </table:table-row>
        <table:table-row table:style-name="ro1">
          <table:table-cell office:value-type="float" office:value="-0.422259" calcext:value-type="float">
            <text:p>-0.422259</text:p>
          </table:table-cell>
          <table:table-cell office:value-type="float" office:value="-2.0141" calcext:value-type="float">
            <text:p>-2.0141</text:p>
          </table:table-cell>
          <table:table-cell office:value-type="float" office:value="3.44883" calcext:value-type="float">
            <text:p>3.44883</text:p>
          </table:table-cell>
          <table:table-cell/>
          <table:table-cell office:value-type="float" office:value="0.130778" calcext:value-type="float">
            <text:p>0.130778</text:p>
          </table:table-cell>
          <table:table-cell office:value-type="float" office:value="1.59952" calcext:value-type="float">
            <text:p>1.599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5313" calcext:value-type="float">
            <text:p>55.5313</text:p>
          </table:table-cell>
          <table:table-cell office:value-type="float" office:value="58.4687" calcext:value-type="float">
            <text:p>58.4687</text:p>
          </table:table-cell>
          <table:table-cell office:value-type="float" office:value="55.2697" calcext:value-type="float">
            <text:p>55.2697</text:p>
          </table:table-cell>
          <table:table-cell office:value-type="float" office:value="58.7303" calcext:value-type="float">
            <text:p>58.7303</text:p>
          </table:table-cell>
        </table:table-row>
        <table:table-row table:style-name="ro1">
          <table:table-cell office:value-type="float" office:value="-0.347069" calcext:value-type="float">
            <text:p>-0.347069</text:p>
          </table:table-cell>
          <table:table-cell office:value-type="float" office:value="-2.48046" calcext:value-type="float">
            <text:p>-2.48046</text:p>
          </table:table-cell>
          <table:table-cell office:value-type="float" office:value="3.36504" calcext:value-type="float">
            <text:p>3.36504</text:p>
          </table:table-cell>
          <table:table-cell/>
          <table:table-cell office:value-type="float" office:value="0.411979" calcext:value-type="float">
            <text:p>0.411979</text:p>
          </table:table-cell>
          <table:table-cell office:value-type="float" office:value="1.67857" calcext:value-type="float">
            <text:p>1.678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7334" calcext:value-type="float">
            <text:p>55.7334</text:p>
          </table:table-cell>
          <table:table-cell office:value-type="float" office:value="58.2666" calcext:value-type="float">
            <text:p>58.2666</text:p>
          </table:table-cell>
          <table:table-cell office:value-type="float" office:value="54.9094" calcext:value-type="float">
            <text:p>54.9094</text:p>
          </table:table-cell>
          <table:table-cell office:value-type="float" office:value="59.0906" calcext:value-type="float">
            <text:p>59.0906</text:p>
          </table:table-cell>
        </table:table-row>
        <table:table-row table:style-name="ro1">
          <table:table-cell office:value-type="float" office:value="-61.8615" calcext:value-type="float">
            <text:p>-61.8615</text:p>
          </table:table-cell>
          <table:table-cell office:value-type="float" office:value="-2.87361" calcext:value-type="float">
            <text:p>-2.87361</text:p>
          </table:table-cell>
          <table:table-cell office:value-type="float" office:value="3.22989" calcext:value-type="float">
            <text:p>3.22989</text:p>
          </table:table-cell>
          <table:table-cell/>
          <table:table-cell office:value-type="float" office:value="0.554302" calcext:value-type="float">
            <text:p>0.554302</text:p>
          </table:table-cell>
          <table:table-cell office:value-type="float" office:value="1.57027" calcext:value-type="float">
            <text:p>1.570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984" calcext:value-type="float">
            <text:p>55.984</text:p>
          </table:table-cell>
          <table:table-cell office:value-type="float" office:value="58.016" calcext:value-type="float">
            <text:p>58.016</text:p>
          </table:table-cell>
          <table:table-cell office:value-type="float" office:value="54.8754" calcext:value-type="float">
            <text:p>54.8754</text:p>
          </table:table-cell>
          <table:table-cell office:value-type="float" office:value="59.1246" calcext:value-type="float">
            <text:p>59.1246</text:p>
          </table:table-cell>
        </table:table-row>
        <table:table-row table:style-name="ro1">
          <table:table-cell office:value-type="float" office:value="-61.7693" calcext:value-type="float">
            <text:p>-61.7693</text:p>
          </table:table-cell>
          <table:table-cell office:value-type="float" office:value="-3.12677" calcext:value-type="float">
            <text:p>-3.12677</text:p>
          </table:table-cell>
          <table:table-cell office:value-type="float" office:value="3.00579" calcext:value-type="float">
            <text:p>3.00579</text:p>
          </table:table-cell>
          <table:table-cell/>
          <table:table-cell office:value-type="float" office:value="0.87595" calcext:value-type="float">
            <text:p>0.87595</text:p>
          </table:table-cell>
          <table:table-cell office:value-type="float" office:value="1.16736" calcext:value-type="float">
            <text:p>1.167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7086" calcext:value-type="float">
            <text:p>56.7086</text:p>
          </table:table-cell>
          <table:table-cell office:value-type="float" office:value="57.2914" calcext:value-type="float">
            <text:p>57.2914</text:p>
          </table:table-cell>
          <table:table-cell office:value-type="float" office:value="54.9567" calcext:value-type="float">
            <text:p>54.9567</text:p>
          </table:table-cell>
          <table:table-cell office:value-type="float" office:value="59.0433" calcext:value-type="float">
            <text:p>59.0433</text:p>
          </table:table-cell>
        </table:table-row>
        <table:table-row table:style-name="ro1">
          <table:table-cell office:value-type="float" office:value="-61.6912" calcext:value-type="float">
            <text:p>-61.6912</text:p>
          </table:table-cell>
          <table:table-cell office:value-type="float" office:value="-3.38692" calcext:value-type="float">
            <text:p>-3.38692</text:p>
          </table:table-cell>
          <table:table-cell office:value-type="float" office:value="2.65577" calcext:value-type="float">
            <text:p>2.65577</text:p>
          </table:table-cell>
          <table:table-cell/>
          <table:table-cell office:value-type="float" office:value="1.38745" calcext:value-type="float">
            <text:p>1.38745</text:p>
          </table:table-cell>
          <table:table-cell office:value-type="float" office:value="1.36197" calcext:value-type="float">
            <text:p>1.361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0255" calcext:value-type="float">
            <text:p>57.0255</text:p>
          </table:table-cell>
          <table:table-cell office:value-type="float" office:value="56.9745" calcext:value-type="float">
            <text:p>56.9745</text:p>
          </table:table-cell>
          <table:table-cell office:value-type="float" office:value="54.2506" calcext:value-type="float">
            <text:p>54.2506</text:p>
          </table:table-cell>
          <table:table-cell office:value-type="float" office:value="59.7494" calcext:value-type="float">
            <text:p>59.7494</text:p>
          </table:table-cell>
        </table:table-row>
        <table:table-row table:style-name="ro1">
          <table:table-cell office:value-type="float" office:value="-61.6161" calcext:value-type="float">
            <text:p>-61.6161</text:p>
          </table:table-cell>
          <table:table-cell office:value-type="float" office:value="-3.50127" calcext:value-type="float">
            <text:p>-3.50127</text:p>
          </table:table-cell>
          <table:table-cell office:value-type="float" office:value="2.23825" calcext:value-type="float">
            <text:p>2.23825</text:p>
          </table:table-cell>
          <table:table-cell/>
          <table:table-cell office:value-type="float" office:value="1.69469" calcext:value-type="float">
            <text:p>1.69469</text:p>
          </table:table-cell>
          <table:table-cell office:value-type="float" office:value="0.912402" calcext:value-type="float">
            <text:p>0.9124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7823" calcext:value-type="float">
            <text:p>57.7823</text:p>
          </table:table-cell>
          <table:table-cell office:value-type="float" office:value="56.2177" calcext:value-type="float">
            <text:p>56.2177</text:p>
          </table:table-cell>
          <table:table-cell office:value-type="float" office:value="54.3929" calcext:value-type="float">
            <text:p>54.3929</text:p>
          </table:table-cell>
          <table:table-cell office:value-type="float" office:value="59.6071" calcext:value-type="float">
            <text:p>59.6071</text:p>
          </table:table-cell>
        </table:table-row>
        <table:table-row table:style-name="ro1">
          <table:table-cell office:value-type="float" office:value="-61.547" calcext:value-type="float">
            <text:p>-61.547</text:p>
          </table:table-cell>
          <table:table-cell office:value-type="float" office:value="-3.51352" calcext:value-type="float">
            <text:p>-3.51352</text:p>
          </table:table-cell>
          <table:table-cell office:value-type="float" office:value="1.70273" calcext:value-type="float">
            <text:p>1.70273</text:p>
          </table:table-cell>
          <table:table-cell/>
          <table:table-cell office:value-type="float" office:value="2.24946" calcext:value-type="float">
            <text:p>2.24946</text:p>
          </table:table-cell>
          <table:table-cell office:value-type="float" office:value="0.612453" calcext:value-type="float">
            <text:p>0.6124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637" calcext:value-type="float">
            <text:p>58.637</text:p>
          </table:table-cell>
          <table:table-cell office:value-type="float" office:value="55.363" calcext:value-type="float">
            <text:p>55.363</text:p>
          </table:table-cell>
          <table:table-cell office:value-type="float" office:value="54.1381" calcext:value-type="float">
            <text:p>54.1381</text:p>
          </table:table-cell>
          <table:table-cell office:value-type="float" office:value="59.8619" calcext:value-type="float">
            <text:p>59.8619</text:p>
          </table:table-cell>
        </table:table-row>
        <table:table-row table:style-name="ro1">
          <table:table-cell office:value-type="float" office:value="-61.5117" calcext:value-type="float">
            <text:p>-61.5117</text:p>
          </table:table-cell>
          <table:table-cell office:value-type="float" office:value="-3.47533" calcext:value-type="float">
            <text:p>-3.47533</text:p>
          </table:table-cell>
          <table:table-cell office:value-type="float" office:value="1.10717" calcext:value-type="float">
            <text:p>1.10717</text:p>
          </table:table-cell>
          <table:table-cell/>
          <table:table-cell office:value-type="float" office:value="2.60534" calcext:value-type="float">
            <text:p>2.60534</text:p>
          </table:table-cell>
          <table:table-cell office:value-type="float" office:value="0.50545" calcext:value-type="float">
            <text:p>0.505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0999" calcext:value-type="float">
            <text:p>59.0999</text:p>
          </table:table-cell>
          <table:table-cell office:value-type="float" office:value="54.9001" calcext:value-type="float">
            <text:p>54.9001</text:p>
          </table:table-cell>
          <table:table-cell office:value-type="float" office:value="53.8892" calcext:value-type="float">
            <text:p>53.8892</text:p>
          </table:table-cell>
          <table:table-cell office:value-type="float" office:value="60.1108" calcext:value-type="float">
            <text:p>60.1108</text:p>
          </table:table-cell>
        </table:table-row>
        <table:table-row table:style-name="ro1">
          <table:table-cell office:value-type="float" office:value="-61.4336" calcext:value-type="float">
            <text:p>-61.4336</text:p>
          </table:table-cell>
          <table:table-cell office:value-type="float" office:value="-3.32348" calcext:value-type="float">
            <text:p>-3.32348</text:p>
          </table:table-cell>
          <table:table-cell office:value-type="float" office:value="0.458377" calcext:value-type="float">
            <text:p>0.458377</text:p>
          </table:table-cell>
          <table:table-cell/>
          <table:table-cell office:value-type="float" office:value="2.96671" calcext:value-type="float">
            <text:p>2.96671</text:p>
          </table:table-cell>
          <table:table-cell office:value-type="float" office:value="0.112514" calcext:value-type="float">
            <text:p>0.1125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8542" calcext:value-type="float">
            <text:p>59.8542</text:p>
          </table:table-cell>
          <table:table-cell office:value-type="float" office:value="54.1458" calcext:value-type="float">
            <text:p>54.1458</text:p>
          </table:table-cell>
          <table:table-cell office:value-type="float" office:value="53.9208" calcext:value-type="float">
            <text:p>53.9208</text:p>
          </table:table-cell>
          <table:table-cell office:value-type="float" office:value="60.0792" calcext:value-type="float">
            <text:p>60.0792</text:p>
          </table:table-cell>
        </table:table-row>
        <table:table-row table:style-name="ro1">
          <table:table-cell office:value-type="float" office:value="-61.4279" calcext:value-type="float">
            <text:p>-61.4279</text:p>
          </table:table-cell>
          <table:table-cell office:value-type="float" office:value="-3.17053" calcext:value-type="float">
            <text:p>-3.17053</text:p>
          </table:table-cell>
          <table:table-cell office:value-type="float" office:value="-0.223721" calcext:value-type="float">
            <text:p>-0.223721</text:p>
          </table:table-cell>
          <table:table-cell/>
          <table:table-cell office:value-type="float" office:value="3.27716" calcext:value-type="float">
            <text:p>3.27716</text:p>
          </table:table-cell>
          <table:table-cell office:value-type="float" office:value="0.165" calcext:value-type="float">
            <text:p>0.1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1122" calcext:value-type="float">
            <text:p>60.1122</text:p>
          </table:table-cell>
          <table:table-cell office:value-type="float" office:value="53.8878" calcext:value-type="float">
            <text:p>53.8878</text:p>
          </table:table-cell>
          <table:table-cell office:value-type="float" office:value="53.5578" calcext:value-type="float">
            <text:p>53.5578</text:p>
          </table:table-cell>
          <table:table-cell office:value-type="float" office:value="60.4422" calcext:value-type="float">
            <text:p>60.4422</text:p>
          </table:table-cell>
        </table:table-row>
        <table:table-row table:style-name="ro1">
          <table:table-cell office:value-type="float" office:value="-61.3533" calcext:value-type="float">
            <text:p>-61.3533</text:p>
          </table:table-cell>
          <table:table-cell office:value-type="float" office:value="-2.90898" calcext:value-type="float">
            <text:p>-2.90898</text:p>
          </table:table-cell>
          <table:table-cell office:value-type="float" office:value="-0.896125" calcext:value-type="float">
            <text:p>-0.896125</text:p>
          </table:table-cell>
          <table:table-cell/>
          <table:table-cell office:value-type="float" office:value="3.43337" calcext:value-type="float">
            <text:p>3.43337</text:p>
          </table:table-cell>
          <table:table-cell office:value-type="float" office:value="-0.247513" calcext:value-type="float">
            <text:p>-0.2475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6809" calcext:value-type="float">
            <text:p>60.6809</text:p>
          </table:table-cell>
          <table:table-cell office:value-type="float" office:value="53.3191" calcext:value-type="float">
            <text:p>53.3191</text:p>
          </table:table-cell>
          <table:table-cell office:value-type="float" office:value="53.8141" calcext:value-type="float">
            <text:p>53.8141</text:p>
          </table:table-cell>
          <table:table-cell office:value-type="float" office:value="60.1859" calcext:value-type="float">
            <text:p>60.1859</text:p>
          </table:table-cell>
        </table:table-row>
        <table:table-row table:style-name="ro1">
          <table:table-cell office:value-type="float" office:value="-61.2587" calcext:value-type="float">
            <text:p>-61.2587</text:p>
          </table:table-cell>
          <table:table-cell office:value-type="float" office:value="-2.62673" calcext:value-type="float">
            <text:p>-2.62673</text:p>
          </table:table-cell>
          <table:table-cell office:value-type="float" office:value="-1.52286" calcext:value-type="float">
            <text:p>-1.52286</text:p>
          </table:table-cell>
          <table:table-cell/>
          <table:table-cell office:value-type="float" office:value="3.45308" calcext:value-type="float">
            <text:p>3.45308</text:p>
          </table:table-cell>
          <table:table-cell office:value-type="float" office:value="-0.322059" calcext:value-type="float">
            <text:p>-0.3220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7751" calcext:value-type="float">
            <text:p>60.7751</text:p>
          </table:table-cell>
          <table:table-cell office:value-type="float" office:value="53.2249" calcext:value-type="float">
            <text:p>53.2249</text:p>
          </table:table-cell>
          <table:table-cell office:value-type="float" office:value="53.869" calcext:value-type="float">
            <text:p>53.869</text:p>
          </table:table-cell>
          <table:table-cell office:value-type="float" office:value="60.131" calcext:value-type="float">
            <text:p>60.131</text:p>
          </table:table-cell>
        </table:table-row>
        <table:table-row table:style-name="ro1">
          <table:table-cell office:value-type="float" office:value="-61.164" calcext:value-type="float">
            <text:p>-61.164</text:p>
          </table:table-cell>
          <table:table-cell office:value-type="float" office:value="-2.33112" calcext:value-type="float">
            <text:p>-2.33112</text:p>
          </table:table-cell>
          <table:table-cell office:value-type="float" office:value="-2.13337" calcext:value-type="float">
            <text:p>-2.13337</text:p>
          </table:table-cell>
          <table:table-cell/>
          <table:table-cell office:value-type="float" office:value="3.60478" calcext:value-type="float">
            <text:p>3.60478</text:p>
          </table:table-cell>
          <table:table-cell office:value-type="float" office:value="-0.379503" calcext:value-type="float">
            <text:p>-0.3795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9843" calcext:value-type="float">
            <text:p>60.9843</text:p>
          </table:table-cell>
          <table:table-cell office:value-type="float" office:value="53.0157" calcext:value-type="float">
            <text:p>53.0157</text:p>
          </table:table-cell>
          <table:table-cell office:value-type="float" office:value="53.7747" calcext:value-type="float">
            <text:p>53.7747</text:p>
          </table:table-cell>
          <table:table-cell office:value-type="float" office:value="60.2253" calcext:value-type="float">
            <text:p>60.2253</text:p>
          </table:table-cell>
        </table:table-row>
        <table:table-row table:style-name="ro1">
          <table:table-cell office:value-type="float" office:value="-61.05" calcext:value-type="float">
            <text:p>-61.05</text:p>
          </table:table-cell>
          <table:table-cell office:value-type="float" office:value="-2.0771" calcext:value-type="float">
            <text:p>-2.0771</text:p>
          </table:table-cell>
          <table:table-cell office:value-type="float" office:value="-2.66211" calcext:value-type="float">
            <text:p>-2.66211</text:p>
          </table:table-cell>
          <table:table-cell/>
          <table:table-cell office:value-type="float" office:value="3.48973" calcext:value-type="float">
            <text:p>3.48973</text:p>
          </table:table-cell>
          <table:table-cell office:value-type="float" office:value="-0.214303" calcext:value-type="float">
            <text:p>-0.2143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704" calcext:value-type="float">
            <text:p>60.704</text:p>
          </table:table-cell>
          <table:table-cell office:value-type="float" office:value="53.296" calcext:value-type="float">
            <text:p>53.296</text:p>
          </table:table-cell>
          <table:table-cell office:value-type="float" office:value="53.7246" calcext:value-type="float">
            <text:p>53.7246</text:p>
          </table:table-cell>
          <table:table-cell office:value-type="float" office:value="60.2754" calcext:value-type="float">
            <text:p>60.2754</text:p>
          </table:table-cell>
        </table:table-row>
        <table:table-row table:style-name="ro1">
          <table:table-cell office:value-type="float" office:value="-60.8849" calcext:value-type="float">
            <text:p>-60.8849</text:p>
          </table:table-cell>
          <table:table-cell office:value-type="float" office:value="-1.81382" calcext:value-type="float">
            <text:p>-1.81382</text:p>
          </table:table-cell>
          <table:table-cell office:value-type="float" office:value="-3.08632" calcext:value-type="float">
            <text:p>-3.08632</text:p>
          </table:table-cell>
          <table:table-cell/>
          <table:table-cell office:value-type="float" office:value="3.27031" calcext:value-type="float">
            <text:p>3.27031</text:p>
          </table:table-cell>
          <table:table-cell office:value-type="float" office:value="-0.262775" calcext:value-type="float">
            <text:p>-0.2627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5331" calcext:value-type="float">
            <text:p>60.5331</text:p>
          </table:table-cell>
          <table:table-cell office:value-type="float" office:value="53.4669" calcext:value-type="float">
            <text:p>53.4669</text:p>
          </table:table-cell>
          <table:table-cell office:value-type="float" office:value="53.9925" calcext:value-type="float">
            <text:p>53.9925</text:p>
          </table:table-cell>
          <table:table-cell office:value-type="float" office:value="60.0075" calcext:value-type="float">
            <text:p>60.0075</text:p>
          </table:table-cell>
        </table:table-row>
        <table:table-row table:style-name="ro1">
          <table:table-cell office:value-type="float" office:value="-60.7622" calcext:value-type="float">
            <text:p>-60.7622</text:p>
          </table:table-cell>
          <table:table-cell office:value-type="float" office:value="-1.51685" calcext:value-type="float">
            <text:p>-1.51685</text:p>
          </table:table-cell>
          <table:table-cell office:value-type="float" office:value="-3.40297" calcext:value-type="float">
            <text:p>-3.40297</text:p>
          </table:table-cell>
          <table:table-cell/>
          <table:table-cell office:value-type="float" office:value="3.02129" calcext:value-type="float">
            <text:p>3.02129</text:p>
          </table:table-cell>
          <table:table-cell office:value-type="float" office:value="-0.426244" calcext:value-type="float">
            <text:p>-0.4262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4475" calcext:value-type="float">
            <text:p>60.4475</text:p>
          </table:table-cell>
          <table:table-cell office:value-type="float" office:value="53.5525" calcext:value-type="float">
            <text:p>53.5525</text:p>
          </table:table-cell>
          <table:table-cell office:value-type="float" office:value="54.405" calcext:value-type="float">
            <text:p>54.405</text:p>
          </table:table-cell>
          <table:table-cell office:value-type="float" office:value="59.595" calcext:value-type="float">
            <text:p>59.595</text:p>
          </table:table-cell>
        </table:table-row>
        <table:table-row table:style-name="ro1">
          <table:table-cell office:value-type="float" office:value="-60.6127" calcext:value-type="float">
            <text:p>-60.6127</text:p>
          </table:table-cell>
          <table:table-cell office:value-type="float" office:value="-1.29914" calcext:value-type="float">
            <text:p>-1.29914</text:p>
          </table:table-cell>
          <table:table-cell office:value-type="float" office:value="-3.48998" calcext:value-type="float">
            <text:p>-3.48998</text:p>
          </table:table-cell>
          <table:table-cell/>
          <table:table-cell office:value-type="float" office:value="2.22917" calcext:value-type="float">
            <text:p>2.22917</text:p>
          </table:table-cell>
          <table:table-cell office:value-type="float" office:value="-0.124678" calcext:value-type="float">
            <text:p>-0.1246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3538" calcext:value-type="float">
            <text:p>59.3538</text:p>
          </table:table-cell>
          <table:table-cell office:value-type="float" office:value="54.6462" calcext:value-type="float">
            <text:p>54.6462</text:p>
          </table:table-cell>
          <table:table-cell office:value-type="float" office:value="54.8955" calcext:value-type="float">
            <text:p>54.8955</text:p>
          </table:table-cell>
          <table:table-cell office:value-type="float" office:value="59.1045" calcext:value-type="float">
            <text:p>59.1045</text:p>
          </table:table-cell>
        </table:table-row>
        <table:table-row table:style-name="ro1">
          <table:table-cell office:value-type="float" office:value="-60.4374" calcext:value-type="float">
            <text:p>-60.4374</text:p>
          </table:table-cell>
          <table:table-cell office:value-type="float" office:value="-1.02685" calcext:value-type="float">
            <text:p>-1.02685</text:p>
          </table:table-cell>
          <table:table-cell office:value-type="float" office:value="-3.46377" calcext:value-type="float">
            <text:p>-3.46377</text:p>
          </table:table-cell>
          <table:table-cell/>
          <table:table-cell office:value-type="float" office:value="1.87369" calcext:value-type="float">
            <text:p>1.87369</text:p>
          </table:table-cell>
          <table:table-cell office:value-type="float" office:value="-0.380243" calcext:value-type="float">
            <text:p>-0.3802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2539" calcext:value-type="float">
            <text:p>59.2539</text:p>
          </table:table-cell>
          <table:table-cell office:value-type="float" office:value="54.7461" calcext:value-type="float">
            <text:p>54.7461</text:p>
          </table:table-cell>
          <table:table-cell office:value-type="float" office:value="55.5066" calcext:value-type="float">
            <text:p>55.5066</text:p>
          </table:table-cell>
          <table:table-cell office:value-type="float" office:value="58.4934" calcext:value-type="float">
            <text:p>58.4934</text:p>
          </table:table-cell>
        </table:table-row>
        <table:table-row table:style-name="ro1">
          <table:table-cell office:value-type="float" office:value="-60.2774" calcext:value-type="float">
            <text:p>-60.2774</text:p>
          </table:table-cell>
          <table:table-cell office:value-type="float" office:value="-0.802831" calcext:value-type="float">
            <text:p>-0.802831</text:p>
          </table:table-cell>
          <table:table-cell office:value-type="float" office:value="-3.15957" calcext:value-type="float">
            <text:p>-3.15957</text:p>
          </table:table-cell>
          <table:table-cell/>
          <table:table-cell office:value-type="float" office:value="0.780443" calcext:value-type="float">
            <text:p>0.780443</text:p>
          </table:table-cell>
          <table:table-cell office:value-type="float" office:value="-0.219106" calcext:value-type="float">
            <text:p>-0.2191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9995" calcext:value-type="float">
            <text:p>57.9995</text:p>
          </table:table-cell>
          <table:table-cell office:value-type="float" office:value="56.0005" calcext:value-type="float">
            <text:p>56.0005</text:p>
          </table:table-cell>
          <table:table-cell office:value-type="float" office:value="56.4387" calcext:value-type="float">
            <text:p>56.4387</text:p>
          </table:table-cell>
          <table:table-cell office:value-type="float" office:value="57.5613" calcext:value-type="float">
            <text:p>57.5613</text:p>
          </table:table-cell>
        </table:table-row>
        <table:table-row table:style-name="ro1">
          <table:table-cell office:value-type="float" office:value="-60.14" calcext:value-type="float">
            <text:p>-60.14</text:p>
          </table:table-cell>
          <table:table-cell office:value-type="float" office:value="-0.599076" calcext:value-type="float">
            <text:p>-0.599076</text:p>
          </table:table-cell>
          <table:table-cell office:value-type="float" office:value="-2.70696" calcext:value-type="float">
            <text:p>-2.70696</text:p>
          </table:table-cell>
          <table:table-cell/>
          <table:table-cell office:value-type="float" office:value="0.154833" calcext:value-type="float">
            <text:p>0.154833</text:p>
          </table:table-cell>
          <table:table-cell office:value-type="float" office:value="-0.171005" calcext:value-type="float">
            <text:p>-0.171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3258" calcext:value-type="float">
            <text:p>57.3258</text:p>
          </table:table-cell>
          <table:table-cell office:value-type="float" office:value="56.6742" calcext:value-type="float">
            <text:p>56.6742</text:p>
          </table:table-cell>
          <table:table-cell office:value-type="float" office:value="57.0162" calcext:value-type="float">
            <text:p>57.0162</text:p>
          </table:table-cell>
          <table:table-cell office:value-type="float" office:value="56.9838" calcext:value-type="float">
            <text:p>56.9838</text:p>
          </table:table-cell>
        </table:table-row>
        <table:table-row table:style-name="ro1">
          <table:table-cell office:value-type="float" office:value="-59.9566" calcext:value-type="float">
            <text:p>-59.9566</text:p>
          </table:table-cell>
          <table:table-cell office:value-type="float" office:value="-0.383766" calcext:value-type="float">
            <text:p>-0.383766</text:p>
          </table:table-cell>
          <table:table-cell office:value-type="float" office:value="-2.07863" calcext:value-type="float">
            <text:p>-2.07863</text:p>
          </table:table-cell>
          <table:table-cell/>
          <table:table-cell office:value-type="float" office:value="-0.642754" calcext:value-type="float">
            <text:p>-0.642754</text:p>
          </table:table-cell>
          <table:table-cell office:value-type="float" office:value="-0.259542" calcext:value-type="float">
            <text:p>-0.2595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6168" calcext:value-type="float">
            <text:p>56.6168</text:p>
          </table:table-cell>
          <table:table-cell office:value-type="float" office:value="57.3832" calcext:value-type="float">
            <text:p>57.3832</text:p>
          </table:table-cell>
          <table:table-cell office:value-type="float" office:value="57.9023" calcext:value-type="float">
            <text:p>57.9023</text:p>
          </table:table-cell>
          <table:table-cell office:value-type="float" office:value="56.0977" calcext:value-type="float">
            <text:p>56.0977</text:p>
          </table:table-cell>
        </table:table-row>
        <table:table-row table:style-name="ro1">
          <table:table-cell office:value-type="float" office:value="-59.807" calcext:value-type="float">
            <text:p>-59.807</text:p>
          </table:table-cell>
          <table:table-cell office:value-type="float" office:value="-0.185313" calcext:value-type="float">
            <text:p>-0.185313</text:p>
          </table:table-cell>
          <table:table-cell office:value-type="float" office:value="-1.38948" calcext:value-type="float">
            <text:p>-1.38948</text:p>
          </table:table-cell>
          <table:table-cell/>
          <table:table-cell office:value-type="float" office:value="-1.01663" calcext:value-type="float">
            <text:p>-1.01663</text:p>
          </table:table-cell>
          <table:table-cell office:value-type="float" office:value="-0.236167" calcext:value-type="float">
            <text:p>-0.2361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2195" calcext:value-type="float">
            <text:p>56.2195</text:p>
          </table:table-cell>
          <table:table-cell office:value-type="float" office:value="57.7805" calcext:value-type="float">
            <text:p>57.7805</text:p>
          </table:table-cell>
          <table:table-cell office:value-type="float" office:value="58.2528" calcext:value-type="float">
            <text:p>58.2528</text:p>
          </table:table-cell>
          <table:table-cell office:value-type="float" office:value="55.7472" calcext:value-type="float">
            <text:p>55.7472</text:p>
          </table:table-cell>
        </table:table-row>
        <table:table-row table:style-name="ro1">
          <table:table-cell office:value-type="float" office:value="-59.6167" calcext:value-type="float">
            <text:p>-59.6167</text:p>
          </table:table-cell>
          <table:table-cell office:value-type="float" office:value="-0.0488219" calcext:value-type="float">
            <text:p>-0.0488219</text:p>
          </table:table-cell>
          <table:table-cell office:value-type="float" office:value="-0.576112" calcext:value-type="float">
            <text:p>-0.576112</text:p>
          </table:table-cell>
          <table:table-cell/>
          <table:table-cell office:value-type="float" office:value="-1.69955" calcext:value-type="float">
            <text:p>-1.69955</text:p>
          </table:table-cell>
          <table:table-cell office:value-type="float" office:value="-0.020974" calcext:value-type="float">
            <text:p>-0.0209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3214" calcext:value-type="float">
            <text:p>55.3214</text:p>
          </table:table-cell>
          <table:table-cell office:value-type="float" office:value="58.6786" calcext:value-type="float">
            <text:p>58.6786</text:p>
          </table:table-cell>
          <table:table-cell office:value-type="float" office:value="58.7205" calcext:value-type="float">
            <text:p>58.7205</text:p>
          </table:table-cell>
          <table:table-cell office:value-type="float" office:value="55.2795" calcext:value-type="float">
            <text:p>55.2795</text:p>
          </table:table-cell>
        </table:table-row>
        <table:table-row table:style-name="ro1">
          <table:table-cell office:value-type="float" office:value="-59.4475" calcext:value-type="float">
            <text:p>-59.4475</text:p>
          </table:table-cell>
          <table:table-cell office:value-type="float" office:value="0.134561" calcext:value-type="float">
            <text:p>0.134561</text:p>
          </table:table-cell>
          <table:table-cell office:value-type="float" office:value="0.229853" calcext:value-type="float">
            <text:p>0.229853</text:p>
          </table:table-cell>
          <table:table-cell/>
          <table:table-cell office:value-type="float" office:value="-1.87833" calcext:value-type="float">
            <text:p>-1.87833</text:p>
          </table:table-cell>
          <table:table-cell office:value-type="float" office:value="-0.258424" calcext:value-type="float">
            <text:p>-0.2584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3801" calcext:value-type="float">
            <text:p>55.3801</text:p>
          </table:table-cell>
          <table:table-cell office:value-type="float" office:value="58.6199" calcext:value-type="float">
            <text:p>58.6199</text:p>
          </table:table-cell>
          <table:table-cell office:value-type="float" office:value="59.1368" calcext:value-type="float">
            <text:p>59.1368</text:p>
          </table:table-cell>
          <table:table-cell office:value-type="float" office:value="54.8632" calcext:value-type="float">
            <text:p>54.8632</text:p>
          </table:table-cell>
        </table:table-row>
        <table:table-row table:style-name="ro1">
          <table:table-cell office:value-type="float" office:value="-59.2998" calcext:value-type="float">
            <text:p>-59.2998</text:p>
          </table:table-cell>
          <table:table-cell office:value-type="float" office:value="0.285446" calcext:value-type="float">
            <text:p>0.285446</text:p>
          </table:table-cell>
          <table:table-cell office:value-type="float" office:value="1.03975" calcext:value-type="float">
            <text:p>1.03975</text:p>
          </table:table-cell>
          <table:table-cell/>
          <table:table-cell office:value-type="float" office:value="-2.12774" calcext:value-type="float">
            <text:p>-2.12774</text:p>
          </table:table-cell>
          <table:table-cell office:value-type="float" office:value="-0.174719" calcext:value-type="float">
            <text:p>-0.1747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047" calcext:value-type="float">
            <text:p>55.047</text:p>
          </table:table-cell>
          <table:table-cell office:value-type="float" office:value="58.953" calcext:value-type="float">
            <text:p>58.953</text:p>
          </table:table-cell>
          <table:table-cell office:value-type="float" office:value="59.3025" calcext:value-type="float">
            <text:p>59.3025</text:p>
          </table:table-cell>
          <table:table-cell office:value-type="float" office:value="54.6975" calcext:value-type="float">
            <text:p>54.6975</text:p>
          </table:table-cell>
        </table:table-row>
        <table:table-row table:style-name="ro1">
          <table:table-cell office:value-type="float" office:value="-59.1001" calcext:value-type="float">
            <text:p>-59.1001</text:p>
          </table:table-cell>
          <table:table-cell office:value-type="float" office:value="0.374172" calcext:value-type="float">
            <text:p>0.374172</text:p>
          </table:table-cell>
          <table:table-cell office:value-type="float" office:value="1.83633" calcext:value-type="float">
            <text:p>1.83633</text:p>
          </table:table-cell>
          <table:table-cell/>
          <table:table-cell office:value-type="float" office:value="-2.3287" calcext:value-type="float">
            <text:p>-2.3287</text:p>
          </table:table-cell>
          <table:table-cell office:value-type="float" office:value="0.0405116" calcext:value-type="float">
            <text:p>0.0405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6308" calcext:value-type="float">
            <text:p>54.6308</text:p>
          </table:table-cell>
          <table:table-cell office:value-type="float" office:value="59.3692" calcext:value-type="float">
            <text:p>59.3692</text:p>
          </table:table-cell>
          <table:table-cell office:value-type="float" office:value="59.2882" calcext:value-type="float">
            <text:p>59.2882</text:p>
          </table:table-cell>
          <table:table-cell office:value-type="float" office:value="54.7118" calcext:value-type="float">
            <text:p>54.7118</text:p>
          </table:table-cell>
        </table:table-row>
        <table:table-row table:style-name="ro1">
          <table:table-cell office:value-type="float" office:value="-58.9231" calcext:value-type="float">
            <text:p>-58.9231</text:p>
          </table:table-cell>
          <table:table-cell office:value-type="float" office:value="0.491838" calcext:value-type="float">
            <text:p>0.491838</text:p>
          </table:table-cell>
          <table:table-cell office:value-type="float" office:value="2.41473" calcext:value-type="float">
            <text:p>2.41473</text:p>
          </table:table-cell>
          <table:table-cell/>
          <table:table-cell office:value-type="float" office:value="-1.67302" calcext:value-type="float">
            <text:p>-1.67302</text:p>
          </table:table-cell>
          <table:table-cell office:value-type="float" office:value="-0.119421" calcext:value-type="float">
            <text:p>-0.1194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4464" calcext:value-type="float">
            <text:p>55.4464</text:p>
          </table:table-cell>
          <table:table-cell office:value-type="float" office:value="58.5536" calcext:value-type="float">
            <text:p>58.5536</text:p>
          </table:table-cell>
          <table:table-cell office:value-type="float" office:value="58.7924" calcext:value-type="float">
            <text:p>58.7924</text:p>
          </table:table-cell>
          <table:table-cell office:value-type="float" office:value="55.2076" calcext:value-type="float">
            <text:p>55.2076</text:p>
          </table:table-cell>
        </table:table-row>
        <table:table-row table:style-name="ro1">
          <table:table-cell office:value-type="float" office:value="-58.6956" calcext:value-type="float">
            <text:p>-58.6956</text:p>
          </table:table-cell>
          <table:table-cell office:value-type="float" office:value="0.531879" calcext:value-type="float">
            <text:p>0.531879</text:p>
          </table:table-cell>
          <table:table-cell office:value-type="float" office:value="2.97943" calcext:value-type="float">
            <text:p>2.97943</text:p>
          </table:table-cell>
          <table:table-cell/>
          <table:table-cell office:value-type="float" office:value="-1.84876" calcext:value-type="float">
            <text:p>-1.84876</text:p>
          </table:table-cell>
          <table:table-cell office:value-type="float" office:value="0.165111" calcext:value-type="float">
            <text:p>0.165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9861" calcext:value-type="float">
            <text:p>54.9861</text:p>
          </table:table-cell>
          <table:table-cell office:value-type="float" office:value="59.0139" calcext:value-type="float">
            <text:p>59.0139</text:p>
          </table:table-cell>
          <table:table-cell office:value-type="float" office:value="58.6836" calcext:value-type="float">
            <text:p>58.6836</text:p>
          </table:table-cell>
          <table:table-cell office:value-type="float" office:value="55.3164" calcext:value-type="float">
            <text:p>55.3164</text:p>
          </table:table-cell>
        </table:table-row>
        <table:table-row table:style-name="ro1">
          <table:table-cell office:value-type="float" office:value="-58.5021" calcext:value-type="float">
            <text:p>-58.5021</text:p>
          </table:table-cell>
          <table:table-cell office:value-type="float" office:value="0.603846" calcext:value-type="float">
            <text:p>0.603846</text:p>
          </table:table-cell>
          <table:table-cell office:value-type="float" office:value="3.2886" calcext:value-type="float">
            <text:p>3.2886</text:p>
          </table:table-cell>
          <table:table-cell/>
          <table:table-cell office:value-type="float" office:value="-1.00263" calcext:value-type="float">
            <text:p>-1.00263</text:p>
          </table:table-cell>
          <table:table-cell office:value-type="float" office:value="0.00130381" calcext:value-type="float">
            <text:p>0.001303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9961" calcext:value-type="float">
            <text:p>55.9961</text:p>
          </table:table-cell>
          <table:table-cell office:value-type="float" office:value="58.0039" calcext:value-type="float">
            <text:p>58.0039</text:p>
          </table:table-cell>
          <table:table-cell office:value-type="float" office:value="58.0013" calcext:value-type="float">
            <text:p>58.0013</text:p>
          </table:table-cell>
          <table:table-cell office:value-type="float" office:value="55.9987" calcext:value-type="float">
            <text:p>55.9987</text:p>
          </table:table-cell>
        </table:table-row>
        <table:table-row table:style-name="ro1">
          <table:table-cell office:value-type="float" office:value="-58.5955" calcext:value-type="float">
            <text:p>-58.5955</text:p>
          </table:table-cell>
          <table:table-cell office:value-type="float" office:value="0.648654" calcext:value-type="float">
            <text:p>0.648654</text:p>
          </table:table-cell>
          <table:table-cell office:value-type="float" office:value="3.47619" calcext:value-type="float">
            <text:p>3.47619</text:p>
          </table:table-cell>
          <table:table-cell/>
          <table:table-cell office:value-type="float" office:value="-0.667456" calcext:value-type="float">
            <text:p>-0.667456</text:p>
          </table:table-cell>
          <table:table-cell office:value-type="float" office:value="0.0792723" calcext:value-type="float">
            <text:p>0.07927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2533" calcext:value-type="float">
            <text:p>56.2533</text:p>
          </table:table-cell>
          <table:table-cell office:value-type="float" office:value="57.7467" calcext:value-type="float">
            <text:p>57.7467</text:p>
          </table:table-cell>
          <table:table-cell office:value-type="float" office:value="57.5882" calcext:value-type="float">
            <text:p>57.5882</text:p>
          </table:table-cell>
          <table:table-cell office:value-type="float" office:value="56.4118" calcext:value-type="float">
            <text:p>56.4118</text:p>
          </table:table-cell>
        </table:table-row>
        <table:table-row table:style-name="ro1">
          <table:table-cell office:value-type="float" office:value="-58.3639" calcext:value-type="float">
            <text:p>-58.3639</text:p>
          </table:table-cell>
          <table:table-cell office:value-type="float" office:value="0.655687" calcext:value-type="float">
            <text:p>0.655687</text:p>
          </table:table-cell>
          <table:table-cell office:value-type="float" office:value="3.47491" calcext:value-type="float">
            <text:p>3.47491</text:p>
          </table:table-cell>
          <table:table-cell/>
          <table:table-cell office:value-type="float" office:value="-0.0159399" calcext:value-type="float">
            <text:p>-0.0159399</text:p>
          </table:table-cell>
          <table:table-cell office:value-type="float" office:value="0.208948" calcext:value-type="float">
            <text:p>0.2089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7751" calcext:value-type="float">
            <text:p>56.7751</text:p>
          </table:table-cell>
          <table:table-cell office:value-type="float" office:value="57.2249" calcext:value-type="float">
            <text:p>57.2249</text:p>
          </table:table-cell>
          <table:table-cell office:value-type="float" office:value="56.807" calcext:value-type="float">
            <text:p>56.807</text:p>
          </table:table-cell>
          <table:table-cell office:value-type="float" office:value="57.193" calcext:value-type="float">
            <text:p>57.193</text:p>
          </table:table-cell>
        </table:table-row>
        <table:table-row table:style-name="ro1">
          <table:table-cell office:value-type="float" office:value="-58.1518" calcext:value-type="float">
            <text:p>-58.1518</text:p>
          </table:table-cell>
          <table:table-cell office:value-type="float" office:value="0.735526" calcext:value-type="float">
            <text:p>0.735526</text:p>
          </table:table-cell>
          <table:table-cell office:value-type="float" office:value="3.29825" calcext:value-type="float">
            <text:p>3.29825</text:p>
          </table:table-cell>
          <table:table-cell/>
          <table:table-cell office:value-type="float" office:value="0.630834" calcext:value-type="float">
            <text:p>0.630834</text:p>
          </table:table-cell>
          <table:table-cell office:value-type="float" office:value="-0.124303" calcext:value-type="float">
            <text:p>-0.1243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7551" calcext:value-type="float">
            <text:p>57.7551</text:p>
          </table:table-cell>
          <table:table-cell office:value-type="float" office:value="56.2449" calcext:value-type="float">
            <text:p>56.2449</text:p>
          </table:table-cell>
          <table:table-cell office:value-type="float" office:value="56.4935" calcext:value-type="float">
            <text:p>56.4935</text:p>
          </table:table-cell>
          <table:table-cell office:value-type="float" office:value="57.5065" calcext:value-type="float">
            <text:p>57.5065</text:p>
          </table:table-cell>
        </table:table-row>
        <table:table-row table:style-name="ro1">
          <table:table-cell office:value-type="float" office:value="-57.9116" calcext:value-type="float">
            <text:p>-57.9116</text:p>
          </table:table-cell>
          <table:table-cell office:value-type="float" office:value="0.837796" calcext:value-type="float">
            <text:p>0.837796</text:p>
          </table:table-cell>
          <table:table-cell office:value-type="float" office:value="3.03774" calcext:value-type="float">
            <text:p>3.03774</text:p>
          </table:table-cell>
          <table:table-cell/>
          <table:table-cell office:value-type="float" office:value="0.940227" calcext:value-type="float">
            <text:p>0.940227</text:p>
          </table:table-cell>
          <table:table-cell office:value-type="float" office:value="-0.264726" calcext:value-type="float">
            <text:p>-0.2647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205" calcext:value-type="float">
            <text:p>58.205</text:p>
          </table:table-cell>
          <table:table-cell office:value-type="float" office:value="55.795" calcext:value-type="float">
            <text:p>55.795</text:p>
          </table:table-cell>
          <table:table-cell office:value-type="float" office:value="56.3245" calcext:value-type="float">
            <text:p>56.3245</text:p>
          </table:table-cell>
          <table:table-cell office:value-type="float" office:value="57.6755" calcext:value-type="float">
            <text:p>57.6755</text:p>
          </table:table-cell>
        </table:table-row>
        <table:table-row table:style-name="ro1">
          <table:table-cell office:value-type="float" office:value="-57.6674" calcext:value-type="float">
            <text:p>-57.6674</text:p>
          </table:table-cell>
          <table:table-cell office:value-type="float" office:value="0.985348" calcext:value-type="float">
            <text:p>0.985348</text:p>
          </table:table-cell>
          <table:table-cell office:value-type="float" office:value="2.63447" calcext:value-type="float">
            <text:p>2.63447</text:p>
          </table:table-cell>
          <table:table-cell/>
          <table:table-cell office:value-type="float" office:value="1.53304" calcext:value-type="float">
            <text:p>1.53304</text:p>
          </table:table-cell>
          <table:table-cell office:value-type="float" office:value="-0.512305" calcext:value-type="float">
            <text:p>-0.5123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0453" calcext:value-type="float">
            <text:p>59.0453</text:p>
          </table:table-cell>
          <table:table-cell office:value-type="float" office:value="54.9547" calcext:value-type="float">
            <text:p>54.9547</text:p>
          </table:table-cell>
          <table:table-cell office:value-type="float" office:value="55.9793" calcext:value-type="float">
            <text:p>55.9793</text:p>
          </table:table-cell>
          <table:table-cell office:value-type="float" office:value="58.0207" calcext:value-type="float">
            <text:p>58.0207</text:p>
          </table:table-cell>
        </table:table-row>
        <table:table-row table:style-name="ro1">
          <table:table-cell office:value-type="float" office:value="-57.3905" calcext:value-type="float">
            <text:p>-57.3905</text:p>
          </table:table-cell>
          <table:table-cell office:value-type="float" office:value="1.1537" calcext:value-type="float">
            <text:p>1.1537</text:p>
          </table:table-cell>
          <table:table-cell office:value-type="float" office:value="2.14658" calcext:value-type="float">
            <text:p>2.14658</text:p>
          </table:table-cell>
          <table:table-cell/>
          <table:table-cell office:value-type="float" office:value="1.92907" calcext:value-type="float">
            <text:p>1.92907</text:p>
          </table:table-cell>
          <table:table-cell office:value-type="float" office:value="-0.672193" calcext:value-type="float">
            <text:p>-0.6721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6013" calcext:value-type="float">
            <text:p>59.6013</text:p>
          </table:table-cell>
          <table:table-cell office:value-type="float" office:value="54.3987" calcext:value-type="float">
            <text:p>54.3987</text:p>
          </table:table-cell>
          <table:table-cell office:value-type="float" office:value="55.7431" calcext:value-type="float">
            <text:p>55.7431</text:p>
          </table:table-cell>
          <table:table-cell office:value-type="float" office:value="58.2569" calcext:value-type="float">
            <text:p>58.2569</text:p>
          </table:table-cell>
        </table:table-row>
        <table:table-row table:style-name="ro1">
          <table:table-cell office:value-type="float" office:value="-57.1115" calcext:value-type="float">
            <text:p>-57.1115</text:p>
          </table:table-cell>
          <table:table-cell office:value-type="float" office:value="1.31517" calcext:value-type="float">
            <text:p>1.31517</text:p>
          </table:table-cell>
          <table:table-cell office:value-type="float" office:value="1.60763" calcext:value-type="float">
            <text:p>1.60763</text:p>
          </table:table-cell>
          <table:table-cell/>
          <table:table-cell office:value-type="float" office:value="2.21985" calcext:value-type="float">
            <text:p>2.21985</text:p>
          </table:table-cell>
          <table:table-cell office:value-type="float" office:value="-0.724522" calcext:value-type="float">
            <text:p>-0.7245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9444" calcext:value-type="float">
            <text:p>59.9444</text:p>
          </table:table-cell>
          <table:table-cell office:value-type="float" office:value="54.0556" calcext:value-type="float">
            <text:p>54.0556</text:p>
          </table:table-cell>
          <table:table-cell office:value-type="float" office:value="55.5047" calcext:value-type="float">
            <text:p>55.5047</text:p>
          </table:table-cell>
          <table:table-cell office:value-type="float" office:value="58.4953" calcext:value-type="float">
            <text:p>58.4953</text:p>
          </table:table-cell>
        </table:table-row>
        <table:table-row table:style-name="ro1">
          <table:table-cell office:value-type="float" office:value="-56.844" calcext:value-type="float">
            <text:p>-56.844</text:p>
          </table:table-cell>
          <table:table-cell office:value-type="float" office:value="1.48963" calcext:value-type="float">
            <text:p>1.48963</text:p>
          </table:table-cell>
          <table:table-cell office:value-type="float" office:value="1.06865" calcext:value-type="float">
            <text:p>1.06865</text:p>
          </table:table-cell>
          <table:table-cell/>
          <table:table-cell office:value-type="float" office:value="2.32264" calcext:value-type="float">
            <text:p>2.32264</text:p>
          </table:table-cell>
          <table:table-cell office:value-type="float" office:value="-0.864761" calcext:value-type="float">
            <text:p>-0.8647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1874" calcext:value-type="float">
            <text:p>60.1874</text:p>
          </table:table-cell>
          <table:table-cell office:value-type="float" office:value="53.8126" calcext:value-type="float">
            <text:p>53.8126</text:p>
          </table:table-cell>
          <table:table-cell office:value-type="float" office:value="55.5421" calcext:value-type="float">
            <text:p>55.5421</text:p>
          </table:table-cell>
          <table:table-cell office:value-type="float" office:value="58.4579" calcext:value-type="float">
            <text:p>58.4579</text:p>
          </table:table-cell>
        </table:table-row>
        <table:table-row table:style-name="ro1">
          <table:table-cell office:value-type="float" office:value="-56.556" calcext:value-type="float">
            <text:p>-56.556</text:p>
          </table:table-cell>
          <table:table-cell office:value-type="float" office:value="1.67389" calcext:value-type="float">
            <text:p>1.67389</text:p>
          </table:table-cell>
          <table:table-cell office:value-type="float" office:value="0.53513" calcext:value-type="float">
            <text:p>0.53513</text:p>
          </table:table-cell>
          <table:table-cell/>
          <table:table-cell office:value-type="float" office:value="2.41814" calcext:value-type="float">
            <text:p>2.41814</text:p>
          </table:table-cell>
          <table:table-cell office:value-type="float" office:value="-1.00025" calcext:value-type="float">
            <text:p>-1.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4184" calcext:value-type="float">
            <text:p>60.4184</text:p>
          </table:table-cell>
          <table:table-cell office:value-type="float" office:value="53.5816" calcext:value-type="float">
            <text:p>53.5816</text:p>
          </table:table-cell>
          <table:table-cell office:value-type="float" office:value="55.5821" calcext:value-type="float">
            <text:p>55.5821</text:p>
          </table:table-cell>
          <table:table-cell office:value-type="float" office:value="58.4179" calcext:value-type="float">
            <text:p>58.4179</text:p>
          </table:table-cell>
        </table:table-row>
        <table:table-row table:style-name="ro1">
          <table:table-cell office:value-type="float" office:value="-56.2581" calcext:value-type="float">
            <text:p>-56.2581</text:p>
          </table:table-cell>
          <table:table-cell office:value-type="float" office:value="1.82927" calcext:value-type="float">
            <text:p>1.82927</text:p>
          </table:table-cell>
          <table:table-cell office:value-type="float" office:value="0.0499239" calcext:value-type="float">
            <text:p>0.0499239</text:p>
          </table:table-cell>
          <table:table-cell/>
          <table:table-cell office:value-type="float" office:value="2.34468" calcext:value-type="float">
            <text:p>2.34468</text:p>
          </table:table-cell>
          <table:table-cell office:value-type="float" office:value="-0.978439" calcext:value-type="float">
            <text:p>-0.9784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3231" calcext:value-type="float">
            <text:p>60.3231</text:p>
          </table:table-cell>
          <table:table-cell office:value-type="float" office:value="53.6769" calcext:value-type="float">
            <text:p>53.6769</text:p>
          </table:table-cell>
          <table:table-cell office:value-type="float" office:value="55.6338" calcext:value-type="float">
            <text:p>55.6338</text:p>
          </table:table-cell>
          <table:table-cell office:value-type="float" office:value="58.3662" calcext:value-type="float">
            <text:p>58.3662</text:p>
          </table:table-cell>
        </table:table-row>
        <table:table-row table:style-name="ro1">
          <table:table-cell office:value-type="float" office:value="-56.101" calcext:value-type="float">
            <text:p>-56.101</text:p>
          </table:table-cell>
          <table:table-cell office:value-type="float" office:value="1.9308" calcext:value-type="float">
            <text:p>1.9308</text:p>
          </table:table-cell>
          <table:table-cell office:value-type="float" office:value="-0.366173" calcext:value-type="float">
            <text:p>-0.366173</text:p>
          </table:table-cell>
          <table:table-cell/>
          <table:table-cell office:value-type="float" office:value="2.18325" calcext:value-type="float">
            <text:p>2.18325</text:p>
          </table:table-cell>
          <table:table-cell office:value-type="float" office:value="-0.84634" calcext:value-type="float">
            <text:p>-0.846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0296" calcext:value-type="float">
            <text:p>60.0296</text:p>
          </table:table-cell>
          <table:table-cell office:value-type="float" office:value="53.9704" calcext:value-type="float">
            <text:p>53.9704</text:p>
          </table:table-cell>
          <table:table-cell office:value-type="float" office:value="55.6631" calcext:value-type="float">
            <text:p>55.6631</text:p>
          </table:table-cell>
          <table:table-cell office:value-type="float" office:value="58.3369" calcext:value-type="float">
            <text:p>58.3369</text:p>
          </table:table-cell>
        </table:table-row>
        <table:table-row table:style-name="ro1">
          <table:table-cell office:value-type="float" office:value="-55.773" calcext:value-type="float">
            <text:p>-55.773</text:p>
          </table:table-cell>
          <table:table-cell office:value-type="float" office:value="1.99957" calcext:value-type="float">
            <text:p>1.99957</text:p>
          </table:table-cell>
          <table:table-cell office:value-type="float" office:value="-0.683035" calcext:value-type="float">
            <text:p>-0.683035</text:p>
          </table:table-cell>
          <table:table-cell/>
          <table:table-cell office:value-type="float" office:value="1.88603" calcext:value-type="float">
            <text:p>1.88603</text:p>
          </table:table-cell>
          <table:table-cell office:value-type="float" office:value="-0.79249" calcext:value-type="float">
            <text:p>-0.792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6785" calcext:value-type="float">
            <text:p>59.6785</text:p>
          </table:table-cell>
          <table:table-cell office:value-type="float" office:value="54.3215" calcext:value-type="float">
            <text:p>54.3215</text:p>
          </table:table-cell>
          <table:table-cell office:value-type="float" office:value="55.9065" calcext:value-type="float">
            <text:p>55.9065</text:p>
          </table:table-cell>
          <table:table-cell office:value-type="float" office:value="58.0935" calcext:value-type="float">
            <text:p>58.0935</text:p>
          </table:table-cell>
        </table:table-row>
        <table:table-row table:style-name="ro1">
          <table:table-cell office:value-type="float" office:value="-55.4624" calcext:value-type="float">
            <text:p>-55.4624</text:p>
          </table:table-cell>
          <table:table-cell office:value-type="float" office:value="2.03643" calcext:value-type="float">
            <text:p>2.03643</text:p>
          </table:table-cell>
          <table:table-cell office:value-type="float" office:value="-0.897341" calcext:value-type="float">
            <text:p>-0.897341</text:p>
          </table:table-cell>
          <table:table-cell/>
          <table:table-cell office:value-type="float" office:value="1.55629" calcext:value-type="float">
            <text:p>1.55629</text:p>
          </table:table-cell>
          <table:table-cell office:value-type="float" office:value="-0.735173" calcext:value-type="float">
            <text:p>-0.7351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2915" calcext:value-type="float">
            <text:p>59.2915</text:p>
          </table:table-cell>
          <table:table-cell office:value-type="float" office:value="54.7085" calcext:value-type="float">
            <text:p>54.7085</text:p>
          </table:table-cell>
          <table:table-cell office:value-type="float" office:value="56.1789" calcext:value-type="float">
            <text:p>56.1789</text:p>
          </table:table-cell>
          <table:table-cell office:value-type="float" office:value="57.8211" calcext:value-type="float">
            <text:p>57.8211</text:p>
          </table:table-cell>
        </table:table-row>
        <table:table-row table:style-name="ro1">
          <table:table-cell office:value-type="float" office:value="-55.2707" calcext:value-type="float">
            <text:p>-55.2707</text:p>
          </table:table-cell>
          <table:table-cell office:value-type="float" office:value="2.02012" calcext:value-type="float">
            <text:p>2.02012</text:p>
          </table:table-cell>
          <table:table-cell office:value-type="float" office:value="-0.947936" calcext:value-type="float">
            <text:p>-0.947936</text:p>
          </table:table-cell>
          <table:table-cell/>
          <table:table-cell office:value-type="float" office:value="0.942537" calcext:value-type="float">
            <text:p>0.942537</text:p>
          </table:table-cell>
          <table:table-cell office:value-type="float" office:value="-0.579017" calcext:value-type="float">
            <text:p>-0.579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5216" calcext:value-type="float">
            <text:p>58.5216</text:p>
          </table:table-cell>
          <table:table-cell office:value-type="float" office:value="55.4784" calcext:value-type="float">
            <text:p>55.4784</text:p>
          </table:table-cell>
          <table:table-cell office:value-type="float" office:value="56.6365" calcext:value-type="float">
            <text:p>56.6365</text:p>
          </table:table-cell>
          <table:table-cell office:value-type="float" office:value="57.3635" calcext:value-type="float">
            <text:p>57.3635</text:p>
          </table:table-cell>
        </table:table-row>
        <table:table-row table:style-name="ro1">
          <table:table-cell office:value-type="float" office:value="-54.9308" calcext:value-type="float">
            <text:p>-54.9308</text:p>
          </table:table-cell>
          <table:table-cell office:value-type="float" office:value="1.95396" calcext:value-type="float">
            <text:p>1.95396</text:p>
          </table:table-cell>
          <table:table-cell office:value-type="float" office:value="-0.907958" calcext:value-type="float">
            <text:p>-0.907958</text:p>
          </table:table-cell>
          <table:table-cell/>
          <table:table-cell office:value-type="float" office:value="0.597492" calcext:value-type="float">
            <text:p>0.597492</text:p>
          </table:table-cell>
          <table:table-cell office:value-type="float" office:value="-0.421686" calcext:value-type="float">
            <text:p>-0.4216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0192" calcext:value-type="float">
            <text:p>58.0192</text:p>
          </table:table-cell>
          <table:table-cell office:value-type="float" office:value="55.9808" calcext:value-type="float">
            <text:p>55.9808</text:p>
          </table:table-cell>
          <table:table-cell office:value-type="float" office:value="56.8242" calcext:value-type="float">
            <text:p>56.8242</text:p>
          </table:table-cell>
          <table:table-cell office:value-type="float" office:value="57.1758" calcext:value-type="float">
            <text:p>57.1758</text:p>
          </table:table-cell>
        </table:table-row>
        <table:table-row table:style-name="ro1">
          <table:table-cell office:value-type="float" office:value="-54.7431" calcext:value-type="float">
            <text:p>-54.7431</text:p>
          </table:table-cell>
          <table:table-cell office:value-type="float" office:value="1.8564" calcext:value-type="float">
            <text:p>1.8564</text:p>
          </table:table-cell>
          <table:table-cell office:value-type="float" office:value="-0.756054" calcext:value-type="float">
            <text:p>-0.756054</text:p>
          </table:table-cell>
          <table:table-cell/>
          <table:table-cell office:value-type="float" office:value="0.134491" calcext:value-type="float">
            <text:p>0.134491</text:p>
          </table:table-cell>
          <table:table-cell office:value-type="float" office:value="-0.327379" calcext:value-type="float">
            <text:p>-0.3273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4619" calcext:value-type="float">
            <text:p>57.4619</text:p>
          </table:table-cell>
          <table:table-cell office:value-type="float" office:value="56.5381" calcext:value-type="float">
            <text:p>56.5381</text:p>
          </table:table-cell>
          <table:table-cell office:value-type="float" office:value="57.1929" calcext:value-type="float">
            <text:p>57.1929</text:p>
          </table:table-cell>
          <table:table-cell office:value-type="float" office:value="56.8071" calcext:value-type="float">
            <text:p>56.8071</text:p>
          </table:table-cell>
        </table:table-row>
        <table:table-row table:style-name="ro1">
          <table:table-cell office:value-type="float" office:value="-54.375" calcext:value-type="float">
            <text:p>-54.375</text:p>
          </table:table-cell>
          <table:table-cell office:value-type="float" office:value="1.65143" calcext:value-type="float">
            <text:p>1.65143</text:p>
          </table:table-cell>
          <table:table-cell office:value-type="float" office:value="-0.551452" calcext:value-type="float">
            <text:p>-0.551452</text:p>
          </table:table-cell>
          <table:table-cell/>
          <table:table-cell office:value-type="float" office:value="-0.11091" calcext:value-type="float">
            <text:p>-0.11091</text:p>
          </table:table-cell>
          <table:table-cell office:value-type="float" office:value="0.103955" calcext:value-type="float">
            <text:p>0.1039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7851" calcext:value-type="float">
            <text:p>56.7851</text:p>
          </table:table-cell>
          <table:table-cell office:value-type="float" office:value="57.2149" calcext:value-type="float">
            <text:p>57.2149</text:p>
          </table:table-cell>
          <table:table-cell office:value-type="float" office:value="57.007" calcext:value-type="float">
            <text:p>57.007</text:p>
          </table:table-cell>
          <table:table-cell office:value-type="float" office:value="56.993" calcext:value-type="float">
            <text:p>56.993</text:p>
          </table:table-cell>
        </table:table-row>
        <table:table-row table:style-name="ro1">
          <table:table-cell office:value-type="float" office:value="-54.0159" calcext:value-type="float">
            <text:p>-54.0159</text:p>
          </table:table-cell>
          <table:table-cell office:value-type="float" office:value="1.4134" calcext:value-type="float">
            <text:p>1.4134</text:p>
          </table:table-cell>
          <table:table-cell office:value-type="float" office:value="-0.339459" calcext:value-type="float">
            <text:p>-0.339459</text:p>
          </table:table-cell>
          <table:table-cell/>
          <table:table-cell office:value-type="float" office:value="-0.183287" calcext:value-type="float">
            <text:p>-0.183287</text:p>
          </table:table-cell>
          <table:table-cell office:value-type="float" office:value="0.253302" calcext:value-type="float">
            <text:p>0.2533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5634" calcext:value-type="float">
            <text:p>56.5634</text:p>
          </table:table-cell>
          <table:table-cell office:value-type="float" office:value="57.4366" calcext:value-type="float">
            <text:p>57.4366</text:p>
          </table:table-cell>
          <table:table-cell office:value-type="float" office:value="56.93" calcext:value-type="float">
            <text:p>56.93</text:p>
          </table:table-cell>
          <table:table-cell office:value-type="float" office:value="57.07" calcext:value-type="float">
            <text:p>57.07</text:p>
          </table:table-cell>
        </table:table-row>
        <table:table-row table:style-name="ro1">
          <table:table-cell office:value-type="float" office:value="-53.6974" calcext:value-type="float">
            <text:p>-53.6974</text:p>
          </table:table-cell>
          <table:table-cell office:value-type="float" office:value="1.04504" calcext:value-type="float">
            <text:p>1.04504</text:p>
          </table:table-cell>
          <table:table-cell office:value-type="float" office:value="-0.0511481" calcext:value-type="float">
            <text:p>-0.0511481</text:p>
          </table:table-cell>
          <table:table-cell/>
          <table:table-cell office:value-type="float" office:value="-0.559101" calcext:value-type="float">
            <text:p>-0.559101</text:p>
          </table:table-cell>
          <table:table-cell office:value-type="float" office:value="0.835358" calcext:value-type="float">
            <text:p>0.8353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6055" calcext:value-type="float">
            <text:p>55.6055</text:p>
          </table:table-cell>
          <table:table-cell office:value-type="float" office:value="58.3945" calcext:value-type="float">
            <text:p>58.3945</text:p>
          </table:table-cell>
          <table:table-cell office:value-type="float" office:value="56.7237" calcext:value-type="float">
            <text:p>56.7237</text:p>
          </table:table-cell>
          <table:table-cell office:value-type="float" office:value="57.2763" calcext:value-type="float">
            <text:p>57.2763</text:p>
          </table:table-cell>
        </table:table-row>
        <table:table-row table:style-name="ro1">
          <table:table-cell office:value-type="float" office:value="-53.3111" calcext:value-type="float">
            <text:p>-53.3111</text:p>
          </table:table-cell>
          <table:table-cell office:value-type="float" office:value="0.70348" calcext:value-type="float">
            <text:p>0.70348</text:p>
          </table:table-cell>
          <table:table-cell office:value-type="float" office:value="0.188777" calcext:value-type="float">
            <text:p>0.188777</text:p>
          </table:table-cell>
          <table:table-cell/>
          <table:table-cell office:value-type="float" office:value="-0.431205" calcext:value-type="float">
            <text:p>-0.431205</text:p>
          </table:table-cell>
          <table:table-cell office:value-type="float" office:value="0.792434" calcext:value-type="float">
            <text:p>0.7924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7764" calcext:value-type="float">
            <text:p>55.7764</text:p>
          </table:table-cell>
          <table:table-cell office:value-type="float" office:value="58.2236" calcext:value-type="float">
            <text:p>58.2236</text:p>
          </table:table-cell>
          <table:table-cell office:value-type="float" office:value="56.6388" calcext:value-type="float">
            <text:p>56.6388</text:p>
          </table:table-cell>
          <table:table-cell office:value-type="float" office:value="57.3612" calcext:value-type="float">
            <text:p>57.3612</text:p>
          </table:table-cell>
        </table:table-row>
        <table:table-row table:style-name="ro1">
          <table:table-cell office:value-type="float" office:value="-53.0702" calcext:value-type="float">
            <text:p>-53.0702</text:p>
          </table:table-cell>
          <table:table-cell office:value-type="float" office:value="0.275498" calcext:value-type="float">
            <text:p>0.275498</text:p>
          </table:table-cell>
          <table:table-cell office:value-type="float" office:value="0.434645" calcext:value-type="float">
            <text:p>0.434645</text:p>
          </table:table-cell>
          <table:table-cell/>
          <table:table-cell office:value-type="float" office:value="-0.529477" calcext:value-type="float">
            <text:p>-0.529477</text:p>
          </table:table-cell>
          <table:table-cell office:value-type="float" office:value="1.23686" calcext:value-type="float">
            <text:p>1.236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2337" calcext:value-type="float">
            <text:p>55.2337</text:p>
          </table:table-cell>
          <table:table-cell office:value-type="float" office:value="58.7663" calcext:value-type="float">
            <text:p>58.7663</text:p>
          </table:table-cell>
          <table:table-cell office:value-type="float" office:value="56.2926" calcext:value-type="float">
            <text:p>56.2926</text:p>
          </table:table-cell>
          <table:table-cell office:value-type="float" office:value="57.7074" calcext:value-type="float">
            <text:p>57.7074</text:p>
          </table:table-cell>
        </table:table-row>
        <table:table-row table:style-name="ro1">
          <table:table-cell office:value-type="float" office:value="-52.6552" calcext:value-type="float">
            <text:p>-52.6552</text:p>
          </table:table-cell>
          <table:table-cell office:value-type="float" office:value="-0.18198" calcext:value-type="float">
            <text:p>-0.18198</text:p>
          </table:table-cell>
          <table:table-cell office:value-type="float" office:value="0.620115" calcext:value-type="float">
            <text:p>0.620115</text:p>
          </table:table-cell>
          <table:table-cell/>
          <table:table-cell office:value-type="float" office:value="-0.352862" calcext:value-type="float">
            <text:p>-0.352862</text:p>
          </table:table-cell>
          <table:table-cell office:value-type="float" office:value="1.47467" calcext:value-type="float">
            <text:p>1.474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1725" calcext:value-type="float">
            <text:p>55.1725</text:p>
          </table:table-cell>
          <table:table-cell office:value-type="float" office:value="58.8275" calcext:value-type="float">
            <text:p>58.8275</text:p>
          </table:table-cell>
          <table:table-cell office:value-type="float" office:value="55.8782" calcext:value-type="float">
            <text:p>55.8782</text:p>
          </table:table-cell>
          <table:table-cell office:value-type="float" office:value="58.1218" calcext:value-type="float">
            <text:p>58.1218</text:p>
          </table:table-cell>
        </table:table-row>
        <table:table-row table:style-name="ro1">
          <table:table-cell office:value-type="float" office:value="-52.0124" calcext:value-type="float">
            <text:p>-52.0124</text:p>
          </table:table-cell>
          <table:table-cell office:value-type="float" office:value="-0.84334" calcext:value-type="float">
            <text:p>-0.84334</text:p>
          </table:table-cell>
          <table:table-cell office:value-type="float" office:value="0.771525" calcext:value-type="float">
            <text:p>0.771525</text:p>
          </table:table-cell>
          <table:table-cell/>
          <table:table-cell office:value-type="float" office:value="-0.277619" calcext:value-type="float">
            <text:p>-0.277619</text:p>
          </table:table-cell>
          <table:table-cell office:value-type="float" office:value="2.48084" calcext:value-type="float">
            <text:p>2.480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2415" calcext:value-type="float">
            <text:p>54.2415</text:p>
          </table:table-cell>
          <table:table-cell office:value-type="float" office:value="59.7585" calcext:value-type="float">
            <text:p>59.7585</text:p>
          </table:table-cell>
          <table:table-cell office:value-type="float" office:value="54.7968" calcext:value-type="float">
            <text:p>54.7968</text:p>
          </table:table-cell>
          <table:table-cell office:value-type="float" office:value="59.2032" calcext:value-type="float">
            <text:p>59.2032</text:p>
          </table:table-cell>
        </table:table-row>
        <table:table-row table:style-name="ro1">
          <table:table-cell office:value-type="float" office:value="-51.5678" calcext:value-type="float">
            <text:p>-51.5678</text:p>
          </table:table-cell>
          <table:table-cell office:value-type="float" office:value="-1.29671" calcext:value-type="float">
            <text:p>-1.29671</text:p>
          </table:table-cell>
          <table:table-cell office:value-type="float" office:value="0.802947" calcext:value-type="float">
            <text:p>0.802947</text:p>
          </table:table-cell>
          <table:table-cell/>
          <table:table-cell office:value-type="float" office:value="0.170392" calcext:value-type="float">
            <text:p>0.170392</text:p>
          </table:table-cell>
          <table:table-cell office:value-type="float" office:value="1.80114" calcext:value-type="float">
            <text:p>1.801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3693" calcext:value-type="float">
            <text:p>55.3693</text:p>
          </table:table-cell>
          <table:table-cell office:value-type="float" office:value="58.6307" calcext:value-type="float">
            <text:p>58.6307</text:p>
          </table:table-cell>
          <table:table-cell office:value-type="float" office:value="55.0285" calcext:value-type="float">
            <text:p>55.0285</text:p>
          </table:table-cell>
          <table:table-cell office:value-type="float" office:value="58.9715" calcext:value-type="float">
            <text:p>58.9715</text:p>
          </table:table-cell>
        </table:table-row>
        <table:table-row table:style-name="ro1">
          <table:table-cell office:value-type="float" office:value="-51.1187" calcext:value-type="float">
            <text:p>-51.1187</text:p>
          </table:table-cell>
          <table:table-cell office:value-type="float" office:value="-1.65766" calcext:value-type="float">
            <text:p>-1.65766</text:p>
          </table:table-cell>
          <table:table-cell office:value-type="float" office:value="0.742498" calcext:value-type="float">
            <text:p>0.742498</text:p>
          </table:table-cell>
          <table:table-cell/>
          <table:table-cell office:value-type="float" office:value="0.530712" calcext:value-type="float">
            <text:p>0.530712</text:p>
          </table:table-cell>
          <table:table-cell office:value-type="float" office:value="1.5714" calcext:value-type="float">
            <text:p>1.57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9593" calcext:value-type="float">
            <text:p>55.9593</text:p>
          </table:table-cell>
          <table:table-cell office:value-type="float" office:value="58.0407" calcext:value-type="float">
            <text:p>58.0407</text:p>
          </table:table-cell>
          <table:table-cell office:value-type="float" office:value="54.8979" calcext:value-type="float">
            <text:p>54.8979</text:p>
          </table:table-cell>
          <table:table-cell office:value-type="float" office:value="59.1021" calcext:value-type="float">
            <text:p>59.1021</text:p>
          </table:table-cell>
        </table:table-row>
        <table:table-row table:style-name="ro1">
          <table:table-cell office:value-type="float" office:value="-50.9331" calcext:value-type="float">
            <text:p>-50.9331</text:p>
          </table:table-cell>
          <table:table-cell office:value-type="float" office:value="-2.0116" calcext:value-type="float">
            <text:p>-2.0116</text:p>
          </table:table-cell>
          <table:table-cell office:value-type="float" office:value="0.661275" calcext:value-type="float">
            <text:p>0.661275</text:p>
          </table:table-cell>
          <table:table-cell/>
          <table:table-cell office:value-type="float" office:value="0.614272" calcext:value-type="float">
            <text:p>0.614272</text:p>
          </table:table-cell>
          <table:table-cell office:value-type="float" office:value="1.6922" calcext:value-type="float">
            <text:p>1.69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9221" calcext:value-type="float">
            <text:p>55.9221</text:p>
          </table:table-cell>
          <table:table-cell office:value-type="float" office:value="58.0779" calcext:value-type="float">
            <text:p>58.0779</text:p>
          </table:table-cell>
          <table:table-cell office:value-type="float" office:value="54.6935" calcext:value-type="float">
            <text:p>54.6935</text:p>
          </table:table-cell>
          <table:table-cell office:value-type="float" office:value="59.3065" calcext:value-type="float">
            <text:p>59.3065</text:p>
          </table:table-cell>
        </table:table-row>
        <table:table-row table:style-name="ro1">
          <table:table-cell office:value-type="float" office:value="-50.7025" calcext:value-type="float">
            <text:p>-50.7025</text:p>
          </table:table-cell>
          <table:table-cell office:value-type="float" office:value="-2.10276" calcext:value-type="float">
            <text:p>-2.10276</text:p>
          </table:table-cell>
          <table:table-cell office:value-type="float" office:value="0.582807" calcext:value-type="float">
            <text:p>0.582807</text:p>
          </table:table-cell>
          <table:table-cell/>
          <table:table-cell office:value-type="float" office:value="0.605387" calcext:value-type="float">
            <text:p>0.605387</text:p>
          </table:table-cell>
          <table:table-cell office:value-type="float" office:value="0.726961" calcext:value-type="float">
            <text:p>0.7269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8784" calcext:value-type="float">
            <text:p>56.8784</text:p>
          </table:table-cell>
          <table:table-cell office:value-type="float" office:value="57.1216" calcext:value-type="float">
            <text:p>57.1216</text:p>
          </table:table-cell>
          <table:table-cell office:value-type="float" office:value="55.6677" calcext:value-type="float">
            <text:p>55.6677</text:p>
          </table:table-cell>
          <table:table-cell office:value-type="float" office:value="58.3323" calcext:value-type="float">
            <text:p>58.3323</text:p>
          </table:table-cell>
        </table:table-row>
        <table:table-row table:style-name="ro1">
          <table:table-cell office:value-type="float" office:value="-50.227" calcext:value-type="float">
            <text:p>-50.227</text:p>
          </table:table-cell>
          <table:table-cell office:value-type="float" office:value="-2.23729" calcext:value-type="float">
            <text:p>-2.23729</text:p>
          </table:table-cell>
          <table:table-cell office:value-type="float" office:value="0.372812" calcext:value-type="float">
            <text:p>0.372812</text:p>
          </table:table-cell>
          <table:table-cell/>
          <table:table-cell office:value-type="float" office:value="1.17281" calcext:value-type="float">
            <text:p>1.17281</text:p>
          </table:table-cell>
          <table:table-cell office:value-type="float" office:value="1.00118" calcext:value-type="float">
            <text:p>1.001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1716" calcext:value-type="float">
            <text:p>57.1716</text:p>
          </table:table-cell>
          <table:table-cell office:value-type="float" office:value="56.8284" calcext:value-type="float">
            <text:p>56.8284</text:p>
          </table:table-cell>
          <table:table-cell office:value-type="float" office:value="54.826" calcext:value-type="float">
            <text:p>54.826</text:p>
          </table:table-cell>
          <table:table-cell office:value-type="float" office:value="59.174" calcext:value-type="float">
            <text:p>59.174</text:p>
          </table:table-cell>
        </table:table-row>
        <table:table-row table:style-name="ro1">
          <table:table-cell office:value-type="float" office:value="-50.0446" calcext:value-type="float">
            <text:p>-50.0446</text:p>
          </table:table-cell>
          <table:table-cell office:value-type="float" office:value="-2.29332" calcext:value-type="float">
            <text:p>-2.29332</text:p>
          </table:table-cell>
          <table:table-cell office:value-type="float" office:value="0.249586" calcext:value-type="float">
            <text:p>0.249586</text:p>
          </table:table-cell>
          <table:table-cell/>
          <table:table-cell office:value-type="float" office:value="0.849055" calcext:value-type="float">
            <text:p>0.849055</text:p>
          </table:table-cell>
          <table:table-cell office:value-type="float" office:value="0.770004" calcext:value-type="float">
            <text:p>0.770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0791" calcext:value-type="float">
            <text:p>57.0791</text:p>
          </table:table-cell>
          <table:table-cell office:value-type="float" office:value="56.9209" calcext:value-type="float">
            <text:p>56.9209</text:p>
          </table:table-cell>
          <table:table-cell office:value-type="float" office:value="55.3809" calcext:value-type="float">
            <text:p>55.3809</text:p>
          </table:table-cell>
          <table:table-cell office:value-type="float" office:value="58.6191" calcext:value-type="float">
            <text:p>58.6191</text:p>
          </table:table-cell>
        </table:table-row>
        <table:table-row table:style-name="ro1">
          <table:table-cell office:value-type="float" office:value="-49.5617" calcext:value-type="float">
            <text:p>-49.5617</text:p>
          </table:table-cell>
          <table:table-cell office:value-type="float" office:value="-2.29115" calcext:value-type="float">
            <text:p>-2.29115</text:p>
          </table:table-cell>
          <table:table-cell office:value-type="float" office:value="-0.00997106" calcext:value-type="float">
            <text:p>-0.00997106</text:p>
          </table:table-cell>
          <table:table-cell/>
          <table:table-cell office:value-type="float" office:value="1.45956" calcext:value-type="float">
            <text:p>1.45956</text:p>
          </table:table-cell>
          <table:table-cell office:value-type="float" office:value="0.605399" calcext:value-type="float">
            <text:p>0.6053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8542" calcext:value-type="float">
            <text:p>57.8542</text:p>
          </table:table-cell>
          <table:table-cell office:value-type="float" office:value="56.1458" calcext:value-type="float">
            <text:p>56.1458</text:p>
          </table:table-cell>
          <table:table-cell office:value-type="float" office:value="54.935" calcext:value-type="float">
            <text:p>54.935</text:p>
          </table:table-cell>
          <table:table-cell office:value-type="float" office:value="59.065" calcext:value-type="float">
            <text:p>59.065</text:p>
          </table:table-cell>
        </table:table-row>
        <table:table-row table:style-name="ro1">
          <table:table-cell office:value-type="float" office:value="-49.0606" calcext:value-type="float">
            <text:p>-49.0606</text:p>
          </table:table-cell>
          <table:table-cell office:value-type="float" office:value="-2.15587" calcext:value-type="float">
            <text:p>-2.15587</text:p>
          </table:table-cell>
          <table:table-cell office:value-type="float" office:value="-0.330332" calcext:value-type="float">
            <text:p>-0.330332</text:p>
          </table:table-cell>
          <table:table-cell/>
          <table:table-cell office:value-type="float" office:value="1.79278" calcext:value-type="float">
            <text:p>1.79278</text:p>
          </table:table-cell>
          <table:table-cell office:value-type="float" office:value="0.1038" calcext:value-type="float">
            <text:p>0.10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689" calcext:value-type="float">
            <text:p>58.689</text:p>
          </table:table-cell>
          <table:table-cell office:value-type="float" office:value="55.311" calcext:value-type="float">
            <text:p>55.311</text:p>
          </table:table-cell>
          <table:table-cell office:value-type="float" office:value="55.1034" calcext:value-type="float">
            <text:p>55.1034</text:p>
          </table:table-cell>
          <table:table-cell office:value-type="float" office:value="58.8966" calcext:value-type="float">
            <text:p>58.8966</text:p>
          </table:table-cell>
        </table:table-row>
        <table:table-row table:style-name="ro1">
          <table:table-cell office:value-type="float" office:value="-48.5799" calcext:value-type="float">
            <text:p>-48.5799</text:p>
          </table:table-cell>
          <table:table-cell office:value-type="float" office:value="-2.02137" calcext:value-type="float">
            <text:p>-2.02137</text:p>
          </table:table-cell>
          <table:table-cell office:value-type="float" office:value="-0.605323" calcext:value-type="float">
            <text:p>-0.605323</text:p>
          </table:table-cell>
          <table:table-cell/>
          <table:table-cell office:value-type="float" office:value="1.69821" calcext:value-type="float">
            <text:p>1.69821</text:p>
          </table:table-cell>
          <table:table-cell office:value-type="float" office:value="0.13393" calcext:value-type="float">
            <text:p>0.133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5643" calcext:value-type="float">
            <text:p>58.5643</text:p>
          </table:table-cell>
          <table:table-cell office:value-type="float" office:value="55.4357" calcext:value-type="float">
            <text:p>55.4357</text:p>
          </table:table-cell>
          <table:table-cell office:value-type="float" office:value="55.1679" calcext:value-type="float">
            <text:p>55.1679</text:p>
          </table:table-cell>
          <table:table-cell office:value-type="float" office:value="58.8321" calcext:value-type="float">
            <text:p>58.8321</text:p>
          </table:table-cell>
        </table:table-row>
        <table:table-row table:style-name="ro1">
          <table:table-cell office:value-type="float" office:value="-48.0602" calcext:value-type="float">
            <text:p>-48.0602</text:p>
          </table:table-cell>
          <table:table-cell office:value-type="float" office:value="-1.7098" calcext:value-type="float">
            <text:p>-1.7098</text:p>
          </table:table-cell>
          <table:table-cell office:value-type="float" office:value="-0.92318" calcext:value-type="float">
            <text:p>-0.92318</text:p>
          </table:table-cell>
          <table:table-cell/>
          <table:table-cell office:value-type="float" office:value="1.97683" calcext:value-type="float">
            <text:p>1.97683</text:p>
          </table:table-cell>
          <table:table-cell office:value-type="float" office:value="-0.600918" calcext:value-type="float">
            <text:p>-0.6009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5777" calcext:value-type="float">
            <text:p>59.5777</text:p>
          </table:table-cell>
          <table:table-cell office:value-type="float" office:value="54.4223" calcext:value-type="float">
            <text:p>54.4223</text:p>
          </table:table-cell>
          <table:table-cell office:value-type="float" office:value="55.6241" calcext:value-type="float">
            <text:p>55.6241</text:p>
          </table:table-cell>
          <table:table-cell office:value-type="float" office:value="58.3759" calcext:value-type="float">
            <text:p>58.3759</text:p>
          </table:table-cell>
        </table:table-row>
        <table:table-row table:style-name="ro1">
          <table:table-cell office:value-type="float" office:value="-47.5406" calcext:value-type="float">
            <text:p>-47.5406</text:p>
          </table:table-cell>
          <table:table-cell office:value-type="float" office:value="-1.37896" calcext:value-type="float">
            <text:p>-1.37896</text:p>
          </table:table-cell>
          <table:table-cell office:value-type="float" office:value="-1.17294" calcext:value-type="float">
            <text:p>-1.17294</text:p>
          </table:table-cell>
          <table:table-cell/>
          <table:table-cell office:value-type="float" office:value="1.80206" calcext:value-type="float">
            <text:p>1.80206</text:p>
          </table:table-cell>
          <table:table-cell office:value-type="float" office:value="-0.719393" calcext:value-type="float">
            <text:p>-0.7193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5215" calcext:value-type="float">
            <text:p>59.5215</text:p>
          </table:table-cell>
          <table:table-cell office:value-type="float" office:value="54.4785" calcext:value-type="float">
            <text:p>54.4785</text:p>
          </table:table-cell>
          <table:table-cell office:value-type="float" office:value="55.9173" calcext:value-type="float">
            <text:p>55.9173</text:p>
          </table:table-cell>
          <table:table-cell office:value-type="float" office:value="58.0827" calcext:value-type="float">
            <text:p>58.0827</text:p>
          </table:table-cell>
        </table:table-row>
        <table:table-row table:style-name="ro1">
          <table:table-cell office:value-type="float" office:value="-46.9932" calcext:value-type="float">
            <text:p>-46.9932</text:p>
          </table:table-cell>
          <table:table-cell office:value-type="float" office:value="-0.948039" calcext:value-type="float">
            <text:p>-0.948039</text:p>
          </table:table-cell>
          <table:table-cell office:value-type="float" office:value="-1.38075" calcext:value-type="float">
            <text:p>-1.38075</text:p>
          </table:table-cell>
          <table:table-cell/>
          <table:table-cell office:value-type="float" office:value="1.72765" calcext:value-type="float">
            <text:p>1.72765</text:p>
          </table:table-cell>
          <table:table-cell office:value-type="float" office:value="-1.19895" calcext:value-type="float">
            <text:p>-1.198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9266" calcext:value-type="float">
            <text:p>59.9266</text:p>
          </table:table-cell>
          <table:table-cell office:value-type="float" office:value="54.0734" calcext:value-type="float">
            <text:p>54.0734</text:p>
          </table:table-cell>
          <table:table-cell office:value-type="float" office:value="56.4713" calcext:value-type="float">
            <text:p>56.4713</text:p>
          </table:table-cell>
          <table:table-cell office:value-type="float" office:value="57.5287" calcext:value-type="float">
            <text:p>57.5287</text:p>
          </table:table-cell>
        </table:table-row>
        <table:table-row table:style-name="ro1">
          <table:table-cell office:value-type="float" office:value="-46.4248" calcext:value-type="float">
            <text:p>-46.4248</text:p>
          </table:table-cell>
          <table:table-cell office:value-type="float" office:value="-0.530525" calcext:value-type="float">
            <text:p>-0.530525</text:p>
          </table:table-cell>
          <table:table-cell office:value-type="float" office:value="-1.51367" calcext:value-type="float">
            <text:p>-1.51367</text:p>
          </table:table-cell>
          <table:table-cell/>
          <table:table-cell office:value-type="float" office:value="1.50676" calcext:value-type="float">
            <text:p>1.50676</text:p>
          </table:table-cell>
          <table:table-cell office:value-type="float" office:value="-1.23381" calcext:value-type="float">
            <text:p>-1.233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7406" calcext:value-type="float">
            <text:p>59.7406</text:p>
          </table:table-cell>
          <table:table-cell office:value-type="float" office:value="54.2594" calcext:value-type="float">
            <text:p>54.2594</text:p>
          </table:table-cell>
          <table:table-cell office:value-type="float" office:value="56.727" calcext:value-type="float">
            <text:p>56.727</text:p>
          </table:table-cell>
          <table:table-cell office:value-type="float" office:value="57.273" calcext:value-type="float">
            <text:p>57.273</text:p>
          </table:table-cell>
        </table:table-row>
        <table:table-row table:style-name="ro1">
          <table:table-cell office:value-type="float" office:value="-45.8646" calcext:value-type="float">
            <text:p>-45.8646</text:p>
          </table:table-cell>
          <table:table-cell office:value-type="float" office:value="-0.107547" calcext:value-type="float">
            <text:p>-0.107547</text:p>
          </table:table-cell>
          <table:table-cell office:value-type="float" office:value="-1.59481" calcext:value-type="float">
            <text:p>-1.59481</text:p>
          </table:table-cell>
          <table:table-cell/>
          <table:table-cell office:value-type="float" office:value="1.3677" calcext:value-type="float">
            <text:p>1.3677</text:p>
          </table:table-cell>
          <table:table-cell office:value-type="float" office:value="-1.35818" calcext:value-type="float">
            <text:p>-1.358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7259" calcext:value-type="float">
            <text:p>59.7259</text:p>
          </table:table-cell>
          <table:table-cell office:value-type="float" office:value="54.2741" calcext:value-type="float">
            <text:p>54.2741</text:p>
          </table:table-cell>
          <table:table-cell office:value-type="float" office:value="56.9905" calcext:value-type="float">
            <text:p>56.9905</text:p>
          </table:table-cell>
          <table:table-cell office:value-type="float" office:value="57.0095" calcext:value-type="float">
            <text:p>57.0095</text:p>
          </table:table-cell>
        </table:table-row>
        <table:table-row table:style-name="ro1">
          <table:table-cell office:value-type="float" office:value="-45.2847" calcext:value-type="float">
            <text:p>-45.2847</text:p>
          </table:table-cell>
          <table:table-cell office:value-type="float" office:value="0.30893" calcext:value-type="float">
            <text:p>0.30893</text:p>
          </table:table-cell>
          <table:table-cell office:value-type="float" office:value="-1.57641" calcext:value-type="float">
            <text:p>-1.57641</text:p>
          </table:table-cell>
          <table:table-cell/>
          <table:table-cell office:value-type="float" office:value="1.01228" calcext:value-type="float">
            <text:p>1.01228</text:p>
          </table:table-cell>
          <table:table-cell office:value-type="float" office:value="-1.44556" calcext:value-type="float">
            <text:p>-1.445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4578" calcext:value-type="float">
            <text:p>59.4578</text:p>
          </table:table-cell>
          <table:table-cell office:value-type="float" office:value="54.5422" calcext:value-type="float">
            <text:p>54.5422</text:p>
          </table:table-cell>
          <table:table-cell office:value-type="float" office:value="57.4333" calcext:value-type="float">
            <text:p>57.4333</text:p>
          </table:table-cell>
          <table:table-cell office:value-type="float" office:value="56.5667" calcext:value-type="float">
            <text:p>56.5667</text:p>
          </table:table-cell>
        </table:table-row>
        <table:table-row table:style-name="ro1">
          <table:table-cell office:value-type="float" office:value="-44.7189" calcext:value-type="float">
            <text:p>-44.7189</text:p>
          </table:table-cell>
          <table:table-cell office:value-type="float" office:value="0.666801" calcext:value-type="float">
            <text:p>0.666801</text:p>
          </table:table-cell>
          <table:table-cell office:value-type="float" office:value="-1.51069" calcext:value-type="float">
            <text:p>-1.51069</text:p>
          </table:table-cell>
          <table:table-cell/>
          <table:table-cell office:value-type="float" office:value="0.85187" calcext:value-type="float">
            <text:p>0.85187</text:p>
          </table:table-cell>
          <table:table-cell office:value-type="float" office:value="-1.32061" calcext:value-type="float">
            <text:p>-1.320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1725" calcext:value-type="float">
            <text:p>59.1725</text:p>
          </table:table-cell>
          <table:table-cell office:value-type="float" office:value="54.8275" calcext:value-type="float">
            <text:p>54.8275</text:p>
          </table:table-cell>
          <table:table-cell office:value-type="float" office:value="57.4687" calcext:value-type="float">
            <text:p>57.4687</text:p>
          </table:table-cell>
          <table:table-cell office:value-type="float" office:value="56.5313" calcext:value-type="float">
            <text:p>56.5313</text:p>
          </table:table-cell>
        </table:table-row>
        <table:table-row table:style-name="ro1">
          <table:table-cell office:value-type="float" office:value="-44.1331" calcext:value-type="float">
            <text:p>-44.1331</text:p>
          </table:table-cell>
          <table:table-cell office:value-type="float" office:value="0.957058" calcext:value-type="float">
            <text:p>0.957058</text:p>
          </table:table-cell>
          <table:table-cell office:value-type="float" office:value="-1.35551" calcext:value-type="float">
            <text:p>-1.35551</text:p>
          </table:table-cell>
          <table:table-cell/>
          <table:table-cell office:value-type="float" office:value="0.495904" calcext:value-type="float">
            <text:p>0.495904</text:p>
          </table:table-cell>
          <table:table-cell office:value-type="float" office:value="-1.15143" calcext:value-type="float">
            <text:p>-1.151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6473" calcext:value-type="float">
            <text:p>58.6473</text:p>
          </table:table-cell>
          <table:table-cell office:value-type="float" office:value="55.3527" calcext:value-type="float">
            <text:p>55.3527</text:p>
          </table:table-cell>
          <table:table-cell office:value-type="float" office:value="57.6555" calcext:value-type="float">
            <text:p>57.6555</text:p>
          </table:table-cell>
          <table:table-cell office:value-type="float" office:value="56.3445" calcext:value-type="float">
            <text:p>56.3445</text:p>
          </table:table-cell>
        </table:table-row>
        <table:table-row table:style-name="ro1">
          <table:table-cell office:value-type="float" office:value="-43.5388" calcext:value-type="float">
            <text:p>-43.5388</text:p>
          </table:table-cell>
          <table:table-cell office:value-type="float" office:value="1.18266" calcext:value-type="float">
            <text:p>1.18266</text:p>
          </table:table-cell>
          <table:table-cell office:value-type="float" office:value="-1.16972" calcext:value-type="float">
            <text:p>-1.16972</text:p>
          </table:table-cell>
          <table:table-cell/>
          <table:table-cell office:value-type="float" office:value="0.362121" calcext:value-type="float">
            <text:p>0.362121</text:p>
          </table:table-cell>
          <table:table-cell office:value-type="float" office:value="-0.98471" calcext:value-type="float">
            <text:p>-0.984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3468" calcext:value-type="float">
            <text:p>58.3468</text:p>
          </table:table-cell>
          <table:table-cell office:value-type="float" office:value="55.6532" calcext:value-type="float">
            <text:p>55.6532</text:p>
          </table:table-cell>
          <table:table-cell office:value-type="float" office:value="57.6226" calcext:value-type="float">
            <text:p>57.6226</text:p>
          </table:table-cell>
          <table:table-cell office:value-type="float" office:value="56.3774" calcext:value-type="float">
            <text:p>56.3774</text:p>
          </table:table-cell>
        </table:table-row>
        <table:table-row table:style-name="ro1">
          <table:table-cell office:value-type="float" office:value="-42.9497" calcext:value-type="float">
            <text:p>-42.9497</text:p>
          </table:table-cell>
          <table:table-cell office:value-type="float" office:value="1.29436" calcext:value-type="float">
            <text:p>1.29436</text:p>
          </table:table-cell>
          <table:table-cell office:value-type="float" office:value="-1.01663" calcext:value-type="float">
            <text:p>-1.01663</text:p>
          </table:table-cell>
          <table:table-cell/>
          <table:table-cell office:value-type="float" office:value="0.485148" calcext:value-type="float">
            <text:p>0.485148</text:p>
          </table:table-cell>
          <table:table-cell office:value-type="float" office:value="-0.595832" calcext:value-type="float">
            <text:p>-0.5958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081" calcext:value-type="float">
            <text:p>58.081</text:p>
          </table:table-cell>
          <table:table-cell office:value-type="float" office:value="55.919" calcext:value-type="float">
            <text:p>55.919</text:p>
          </table:table-cell>
          <table:table-cell office:value-type="float" office:value="57.1107" calcext:value-type="float">
            <text:p>57.1107</text:p>
          </table:table-cell>
          <table:table-cell office:value-type="float" office:value="56.8893" calcext:value-type="float">
            <text:p>56.8893</text:p>
          </table:table-cell>
        </table:table-row>
        <table:table-row table:style-name="ro1">
          <table:table-cell office:value-type="float" office:value="-42.3208" calcext:value-type="float">
            <text:p>-42.3208</text:p>
          </table:table-cell>
          <table:table-cell office:value-type="float" office:value="1.30432" calcext:value-type="float">
            <text:p>1.30432</text:p>
          </table:table-cell>
          <table:table-cell office:value-type="float" office:value="-0.792677" calcext:value-type="float">
            <text:p>-0.792677</text:p>
          </table:table-cell>
          <table:table-cell/>
          <table:table-cell office:value-type="float" office:value="0.169481" calcext:value-type="float">
            <text:p>0.169481</text:p>
          </table:table-cell>
          <table:table-cell office:value-type="float" office:value="-0.23051" calcext:value-type="float">
            <text:p>-0.230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4" calcext:value-type="float">
            <text:p>57.4</text:p>
          </table:table-cell>
          <table:table-cell office:value-type="float" office:value="56.6" calcext:value-type="float">
            <text:p>56.6</text:p>
          </table:table-cell>
          <table:table-cell office:value-type="float" office:value="57.061" calcext:value-type="float">
            <text:p>57.061</text:p>
          </table:table-cell>
          <table:table-cell office:value-type="float" office:value="56.939" calcext:value-type="float">
            <text:p>56.939</text:p>
          </table:table-cell>
        </table:table-row>
        <table:table-row table:style-name="ro1">
          <table:table-cell office:value-type="float" office:value="-41.7229" calcext:value-type="float">
            <text:p>-41.7229</text:p>
          </table:table-cell>
          <table:table-cell office:value-type="float" office:value="1.19868" calcext:value-type="float">
            <text:p>1.19868</text:p>
          </table:table-cell>
          <table:table-cell office:value-type="float" office:value="-0.651007" calcext:value-type="float">
            <text:p>-0.651007</text:p>
          </table:table-cell>
          <table:table-cell/>
          <table:table-cell office:value-type="float" office:value="0.482727" calcext:value-type="float">
            <text:p>0.482727</text:p>
          </table:table-cell>
          <table:table-cell office:value-type="float" office:value="0.222378" calcext:value-type="float">
            <text:p>0.2223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2603" calcext:value-type="float">
            <text:p>57.2603</text:p>
          </table:table-cell>
          <table:table-cell office:value-type="float" office:value="56.7397" calcext:value-type="float">
            <text:p>56.7397</text:p>
          </table:table-cell>
          <table:table-cell office:value-type="float" office:value="56.2949" calcext:value-type="float">
            <text:p>56.2949</text:p>
          </table:table-cell>
          <table:table-cell office:value-type="float" office:value="57.7051" calcext:value-type="float">
            <text:p>57.7051</text:p>
          </table:table-cell>
        </table:table-row>
        <table:table-row table:style-name="ro1">
          <table:table-cell office:value-type="float" office:value="-41.0903" calcext:value-type="float">
            <text:p>-41.0903</text:p>
          </table:table-cell>
          <table:table-cell office:value-type="float" office:value="0.974089" calcext:value-type="float">
            <text:p>0.974089</text:p>
          </table:table-cell>
          <table:table-cell office:value-type="float" office:value="-0.486479" calcext:value-type="float">
            <text:p>-0.486479</text:p>
          </table:table-cell>
          <table:table-cell/>
          <table:table-cell office:value-type="float" office:value="0.364753" calcext:value-type="float">
            <text:p>0.364753</text:p>
          </table:table-cell>
          <table:table-cell office:value-type="float" office:value="0.725067" calcext:value-type="float">
            <text:p>0.7250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6397" calcext:value-type="float">
            <text:p>56.6397</text:p>
          </table:table-cell>
          <table:table-cell office:value-type="float" office:value="57.3603" calcext:value-type="float">
            <text:p>57.3603</text:p>
          </table:table-cell>
          <table:table-cell office:value-type="float" office:value="55.9102" calcext:value-type="float">
            <text:p>55.9102</text:p>
          </table:table-cell>
          <table:table-cell office:value-type="float" office:value="58.0898" calcext:value-type="float">
            <text:p>58.0898</text:p>
          </table:table-cell>
        </table:table-row>
        <table:table-row table:style-name="ro1">
          <table:table-cell office:value-type="float" office:value="-40.4727" calcext:value-type="float">
            <text:p>-40.4727</text:p>
          </table:table-cell>
          <table:table-cell office:value-type="float" office:value="0.652941" calcext:value-type="float">
            <text:p>0.652941</text:p>
          </table:table-cell>
          <table:table-cell office:value-type="float" office:value="-0.355677" calcext:value-type="float">
            <text:p>-0.355677</text:p>
          </table:table-cell>
          <table:table-cell/>
          <table:table-cell office:value-type="float" office:value="0.47763" calcext:value-type="float">
            <text:p>0.47763</text:p>
          </table:table-cell>
          <table:table-cell office:value-type="float" office:value="1.17201" calcext:value-type="float">
            <text:p>1.172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3056" calcext:value-type="float">
            <text:p>56.3056</text:p>
          </table:table-cell>
          <table:table-cell office:value-type="float" office:value="57.6944" calcext:value-type="float">
            <text:p>57.6944</text:p>
          </table:table-cell>
          <table:table-cell office:value-type="float" office:value="55.3504" calcext:value-type="float">
            <text:p>55.3504</text:p>
          </table:table-cell>
          <table:table-cell office:value-type="float" office:value="58.6496" calcext:value-type="float">
            <text:p>58.6496</text:p>
          </table:table-cell>
        </table:table-row>
        <table:table-row table:style-name="ro1">
          <table:table-cell office:value-type="float" office:value="-39.861" calcext:value-type="float">
            <text:p>-39.861</text:p>
          </table:table-cell>
          <table:table-cell office:value-type="float" office:value="0.268054" calcext:value-type="float">
            <text:p>0.268054</text:p>
          </table:table-cell>
          <table:table-cell office:value-type="float" office:value="-0.267356" calcext:value-type="float">
            <text:p>-0.267356</text:p>
          </table:table-cell>
          <table:table-cell/>
          <table:table-cell office:value-type="float" office:value="0.633492" calcext:value-type="float">
            <text:p>0.633492</text:p>
          </table:table-cell>
          <table:table-cell office:value-type="float" office:value="1.51514" calcext:value-type="float">
            <text:p>1.515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1184" calcext:value-type="float">
            <text:p>56.1184</text:p>
          </table:table-cell>
          <table:table-cell office:value-type="float" office:value="57.8816" calcext:value-type="float">
            <text:p>57.8816</text:p>
          </table:table-cell>
          <table:table-cell office:value-type="float" office:value="54.8514" calcext:value-type="float">
            <text:p>54.8514</text:p>
          </table:table-cell>
          <table:table-cell office:value-type="float" office:value="59.1486" calcext:value-type="float">
            <text:p>59.1486</text:p>
          </table:table-cell>
        </table:table-row>
        <table:table-row table:style-name="ro1">
          <table:table-cell office:value-type="float" office:value="-39.2315" calcext:value-type="float">
            <text:p>-39.2315</text:p>
          </table:table-cell>
          <table:table-cell office:value-type="float" office:value="-0.204314" calcext:value-type="float">
            <text:p>-0.204314</text:p>
          </table:table-cell>
          <table:table-cell office:value-type="float" office:value="-0.176768" calcext:value-type="float">
            <text:p>-0.176768</text:p>
          </table:table-cell>
          <table:table-cell/>
          <table:table-cell office:value-type="float" office:value="0.607086" calcext:value-type="float">
            <text:p>0.607086</text:p>
          </table:table-cell>
          <table:table-cell office:value-type="float" office:value="1.98929" calcext:value-type="float">
            <text:p>1.989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6178" calcext:value-type="float">
            <text:p>55.6178</text:p>
          </table:table-cell>
          <table:table-cell office:value-type="float" office:value="58.3822" calcext:value-type="float">
            <text:p>58.3822</text:p>
          </table:table-cell>
          <table:table-cell office:value-type="float" office:value="54.4036" calcext:value-type="float">
            <text:p>54.4036</text:p>
          </table:table-cell>
          <table:table-cell office:value-type="float" office:value="59.5964" calcext:value-type="float">
            <text:p>59.5964</text:p>
          </table:table-cell>
        </table:table-row>
        <table:table-row table:style-name="ro1">
          <table:table-cell office:value-type="float" office:value="-38.6173" calcext:value-type="float">
            <text:p>-38.6173</text:p>
          </table:table-cell>
          <table:table-cell office:value-type="float" office:value="-0.71195" calcext:value-type="float">
            <text:p>-0.71195</text:p>
          </table:table-cell>
          <table:table-cell office:value-type="float" office:value="-0.167911" calcext:value-type="float">
            <text:p>-0.167911</text:p>
          </table:table-cell>
          <table:table-cell/>
          <table:table-cell office:value-type="float" office:value="0.936828" calcext:value-type="float">
            <text:p>0.936828</text:p>
          </table:table-cell>
          <table:table-cell office:value-type="float" office:value="2.27862" calcext:value-type="float">
            <text:p>2.278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6582" calcext:value-type="float">
            <text:p>55.6582</text:p>
          </table:table-cell>
          <table:table-cell office:value-type="float" office:value="58.3418" calcext:value-type="float">
            <text:p>58.3418</text:p>
          </table:table-cell>
          <table:table-cell office:value-type="float" office:value="53.7845" calcext:value-type="float">
            <text:p>53.7845</text:p>
          </table:table-cell>
          <table:table-cell office:value-type="float" office:value="60.2155" calcext:value-type="float">
            <text:p>60.2155</text:p>
          </table:table-cell>
        </table:table-row>
        <table:table-row table:style-name="ro1">
          <table:table-cell office:value-type="float" office:value="-37.9746" calcext:value-type="float">
            <text:p>-37.9746</text:p>
          </table:table-cell>
          <table:table-cell office:value-type="float" office:value="-1.29886" calcext:value-type="float">
            <text:p>-1.29886</text:p>
          </table:table-cell>
          <table:table-cell office:value-type="float" office:value="-0.180621" calcext:value-type="float">
            <text:p>-0.180621</text:p>
          </table:table-cell>
          <table:table-cell/>
          <table:table-cell office:value-type="float" office:value="1.03169" calcext:value-type="float">
            <text:p>1.03169</text:p>
          </table:table-cell>
          <table:table-cell office:value-type="float" office:value="2.78142" calcext:value-type="float">
            <text:p>2.781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2503" calcext:value-type="float">
            <text:p>55.2503</text:p>
          </table:table-cell>
          <table:table-cell office:value-type="float" office:value="58.7497" calcext:value-type="float">
            <text:p>58.7497</text:p>
          </table:table-cell>
          <table:table-cell office:value-type="float" office:value="53.1869" calcext:value-type="float">
            <text:p>53.1869</text:p>
          </table:table-cell>
          <table:table-cell office:value-type="float" office:value="60.8131" calcext:value-type="float">
            <text:p>60.8131</text:p>
          </table:table-cell>
        </table:table-row>
        <table:table-row table:style-name="ro1">
          <table:table-cell office:value-type="float" office:value="-37.3377" calcext:value-type="float">
            <text:p>-37.3377</text:p>
          </table:table-cell>
          <table:table-cell office:value-type="float" office:value="-1.89676" calcext:value-type="float">
            <text:p>-1.89676</text:p>
          </table:table-cell>
          <table:table-cell office:value-type="float" office:value="-0.264332" calcext:value-type="float">
            <text:p>-0.264332</text:p>
          </table:table-cell>
          <table:table-cell/>
          <table:table-cell office:value-type="float" office:value="1.34455" calcext:value-type="float">
            <text:p>1.34455</text:p>
          </table:table-cell>
          <table:table-cell office:value-type="float" office:value="3.03174" calcext:value-type="float">
            <text:p>3.031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3128" calcext:value-type="float">
            <text:p>55.3128</text:p>
          </table:table-cell>
          <table:table-cell office:value-type="float" office:value="58.6872" calcext:value-type="float">
            <text:p>58.6872</text:p>
          </table:table-cell>
          <table:table-cell office:value-type="float" office:value="52.6237" calcext:value-type="float">
            <text:p>52.6237</text:p>
          </table:table-cell>
          <table:table-cell office:value-type="float" office:value="61.3763" calcext:value-type="float">
            <text:p>61.3763</text:p>
          </table:table-cell>
        </table:table-row>
        <table:table-row table:style-name="ro1">
          <table:table-cell office:value-type="float" office:value="-36.6682" calcext:value-type="float">
            <text:p>-36.6682</text:p>
          </table:table-cell>
          <table:table-cell office:value-type="float" office:value="-2.47601" calcext:value-type="float">
            <text:p>-2.47601</text:p>
          </table:table-cell>
          <table:table-cell office:value-type="float" office:value="-0.444721" calcext:value-type="float">
            <text:p>-0.444721</text:p>
          </table:table-cell>
          <table:table-cell/>
          <table:table-cell office:value-type="float" office:value="1.78971" calcext:value-type="float">
            <text:p>1.78971</text:p>
          </table:table-cell>
          <table:table-cell office:value-type="float" office:value="3.17627" calcext:value-type="float">
            <text:p>3.176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6134" calcext:value-type="float">
            <text:p>55.6134</text:p>
          </table:table-cell>
          <table:table-cell office:value-type="float" office:value="58.3866" calcext:value-type="float">
            <text:p>58.3866</text:p>
          </table:table-cell>
          <table:table-cell office:value-type="float" office:value="52.034" calcext:value-type="float">
            <text:p>52.034</text:p>
          </table:table-cell>
          <table:table-cell office:value-type="float" office:value="61.966" calcext:value-type="float">
            <text:p>61.966</text:p>
          </table:table-cell>
        </table:table-row>
        <table:table-row table:style-name="ro1">
          <table:table-cell office:value-type="float" office:value="-36.0245" calcext:value-type="float">
            <text:p>-36.0245</text:p>
          </table:table-cell>
          <table:table-cell office:value-type="float" office:value="-3.06616" calcext:value-type="float">
            <text:p>-3.06616</text:p>
          </table:table-cell>
          <table:table-cell office:value-type="float" office:value="-0.614592" calcext:value-type="float">
            <text:p>-0.614592</text:p>
          </table:table-cell>
          <table:table-cell/>
          <table:table-cell office:value-type="float" office:value="1.80854" calcext:value-type="float">
            <text:p>1.80854</text:p>
          </table:table-cell>
          <table:table-cell office:value-type="float" office:value="3.45936" calcext:value-type="float">
            <text:p>3.459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3492" calcext:value-type="float">
            <text:p>55.3492</text:p>
          </table:table-cell>
          <table:table-cell office:value-type="float" office:value="58.6508" calcext:value-type="float">
            <text:p>58.6508</text:p>
          </table:table-cell>
          <table:table-cell office:value-type="float" office:value="51.7321" calcext:value-type="float">
            <text:p>51.7321</text:p>
          </table:table-cell>
          <table:table-cell office:value-type="float" office:value="62.2679" calcext:value-type="float">
            <text:p>62.2679</text:p>
          </table:table-cell>
        </table:table-row>
        <table:table-row table:style-name="ro1">
          <table:table-cell office:value-type="float" office:value="-35.3428" calcext:value-type="float">
            <text:p>-35.3428</text:p>
          </table:table-cell>
          <table:table-cell office:value-type="float" office:value="-3.54076" calcext:value-type="float">
            <text:p>-3.54076</text:p>
          </table:table-cell>
          <table:table-cell office:value-type="float" office:value="-0.893335" calcext:value-type="float">
            <text:p>-0.893335</text:p>
          </table:table-cell>
          <table:table-cell/>
          <table:table-cell office:value-type="float" office:value="2.34051" calcext:value-type="float">
            <text:p>2.34051</text:p>
          </table:table-cell>
          <table:table-cell office:value-type="float" office:value="3.22203" calcext:value-type="float">
            <text:p>3.222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1185" calcext:value-type="float">
            <text:p>56.1185</text:p>
          </table:table-cell>
          <table:table-cell office:value-type="float" office:value="57.8815" calcext:value-type="float">
            <text:p>57.8815</text:p>
          </table:table-cell>
          <table:table-cell office:value-type="float" office:value="51.4375" calcext:value-type="float">
            <text:p>51.4375</text:p>
          </table:table-cell>
          <table:table-cell office:value-type="float" office:value="62.5625" calcext:value-type="float">
            <text:p>62.5625</text:p>
          </table:table-cell>
        </table:table-row>
        <table:table-row table:style-name="ro1">
          <table:table-cell office:value-type="float" office:value="-34.6768" calcext:value-type="float">
            <text:p>-34.6768</text:p>
          </table:table-cell>
          <table:table-cell office:value-type="float" office:value="-4.00437" calcext:value-type="float">
            <text:p>-4.00437</text:p>
          </table:table-cell>
          <table:table-cell office:value-type="float" office:value="-1.11862" calcext:value-type="float">
            <text:p>-1.11862</text:p>
          </table:table-cell>
          <table:table-cell/>
          <table:table-cell office:value-type="float" office:value="2.21657" calcext:value-type="float">
            <text:p>2.21657</text:p>
          </table:table-cell>
          <table:table-cell office:value-type="float" office:value="3.41412" calcext:value-type="float">
            <text:p>3.414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8025" calcext:value-type="float">
            <text:p>55.8025</text:p>
          </table:table-cell>
          <table:table-cell office:value-type="float" office:value="58.1975" calcext:value-type="float">
            <text:p>58.1975</text:p>
          </table:table-cell>
          <table:table-cell office:value-type="float" office:value="51.3693" calcext:value-type="float">
            <text:p>51.3693</text:p>
          </table:table-cell>
          <table:table-cell office:value-type="float" office:value="62.6307" calcext:value-type="float">
            <text:p>62.6307</text:p>
          </table:table-cell>
        </table:table-row>
        <table:table-row table:style-name="ro1">
          <table:table-cell office:value-type="float" office:value="-34.0347" calcext:value-type="float">
            <text:p>-34.0347</text:p>
          </table:table-cell>
          <table:table-cell office:value-type="float" office:value="-4.35421" calcext:value-type="float">
            <text:p>-4.35421</text:p>
          </table:table-cell>
          <table:table-cell office:value-type="float" office:value="-1.38443" calcext:value-type="float">
            <text:p>-1.38443</text:p>
          </table:table-cell>
          <table:table-cell/>
          <table:table-cell office:value-type="float" office:value="2.48664" calcext:value-type="float">
            <text:p>2.48664</text:p>
          </table:table-cell>
          <table:table-cell office:value-type="float" office:value="3.17713" calcext:value-type="float">
            <text:p>3.177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3095" calcext:value-type="float">
            <text:p>56.3095</text:p>
          </table:table-cell>
          <table:table-cell office:value-type="float" office:value="57.6905" calcext:value-type="float">
            <text:p>57.6905</text:p>
          </table:table-cell>
          <table:table-cell office:value-type="float" office:value="51.3362" calcext:value-type="float">
            <text:p>51.3362</text:p>
          </table:table-cell>
          <table:table-cell office:value-type="float" office:value="62.6638" calcext:value-type="float">
            <text:p>62.6638</text:p>
          </table:table-cell>
        </table:table-row>
        <table:table-row table:style-name="ro1">
          <table:table-cell office:value-type="float" office:value="-33.356" calcext:value-type="float">
            <text:p>-33.356</text:p>
          </table:table-cell>
          <table:table-cell office:value-type="float" office:value="-4.52422" calcext:value-type="float">
            <text:p>-4.52422</text:p>
          </table:table-cell>
          <table:table-cell office:value-type="float" office:value="-1.64829" calcext:value-type="float">
            <text:p>-1.64829</text:p>
          </table:table-cell>
          <table:table-cell/>
          <table:table-cell office:value-type="float" office:value="2.59427" calcext:value-type="float">
            <text:p>2.59427</text:p>
          </table:table-cell>
          <table:table-cell office:value-type="float" office:value="2.63603" calcext:value-type="float">
            <text:p>2.636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9582" calcext:value-type="float">
            <text:p>56.9582</text:p>
          </table:table-cell>
          <table:table-cell office:value-type="float" office:value="57.0418" calcext:value-type="float">
            <text:p>57.0418</text:p>
          </table:table-cell>
          <table:table-cell office:value-type="float" office:value="51.7697" calcext:value-type="float">
            <text:p>51.7697</text:p>
          </table:table-cell>
          <table:table-cell office:value-type="float" office:value="62.2303" calcext:value-type="float">
            <text:p>62.2303</text:p>
          </table:table-cell>
        </table:table-row>
        <table:table-row table:style-name="ro1">
          <table:table-cell office:value-type="float" office:value="-32.6963" calcext:value-type="float">
            <text:p>-32.6963</text:p>
          </table:table-cell>
          <table:table-cell office:value-type="float" office:value="-4.53689" calcext:value-type="float">
            <text:p>-4.53689</text:p>
          </table:table-cell>
          <table:table-cell office:value-type="float" office:value="-1.88579" calcext:value-type="float">
            <text:p>-1.88579</text:p>
          </table:table-cell>
          <table:table-cell/>
          <table:table-cell office:value-type="float" office:value="2.60473" calcext:value-type="float">
            <text:p>2.60473</text:p>
          </table:table-cell>
          <table:table-cell office:value-type="float" office:value="2.14596" calcext:value-type="float">
            <text:p>2.145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4588" calcext:value-type="float">
            <text:p>57.4588</text:p>
          </table:table-cell>
          <table:table-cell office:value-type="float" office:value="56.5412" calcext:value-type="float">
            <text:p>56.5412</text:p>
          </table:table-cell>
          <table:table-cell office:value-type="float" office:value="52.2493" calcext:value-type="float">
            <text:p>52.2493</text:p>
          </table:table-cell>
          <table:table-cell office:value-type="float" office:value="61.7507" calcext:value-type="float">
            <text:p>61.7507</text:p>
          </table:table-cell>
        </table:table-row>
        <table:table-row table:style-name="ro1">
          <table:table-cell office:value-type="float" office:value="-32.0301" calcext:value-type="float">
            <text:p>-32.0301</text:p>
          </table:table-cell>
          <table:table-cell office:value-type="float" office:value="-4.42356" calcext:value-type="float">
            <text:p>-4.42356</text:p>
          </table:table-cell>
          <table:table-cell office:value-type="float" office:value="-2.06394" calcext:value-type="float">
            <text:p>-2.06394</text:p>
          </table:table-cell>
          <table:table-cell/>
          <table:table-cell office:value-type="float" office:value="2.47386" calcext:value-type="float">
            <text:p>2.47386</text:p>
          </table:table-cell>
          <table:table-cell office:value-type="float" office:value="1.7463" calcext:value-type="float">
            <text:p>1.74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7276" calcext:value-type="float">
            <text:p>57.7276</text:p>
          </table:table-cell>
          <table:table-cell office:value-type="float" office:value="56.2724" calcext:value-type="float">
            <text:p>56.2724</text:p>
          </table:table-cell>
          <table:table-cell office:value-type="float" office:value="52.7798" calcext:value-type="float">
            <text:p>52.7798</text:p>
          </table:table-cell>
          <table:table-cell office:value-type="float" office:value="61.2202" calcext:value-type="float">
            <text:p>61.2202</text:p>
          </table:table-cell>
        </table:table-row>
        <table:table-row table:style-name="ro1">
          <table:table-cell office:value-type="float" office:value="-31.3251" calcext:value-type="float">
            <text:p>-31.3251</text:p>
          </table:table-cell>
          <table:table-cell office:value-type="float" office:value="-4.09342" calcext:value-type="float">
            <text:p>-4.09342</text:p>
          </table:table-cell>
          <table:table-cell office:value-type="float" office:value="-2.14389" calcext:value-type="float">
            <text:p>-2.14389</text:p>
          </table:table-cell>
          <table:table-cell/>
          <table:table-cell office:value-type="float" office:value="2.16532" calcext:value-type="float">
            <text:p>2.16532</text:p>
          </table:table-cell>
          <table:table-cell office:value-type="float" office:value="0.919345" calcext:value-type="float">
            <text:p>0.9193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246" calcext:value-type="float">
            <text:p>58.246</text:p>
          </table:table-cell>
          <table:table-cell office:value-type="float" office:value="55.754" calcext:value-type="float">
            <text:p>55.754</text:p>
          </table:table-cell>
          <table:table-cell office:value-type="float" office:value="53.9153" calcext:value-type="float">
            <text:p>53.9153</text:p>
          </table:table-cell>
          <table:table-cell office:value-type="float" office:value="60.0847" calcext:value-type="float">
            <text:p>60.0847</text:p>
          </table:table-cell>
        </table:table-row>
        <table:table-row table:style-name="ro1">
          <table:table-cell office:value-type="float" office:value="-30.6374" calcext:value-type="float">
            <text:p>-30.6374</text:p>
          </table:table-cell>
          <table:table-cell office:value-type="float" office:value="-3.6212" calcext:value-type="float">
            <text:p>-3.6212</text:p>
          </table:table-cell>
          <table:table-cell office:value-type="float" office:value="-2.16756" calcext:value-type="float">
            <text:p>-2.16756</text:p>
          </table:table-cell>
          <table:table-cell/>
          <table:table-cell office:value-type="float" office:value="2.01113" calcext:value-type="float">
            <text:p>2.01113</text:p>
          </table:table-cell>
          <table:table-cell office:value-type="float" office:value="0.341609" calcext:value-type="float">
            <text:p>0.3416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6695" calcext:value-type="float">
            <text:p>58.6695</text:p>
          </table:table-cell>
          <table:table-cell office:value-type="float" office:value="55.3305" calcext:value-type="float">
            <text:p>55.3305</text:p>
          </table:table-cell>
          <table:table-cell office:value-type="float" office:value="54.6473" calcext:value-type="float">
            <text:p>54.6473</text:p>
          </table:table-cell>
          <table:table-cell office:value-type="float" office:value="59.3527" calcext:value-type="float">
            <text:p>59.3527</text:p>
          </table:table-cell>
        </table:table-row>
        <table:table-row table:style-name="ro1">
          <table:table-cell office:value-type="float" office:value="-29.9208" calcext:value-type="float">
            <text:p>-29.9208</text:p>
          </table:table-cell>
          <table:table-cell office:value-type="float" office:value="-2.98595" calcext:value-type="float">
            <text:p>-2.98595</text:p>
          </table:table-cell>
          <table:table-cell office:value-type="float" office:value="-2.05088" calcext:value-type="float">
            <text:p>-2.05088</text:p>
          </table:table-cell>
          <table:table-cell/>
          <table:table-cell office:value-type="float" office:value="1.48213" calcext:value-type="float">
            <text:p>1.48213</text:p>
          </table:table-cell>
          <table:table-cell office:value-type="float" office:value="-0.37973" calcext:value-type="float">
            <text:p>-0.379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8619" calcext:value-type="float">
            <text:p>58.8619</text:p>
          </table:table-cell>
          <table:table-cell office:value-type="float" office:value="55.1381" calcext:value-type="float">
            <text:p>55.1381</text:p>
          </table:table-cell>
          <table:table-cell office:value-type="float" office:value="55.8976" calcext:value-type="float">
            <text:p>55.8976</text:p>
          </table:table-cell>
          <table:table-cell office:value-type="float" office:value="58.1024" calcext:value-type="float">
            <text:p>58.1024</text:p>
          </table:table-cell>
        </table:table-row>
        <table:table-row table:style-name="ro1">
          <table:table-cell office:value-type="float" office:value="-29.1975" calcext:value-type="float">
            <text:p>-29.1975</text:p>
          </table:table-cell>
          <table:table-cell office:value-type="float" office:value="-2.24018" calcext:value-type="float">
            <text:p>-2.24018</text:p>
          </table:table-cell>
          <table:table-cell office:value-type="float" office:value="-1.86309" calcext:value-type="float">
            <text:p>-1.86309</text:p>
          </table:table-cell>
          <table:table-cell/>
          <table:table-cell office:value-type="float" office:value="1.20661" calcext:value-type="float">
            <text:p>1.20661</text:p>
          </table:table-cell>
          <table:table-cell office:value-type="float" office:value="-0.94107" calcext:value-type="float">
            <text:p>-0.941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1477" calcext:value-type="float">
            <text:p>59.1477</text:p>
          </table:table-cell>
          <table:table-cell office:value-type="float" office:value="54.8523" calcext:value-type="float">
            <text:p>54.8523</text:p>
          </table:table-cell>
          <table:table-cell office:value-type="float" office:value="56.7345" calcext:value-type="float">
            <text:p>56.7345</text:p>
          </table:table-cell>
          <table:table-cell office:value-type="float" office:value="57.2655" calcext:value-type="float">
            <text:p>57.2655</text:p>
          </table:table-cell>
        </table:table-row>
        <table:table-row table:style-name="ro1">
          <table:table-cell office:value-type="float" office:value="-28.4842" calcext:value-type="float">
            <text:p>-28.4842</text:p>
          </table:table-cell>
          <table:table-cell office:value-type="float" office:value="-1.39706" calcext:value-type="float">
            <text:p>-1.39706</text:p>
          </table:table-cell>
          <table:table-cell office:value-type="float" office:value="-1.68973" calcext:value-type="float">
            <text:p>-1.68973</text:p>
          </table:table-cell>
          <table:table-cell/>
          <table:table-cell office:value-type="float" office:value="1.27169" calcext:value-type="float">
            <text:p>1.27169</text:p>
          </table:table-cell>
          <table:table-cell office:value-type="float" office:value="-1.49933" calcext:value-type="float">
            <text:p>-1.499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771" calcext:value-type="float">
            <text:p>59.771</text:p>
          </table:table-cell>
          <table:table-cell office:value-type="float" office:value="54.229" calcext:value-type="float">
            <text:p>54.229</text:p>
          </table:table-cell>
          <table:table-cell office:value-type="float" office:value="57.2276" calcext:value-type="float">
            <text:p>57.2276</text:p>
          </table:table-cell>
          <table:table-cell office:value-type="float" office:value="56.7724" calcext:value-type="float">
            <text:p>56.7724</text:p>
          </table:table-cell>
        </table:table-row>
        <table:table-row table:style-name="ro1">
          <table:table-cell office:value-type="float" office:value="-27.7528" calcext:value-type="float">
            <text:p>-27.7528</text:p>
          </table:table-cell>
          <table:table-cell office:value-type="float" office:value="-0.562058" calcext:value-type="float">
            <text:p>-0.562058</text:p>
          </table:table-cell>
          <table:table-cell office:value-type="float" office:value="-1.39966" calcext:value-type="float">
            <text:p>-1.39966</text:p>
          </table:table-cell>
          <table:table-cell/>
          <table:table-cell office:value-type="float" office:value="0.774324" calcext:value-type="float">
            <text:p>0.774324</text:p>
          </table:table-cell>
          <table:table-cell office:value-type="float" office:value="-1.65876" calcext:value-type="float">
            <text:p>-1.658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4331" calcext:value-type="float">
            <text:p>59.4331</text:p>
          </table:table-cell>
          <table:table-cell office:value-type="float" office:value="54.5669" calcext:value-type="float">
            <text:p>54.5669</text:p>
          </table:table-cell>
          <table:table-cell office:value-type="float" office:value="57.8844" calcext:value-type="float">
            <text:p>57.8844</text:p>
          </table:table-cell>
          <table:table-cell office:value-type="float" office:value="56.1156" calcext:value-type="float">
            <text:p>56.1156</text:p>
          </table:table-cell>
        </table:table-row>
        <table:table-row table:style-name="ro1">
          <table:table-cell office:value-type="float" office:value="-27.0441" calcext:value-type="float">
            <text:p>-27.0441</text:p>
          </table:table-cell>
          <table:table-cell office:value-type="float" office:value="0.307899" calcext:value-type="float">
            <text:p>0.307899</text:p>
          </table:table-cell>
          <table:table-cell office:value-type="float" office:value="-1.04101" calcext:value-type="float">
            <text:p>-1.04101</text:p>
          </table:table-cell>
          <table:table-cell/>
          <table:table-cell office:value-type="float" office:value="0.441543" calcext:value-type="float">
            <text:p>0.441543</text:p>
          </table:table-cell>
          <table:table-cell office:value-type="float" office:value="-2.0253" calcext:value-type="float">
            <text:p>-2.02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4668" calcext:value-type="float">
            <text:p>59.4668</text:p>
          </table:table-cell>
          <table:table-cell office:value-type="float" office:value="54.5332" calcext:value-type="float">
            <text:p>54.5332</text:p>
          </table:table-cell>
          <table:table-cell office:value-type="float" office:value="58.5838" calcext:value-type="float">
            <text:p>58.5838</text:p>
          </table:table-cell>
          <table:table-cell office:value-type="float" office:value="55.4162" calcext:value-type="float">
            <text:p>55.4162</text:p>
          </table:table-cell>
        </table:table-row>
        <table:table-row table:style-name="ro1">
          <table:table-cell office:value-type="float" office:value="-26.3154" calcext:value-type="float">
            <text:p>-26.3154</text:p>
          </table:table-cell>
          <table:table-cell office:value-type="float" office:value="1.18576" calcext:value-type="float">
            <text:p>1.18576</text:p>
          </table:table-cell>
          <table:table-cell office:value-type="float" office:value="-0.67822" calcext:value-type="float">
            <text:p>-0.67822</text:p>
          </table:table-cell>
          <table:table-cell/>
          <table:table-cell office:value-type="float" office:value="0.354663" calcext:value-type="float">
            <text:p>0.354663</text:p>
          </table:table-cell>
          <table:table-cell office:value-type="float" office:value="-2.31195" calcext:value-type="float">
            <text:p>-2.311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6666" calcext:value-type="float">
            <text:p>59.6666</text:p>
          </table:table-cell>
          <table:table-cell office:value-type="float" office:value="54.3334" calcext:value-type="float">
            <text:p>54.3334</text:p>
          </table:table-cell>
          <table:table-cell office:value-type="float" office:value="58.9573" calcext:value-type="float">
            <text:p>58.9573</text:p>
          </table:table-cell>
          <table:table-cell office:value-type="float" office:value="55.0427" calcext:value-type="float">
            <text:p>55.0427</text:p>
          </table:table-cell>
        </table:table-row>
        <table:table-row table:style-name="ro1">
          <table:table-cell office:value-type="float" office:value="-25.587" calcext:value-type="float">
            <text:p>-25.587</text:p>
          </table:table-cell>
          <table:table-cell office:value-type="float" office:value="1.96833" calcext:value-type="float">
            <text:p>1.96833</text:p>
          </table:table-cell>
          <table:table-cell office:value-type="float" office:value="-0.234478" calcext:value-type="float">
            <text:p>-0.234478</text:p>
          </table:table-cell>
          <table:table-cell/>
          <table:table-cell office:value-type="float" office:value="-0.0730504" calcext:value-type="float">
            <text:p>-0.0730504</text:p>
          </table:table-cell>
          <table:table-cell office:value-type="float" office:value="-2.18547" calcext:value-type="float">
            <text:p>-2.185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1124" calcext:value-type="float">
            <text:p>59.1124</text:p>
          </table:table-cell>
          <table:table-cell office:value-type="float" office:value="54.8876" calcext:value-type="float">
            <text:p>54.8876</text:p>
          </table:table-cell>
          <table:table-cell office:value-type="float" office:value="59.2585" calcext:value-type="float">
            <text:p>59.2585</text:p>
          </table:table-cell>
          <table:table-cell office:value-type="float" office:value="54.7415" calcext:value-type="float">
            <text:p>54.7415</text:p>
          </table:table-cell>
        </table:table-row>
        <table:table-row table:style-name="ro1">
          <table:table-cell office:value-type="float" office:value="-24.8815" calcext:value-type="float">
            <text:p>-24.8815</text:p>
          </table:table-cell>
          <table:table-cell office:value-type="float" office:value="2.75889" calcext:value-type="float">
            <text:p>2.75889</text:p>
          </table:table-cell>
          <table:table-cell office:value-type="float" office:value="0.157378" calcext:value-type="float">
            <text:p>0.157378</text:p>
          </table:table-cell>
          <table:table-cell/>
          <table:table-cell office:value-type="float" office:value="0.0318073" calcext:value-type="float">
            <text:p>0.0318073</text:p>
          </table:table-cell>
          <table:table-cell office:value-type="float" office:value="-2.49786" calcext:value-type="float">
            <text:p>-2.497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5297" calcext:value-type="float">
            <text:p>59.5297</text:p>
          </table:table-cell>
          <table:table-cell office:value-type="float" office:value="54.4703" calcext:value-type="float">
            <text:p>54.4703</text:p>
          </table:table-cell>
          <table:table-cell office:value-type="float" office:value="59.4661" calcext:value-type="float">
            <text:p>59.4661</text:p>
          </table:table-cell>
          <table:table-cell office:value-type="float" office:value="54.5339" calcext:value-type="float">
            <text:p>54.5339</text:p>
          </table:table-cell>
        </table:table-row>
        <table:table-row table:style-name="ro1">
          <table:table-cell office:value-type="float" office:value="-24.149" calcext:value-type="float">
            <text:p>-24.149</text:p>
          </table:table-cell>
          <table:table-cell office:value-type="float" office:value="3.42026" calcext:value-type="float">
            <text:p>3.42026</text:p>
          </table:table-cell>
          <table:table-cell office:value-type="float" office:value="0.631656" calcext:value-type="float">
            <text:p>0.631656</text:p>
          </table:table-cell>
          <table:table-cell/>
          <table:table-cell office:value-type="float" office:value="-0.435404" calcext:value-type="float">
            <text:p>-0.435404</text:p>
          </table:table-cell>
          <table:table-cell office:value-type="float" office:value="-2.24903" calcext:value-type="float">
            <text:p>-2.249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8136" calcext:value-type="float">
            <text:p>58.8136</text:p>
          </table:table-cell>
          <table:table-cell office:value-type="float" office:value="55.1864" calcext:value-type="float">
            <text:p>55.1864</text:p>
          </table:table-cell>
          <table:table-cell office:value-type="float" office:value="59.6844" calcext:value-type="float">
            <text:p>59.6844</text:p>
          </table:table-cell>
          <table:table-cell office:value-type="float" office:value="54.3156" calcext:value-type="float">
            <text:p>54.3156</text:p>
          </table:table-cell>
        </table:table-row>
        <table:table-row table:style-name="ro1">
          <table:table-cell office:value-type="float" office:value="-23.427" calcext:value-type="float">
            <text:p>-23.427</text:p>
          </table:table-cell>
          <table:table-cell office:value-type="float" office:value="3.96874" calcext:value-type="float">
            <text:p>3.96874</text:p>
          </table:table-cell>
          <table:table-cell office:value-type="float" office:value="1.05186" calcext:value-type="float">
            <text:p>1.05186</text:p>
          </table:table-cell>
          <table:table-cell/>
          <table:table-cell office:value-type="float" office:value="-0.35569" calcext:value-type="float">
            <text:p>-0.35569</text:p>
          </table:table-cell>
          <table:table-cell office:value-type="float" office:value="-2.05366" calcext:value-type="float">
            <text:p>-2.053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698" calcext:value-type="float">
            <text:p>58.698</text:p>
          </table:table-cell>
          <table:table-cell office:value-type="float" office:value="55.302" calcext:value-type="float">
            <text:p>55.302</text:p>
          </table:table-cell>
          <table:table-cell office:value-type="float" office:value="59.4093" calcext:value-type="float">
            <text:p>59.4093</text:p>
          </table:table-cell>
          <table:table-cell office:value-type="float" office:value="54.5907" calcext:value-type="float">
            <text:p>54.5907</text:p>
          </table:table-cell>
        </table:table-row>
        <table:table-row table:style-name="ro1">
          <table:table-cell office:value-type="float" office:value="-22.696" calcext:value-type="float">
            <text:p>-22.696</text:p>
          </table:table-cell>
          <table:table-cell office:value-type="float" office:value="4.43245" calcext:value-type="float">
            <text:p>4.43245</text:p>
          </table:table-cell>
          <table:table-cell office:value-type="float" office:value="1.48962" calcext:value-type="float">
            <text:p>1.48962</text:p>
          </table:table-cell>
          <table:table-cell/>
          <table:table-cell office:value-type="float" office:value="-0.580093" calcext:value-type="float">
            <text:p>-0.580093</text:p>
          </table:table-cell>
          <table:table-cell office:value-type="float" office:value="-1.96347" calcext:value-type="float">
            <text:p>-1.963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3834" calcext:value-type="float">
            <text:p>58.3834</text:p>
          </table:table-cell>
          <table:table-cell office:value-type="float" office:value="55.6166" calcext:value-type="float">
            <text:p>55.6166</text:p>
          </table:table-cell>
          <table:table-cell office:value-type="float" office:value="59.5436" calcext:value-type="float">
            <text:p>59.5436</text:p>
          </table:table-cell>
          <table:table-cell office:value-type="float" office:value="54.4564" calcext:value-type="float">
            <text:p>54.4564</text:p>
          </table:table-cell>
        </table:table-row>
        <table:table-row table:style-name="ro1">
          <table:table-cell office:value-type="float" office:value="-21.9784" calcext:value-type="float">
            <text:p>-21.9784</text:p>
          </table:table-cell>
          <table:table-cell office:value-type="float" office:value="4.75731" calcext:value-type="float">
            <text:p>4.75731</text:p>
          </table:table-cell>
          <table:table-cell office:value-type="float" office:value="1.89407" calcext:value-type="float">
            <text:p>1.89407</text:p>
          </table:table-cell>
          <table:table-cell/>
          <table:table-cell office:value-type="float" office:value="-0.604744" calcext:value-type="float">
            <text:p>-0.604744</text:p>
          </table:table-cell>
          <table:table-cell office:value-type="float" office:value="-1.632" calcext:value-type="float">
            <text:p>-1.6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0273" calcext:value-type="float">
            <text:p>58.0273</text:p>
          </table:table-cell>
          <table:table-cell office:value-type="float" office:value="55.9727" calcext:value-type="float">
            <text:p>55.9727</text:p>
          </table:table-cell>
          <table:table-cell office:value-type="float" office:value="59.2367" calcext:value-type="float">
            <text:p>59.2367</text:p>
          </table:table-cell>
          <table:table-cell office:value-type="float" office:value="54.7633" calcext:value-type="float">
            <text:p>54.7633</text:p>
          </table:table-cell>
        </table:table-row>
        <table:table-row table:style-name="ro1">
          <table:table-cell office:value-type="float" office:value="-21.3013" calcext:value-type="float">
            <text:p>-21.3013</text:p>
          </table:table-cell>
          <table:table-cell office:value-type="float" office:value="4.97206" calcext:value-type="float">
            <text:p>4.97206</text:p>
          </table:table-cell>
          <table:table-cell office:value-type="float" office:value="2.22495" calcext:value-type="float">
            <text:p>2.22495</text:p>
          </table:table-cell>
          <table:table-cell/>
          <table:table-cell office:value-type="float" office:value="-0.459963" calcext:value-type="float">
            <text:p>-0.459963</text:p>
          </table:table-cell>
          <table:table-cell office:value-type="float" office:value="-1.39441" calcext:value-type="float">
            <text:p>-1.394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9345" calcext:value-type="float">
            <text:p>57.9345</text:p>
          </table:table-cell>
          <table:table-cell office:value-type="float" office:value="56.0655" calcext:value-type="float">
            <text:p>56.0655</text:p>
          </table:table-cell>
          <table:table-cell office:value-type="float" office:value="58.8544" calcext:value-type="float">
            <text:p>58.8544</text:p>
          </table:table-cell>
          <table:table-cell office:value-type="float" office:value="55.1456" calcext:value-type="float">
            <text:p>55.1456</text:p>
          </table:table-cell>
        </table:table-row>
        <table:table-row table:style-name="ro1">
          <table:table-cell office:value-type="float" office:value="-20.576" calcext:value-type="float">
            <text:p>-20.576</text:p>
          </table:table-cell>
          <table:table-cell office:value-type="float" office:value="5.0277" calcext:value-type="float">
            <text:p>5.0277</text:p>
          </table:table-cell>
          <table:table-cell office:value-type="float" office:value="2.51412" calcext:value-type="float">
            <text:p>2.51412</text:p>
          </table:table-cell>
          <table:table-cell/>
          <table:table-cell office:value-type="float" office:value="-0.440818" calcext:value-type="float">
            <text:p>-0.440818</text:p>
          </table:table-cell>
          <table:table-cell office:value-type="float" office:value="-0.922758" calcext:value-type="float">
            <text:p>-0.9227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4819" calcext:value-type="float">
            <text:p>57.4819</text:p>
          </table:table-cell>
          <table:table-cell office:value-type="float" office:value="56.5181" calcext:value-type="float">
            <text:p>56.5181</text:p>
          </table:table-cell>
          <table:table-cell office:value-type="float" office:value="58.3636" calcext:value-type="float">
            <text:p>58.3636</text:p>
          </table:table-cell>
          <table:table-cell office:value-type="float" office:value="55.6364" calcext:value-type="float">
            <text:p>55.6364</text:p>
          </table:table-cell>
        </table:table-row>
        <table:table-row table:style-name="ro1">
          <table:table-cell office:value-type="float" office:value="-19.8391" calcext:value-type="float">
            <text:p>-19.8391</text:p>
          </table:table-cell>
          <table:table-cell office:value-type="float" office:value="4.96013" calcext:value-type="float">
            <text:p>4.96013</text:p>
          </table:table-cell>
          <table:table-cell office:value-type="float" office:value="2.75848" calcext:value-type="float">
            <text:p>2.75848</text:p>
          </table:table-cell>
          <table:table-cell/>
          <table:table-cell office:value-type="float" office:value="-0.405413" calcext:value-type="float">
            <text:p>-0.405413</text:p>
          </table:table-cell>
          <table:table-cell office:value-type="float" office:value="-0.561776" calcext:value-type="float">
            <text:p>-0.5617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1564" calcext:value-type="float">
            <text:p>57.1564</text:p>
          </table:table-cell>
          <table:table-cell office:value-type="float" office:value="56.8436" calcext:value-type="float">
            <text:p>56.8436</text:p>
          </table:table-cell>
          <table:table-cell office:value-type="float" office:value="57.9672" calcext:value-type="float">
            <text:p>57.9672</text:p>
          </table:table-cell>
          <table:table-cell office:value-type="float" office:value="56.0328" calcext:value-type="float">
            <text:p>56.0328</text:p>
          </table:table-cell>
        </table:table-row>
        <table:table-row table:style-name="ro1">
          <table:table-cell office:value-type="float" office:value="-19.328" calcext:value-type="float">
            <text:p>-19.328</text:p>
          </table:table-cell>
          <table:table-cell office:value-type="float" office:value="4.75897" calcext:value-type="float">
            <text:p>4.75897</text:p>
          </table:table-cell>
          <table:table-cell office:value-type="float" office:value="2.90575" calcext:value-type="float">
            <text:p>2.90575</text:p>
          </table:table-cell>
          <table:table-cell/>
          <table:table-cell office:value-type="float" office:value="-0.141076" calcext:value-type="float">
            <text:p>-0.141076</text:p>
          </table:table-cell>
          <table:table-cell office:value-type="float" office:value="-0.119932" calcext:value-type="float">
            <text:p>-0.1199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9789" calcext:value-type="float">
            <text:p>56.9789</text:p>
          </table:table-cell>
          <table:table-cell office:value-type="float" office:value="57.0211" calcext:value-type="float">
            <text:p>57.0211</text:p>
          </table:table-cell>
          <table:table-cell office:value-type="float" office:value="57.261" calcext:value-type="float">
            <text:p>57.261</text:p>
          </table:table-cell>
          <table:table-cell office:value-type="float" office:value="56.739" calcext:value-type="float">
            <text:p>56.739</text:p>
          </table:table-cell>
        </table:table-row>
        <table:table-row table:style-name="ro1">
          <table:table-cell office:value-type="float" office:value="-18.602" calcext:value-type="float">
            <text:p>-18.602</text:p>
          </table:table-cell>
          <table:table-cell office:value-type="float" office:value="4.4282" calcext:value-type="float">
            <text:p>4.4282</text:p>
          </table:table-cell>
          <table:table-cell office:value-type="float" office:value="3.10182" calcext:value-type="float">
            <text:p>3.10182</text:p>
          </table:table-cell>
          <table:table-cell/>
          <table:table-cell office:value-type="float" office:value="-0.478312" calcext:value-type="float">
            <text:p>-0.478312</text:p>
          </table:table-cell>
          <table:table-cell office:value-type="float" office:value="0.348395" calcext:value-type="float">
            <text:p>0.3483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1733" calcext:value-type="float">
            <text:p>56.1733</text:p>
          </table:table-cell>
          <table:table-cell office:value-type="float" office:value="57.8267" calcext:value-type="float">
            <text:p>57.8267</text:p>
          </table:table-cell>
          <table:table-cell office:value-type="float" office:value="57.1299" calcext:value-type="float">
            <text:p>57.1299</text:p>
          </table:table-cell>
          <table:table-cell office:value-type="float" office:value="56.8701" calcext:value-type="float">
            <text:p>56.8701</text:p>
          </table:table-cell>
        </table:table-row>
        <table:table-row table:style-name="ro1">
          <table:table-cell office:value-type="float" office:value="-17.8916" calcext:value-type="float">
            <text:p>-17.8916</text:p>
          </table:table-cell>
          <table:table-cell office:value-type="float" office:value="4.05605" calcext:value-type="float">
            <text:p>4.05605</text:p>
          </table:table-cell>
          <table:table-cell office:value-type="float" office:value="3.21775" calcext:value-type="float">
            <text:p>3.21775</text:p>
          </table:table-cell>
          <table:table-cell/>
          <table:table-cell office:value-type="float" office:value="-0.283318" calcext:value-type="float">
            <text:p>-0.283318</text:p>
          </table:table-cell>
          <table:table-cell office:value-type="float" office:value="0.485241" calcext:value-type="float">
            <text:p>0.4852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2314" calcext:value-type="float">
            <text:p>56.2314</text:p>
          </table:table-cell>
          <table:table-cell office:value-type="float" office:value="57.7686" calcext:value-type="float">
            <text:p>57.7686</text:p>
          </table:table-cell>
          <table:table-cell office:value-type="float" office:value="56.7981" calcext:value-type="float">
            <text:p>56.7981</text:p>
          </table:table-cell>
          <table:table-cell office:value-type="float" office:value="57.2019" calcext:value-type="float">
            <text:p>57.2019</text:p>
          </table:table-cell>
        </table:table-row>
        <table:table-row table:style-name="ro1">
          <table:table-cell office:value-type="float" office:value="-17.1806" calcext:value-type="float">
            <text:p>-17.1806</text:p>
          </table:table-cell>
          <table:table-cell office:value-type="float" office:value="3.60875" calcext:value-type="float">
            <text:p>3.60875</text:p>
          </table:table-cell>
          <table:table-cell office:value-type="float" office:value="3.33406" calcext:value-type="float">
            <text:p>3.33406</text:p>
          </table:table-cell>
          <table:table-cell/>
          <table:table-cell office:value-type="float" office:value="-0.413873" calcext:value-type="float">
            <text:p>-0.413873</text:p>
          </table:table-cell>
          <table:table-cell office:value-type="float" office:value="0.789402" calcext:value-type="float">
            <text:p>0.7894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7967" calcext:value-type="float">
            <text:p>55.7967</text:p>
          </table:table-cell>
          <table:table-cell office:value-type="float" office:value="58.2033" calcext:value-type="float">
            <text:p>58.2033</text:p>
          </table:table-cell>
          <table:table-cell office:value-type="float" office:value="56.6245" calcext:value-type="float">
            <text:p>56.6245</text:p>
          </table:table-cell>
          <table:table-cell office:value-type="float" office:value="57.3755" calcext:value-type="float">
            <text:p>57.3755</text:p>
          </table:table-cell>
        </table:table-row>
        <table:table-row table:style-name="ro1">
          <table:table-cell office:value-type="float" office:value="-16.4617" calcext:value-type="float">
            <text:p>-16.4617</text:p>
          </table:table-cell>
          <table:table-cell office:value-type="float" office:value="3.19266" calcext:value-type="float">
            <text:p>3.19266</text:p>
          </table:table-cell>
          <table:table-cell office:value-type="float" office:value="3.44564" calcext:value-type="float">
            <text:p>3.44564</text:p>
          </table:table-cell>
          <table:table-cell/>
          <table:table-cell office:value-type="float" office:value="-0.526271" calcext:value-type="float">
            <text:p>-0.526271</text:p>
          </table:table-cell>
          <table:table-cell office:value-type="float" office:value="0.672831" calcext:value-type="float">
            <text:p>0.6728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8009" calcext:value-type="float">
            <text:p>55.8009</text:p>
          </table:table-cell>
          <table:table-cell office:value-type="float" office:value="58.1991" calcext:value-type="float">
            <text:p>58.1991</text:p>
          </table:table-cell>
          <table:table-cell office:value-type="float" office:value="56.8534" calcext:value-type="float">
            <text:p>56.8534</text:p>
          </table:table-cell>
          <table:table-cell office:value-type="float" office:value="57.1466" calcext:value-type="float">
            <text:p>57.1466</text:p>
          </table:table-cell>
        </table:table-row>
        <table:table-row table:style-name="ro1">
          <table:table-cell office:value-type="float" office:value="-15.6703" calcext:value-type="float">
            <text:p>-15.6703</text:p>
          </table:table-cell>
          <table:table-cell office:value-type="float" office:value="2.75638" calcext:value-type="float">
            <text:p>2.75638</text:p>
          </table:table-cell>
          <table:table-cell office:value-type="float" office:value="3.47997" calcext:value-type="float">
            <text:p>3.47997</text:p>
          </table:table-cell>
          <table:table-cell/>
          <table:table-cell office:value-type="float" office:value="-0.330198" calcext:value-type="float">
            <text:p>-0.330198</text:p>
          </table:table-cell>
          <table:table-cell office:value-type="float" office:value="0.779967" calcext:value-type="float">
            <text:p>0.7799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8898" calcext:value-type="float">
            <text:p>55.8898</text:p>
          </table:table-cell>
          <table:table-cell office:value-type="float" office:value="58.1102" calcext:value-type="float">
            <text:p>58.1102</text:p>
          </table:table-cell>
          <table:table-cell office:value-type="float" office:value="56.5502" calcext:value-type="float">
            <text:p>56.5502</text:p>
          </table:table-cell>
          <table:table-cell office:value-type="float" office:value="57.4498" calcext:value-type="float">
            <text:p>57.4498</text:p>
          </table:table-cell>
        </table:table-row>
        <table:table-row table:style-name="ro1">
          <table:table-cell office:value-type="float" office:value="-14.9753" calcext:value-type="float">
            <text:p>-14.9753</text:p>
          </table:table-cell>
          <table:table-cell office:value-type="float" office:value="2.36894" calcext:value-type="float">
            <text:p>2.36894</text:p>
          </table:table-cell>
          <table:table-cell office:value-type="float" office:value="3.56469" calcext:value-type="float">
            <text:p>3.56469</text:p>
          </table:table-cell>
          <table:table-cell/>
          <table:table-cell office:value-type="float" office:value="-0.659941" calcext:value-type="float">
            <text:p>-0.659941</text:p>
          </table:table-cell>
          <table:table-cell office:value-type="float" office:value="0.610363" calcext:value-type="float">
            <text:p>0.6103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7297" calcext:value-type="float">
            <text:p>55.7297</text:p>
          </table:table-cell>
          <table:table-cell office:value-type="float" office:value="58.2703" calcext:value-type="float">
            <text:p>58.2703</text:p>
          </table:table-cell>
          <table:table-cell office:value-type="float" office:value="57.0496" calcext:value-type="float">
            <text:p>57.0496</text:p>
          </table:table-cell>
          <table:table-cell office:value-type="float" office:value="56.9504" calcext:value-type="float">
            <text:p>56.9504</text:p>
          </table:table-cell>
        </table:table-row>
        <table:table-row table:style-name="ro1">
          <table:table-cell office:value-type="float" office:value="-14.3083" calcext:value-type="float">
            <text:p>-14.3083</text:p>
          </table:table-cell>
          <table:table-cell office:value-type="float" office:value="2.0302" calcext:value-type="float">
            <text:p>2.0302</text:p>
          </table:table-cell>
          <table:table-cell office:value-type="float" office:value="3.6042" calcext:value-type="float">
            <text:p>3.6042</text:p>
          </table:table-cell>
          <table:table-cell/>
          <table:table-cell office:value-type="float" office:value="-0.597083" calcext:value-type="float">
            <text:p>-0.597083</text:p>
          </table:table-cell>
          <table:table-cell office:value-type="float" office:value="0.439371" calcext:value-type="float">
            <text:p>0.4393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9635" calcext:value-type="float">
            <text:p>55.9635</text:p>
          </table:table-cell>
          <table:table-cell office:value-type="float" office:value="58.0365" calcext:value-type="float">
            <text:p>58.0365</text:p>
          </table:table-cell>
          <table:table-cell office:value-type="float" office:value="57.1577" calcext:value-type="float">
            <text:p>57.1577</text:p>
          </table:table-cell>
          <table:table-cell office:value-type="float" office:value="56.8423" calcext:value-type="float">
            <text:p>56.8423</text:p>
          </table:table-cell>
        </table:table-row>
        <table:table-row table:style-name="ro1">
          <table:table-cell office:value-type="float" office:value="-13.6437" calcext:value-type="float">
            <text:p>-13.6437</text:p>
          </table:table-cell>
          <table:table-cell office:value-type="float" office:value="1.74923" calcext:value-type="float">
            <text:p>1.74923</text:p>
          </table:table-cell>
          <table:table-cell office:value-type="float" office:value="3.64067" calcext:value-type="float">
            <text:p>3.64067</text:p>
          </table:table-cell>
          <table:table-cell/>
          <table:table-cell office:value-type="float" office:value="-0.703215" calcext:value-type="float">
            <text:p>-0.703215</text:p>
          </table:table-cell>
          <table:table-cell office:value-type="float" office:value="0.226035" calcext:value-type="float">
            <text:p>0.2260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0707" calcext:value-type="float">
            <text:p>56.0707</text:p>
          </table:table-cell>
          <table:table-cell office:value-type="float" office:value="57.9293" calcext:value-type="float">
            <text:p>57.9293</text:p>
          </table:table-cell>
          <table:table-cell office:value-type="float" office:value="57.4772" calcext:value-type="float">
            <text:p>57.4772</text:p>
          </table:table-cell>
          <table:table-cell office:value-type="float" office:value="56.5228" calcext:value-type="float">
            <text:p>56.5228</text:p>
          </table:table-cell>
        </table:table-row>
        <table:table-row table:style-name="ro1">
          <table:table-cell office:value-type="float" office:value="-12.9816" calcext:value-type="float">
            <text:p>-12.9816</text:p>
          </table:table-cell>
          <table:table-cell office:value-type="float" office:value="1.5555" calcext:value-type="float">
            <text:p>1.5555</text:p>
          </table:table-cell>
          <table:table-cell office:value-type="float" office:value="3.59902" calcext:value-type="float">
            <text:p>3.59902</text:p>
          </table:table-cell>
          <table:table-cell/>
          <table:table-cell office:value-type="float" office:value="-0.488341" calcext:value-type="float">
            <text:p>-0.488341</text:p>
          </table:table-cell>
          <table:table-cell office:value-type="float" office:value="-0.121104" calcext:value-type="float">
            <text:p>-0.1211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6328" calcext:value-type="float">
            <text:p>56.6328</text:p>
          </table:table-cell>
          <table:table-cell office:value-type="float" office:value="57.3672" calcext:value-type="float">
            <text:p>57.3672</text:p>
          </table:table-cell>
          <table:table-cell office:value-type="float" office:value="57.6094" calcext:value-type="float">
            <text:p>57.6094</text:p>
          </table:table-cell>
          <table:table-cell office:value-type="float" office:value="56.3906" calcext:value-type="float">
            <text:p>56.3906</text:p>
          </table:table-cell>
        </table:table-row>
        <table:table-row table:style-name="ro1">
          <table:table-cell office:value-type="float" office:value="-12.3046" calcext:value-type="float">
            <text:p>-12.3046</text:p>
          </table:table-cell>
          <table:table-cell office:value-type="float" office:value="1.38535" calcext:value-type="float">
            <text:p>1.38535</text:p>
          </table:table-cell>
          <table:table-cell office:value-type="float" office:value="3.4704" calcext:value-type="float">
            <text:p>3.4704</text:p>
          </table:table-cell>
          <table:table-cell/>
          <table:table-cell office:value-type="float" office:value="-0.212431" calcext:value-type="float">
            <text:p>-0.212431</text:p>
          </table:table-cell>
          <table:table-cell office:value-type="float" office:value="-0.214495" calcext:value-type="float">
            <text:p>-0.2144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0021" calcext:value-type="float">
            <text:p>57.0021</text:p>
          </table:table-cell>
          <table:table-cell office:value-type="float" office:value="56.9979" calcext:value-type="float">
            <text:p>56.9979</text:p>
          </table:table-cell>
          <table:table-cell office:value-type="float" office:value="57.4269" calcext:value-type="float">
            <text:p>57.4269</text:p>
          </table:table-cell>
          <table:table-cell office:value-type="float" office:value="56.5731" calcext:value-type="float">
            <text:p>56.5731</text:p>
          </table:table-cell>
        </table:table-row>
        <table:table-row table:style-name="ro1">
          <table:table-cell office:value-type="float" office:value="-11.6598" calcext:value-type="float">
            <text:p>-11.6598</text:p>
          </table:table-cell>
          <table:table-cell office:value-type="float" office:value="1.29857" calcext:value-type="float">
            <text:p>1.29857</text:p>
          </table:table-cell>
          <table:table-cell office:value-type="float" office:value="3.33215" calcext:value-type="float">
            <text:p>3.33215</text:p>
          </table:table-cell>
          <table:table-cell/>
          <table:table-cell office:value-type="float" office:value="-0.239254" calcext:value-type="float">
            <text:p>-0.239254</text:p>
          </table:table-cell>
          <table:table-cell office:value-type="float" office:value="-0.565229" calcext:value-type="float">
            <text:p>-0.5652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326" calcext:value-type="float">
            <text:p>57.326</text:p>
          </table:table-cell>
          <table:table-cell office:value-type="float" office:value="56.674" calcext:value-type="float">
            <text:p>56.674</text:p>
          </table:table-cell>
          <table:table-cell office:value-type="float" office:value="57.8045" calcext:value-type="float">
            <text:p>57.8045</text:p>
          </table:table-cell>
          <table:table-cell office:value-type="float" office:value="56.1955" calcext:value-type="float">
            <text:p>56.1955</text:p>
          </table:table-cell>
        </table:table-row>
        <table:table-row table:style-name="ro1">
          <table:table-cell office:value-type="float" office:value="-11.1074" calcext:value-type="float">
            <text:p>-11.1074</text:p>
          </table:table-cell>
          <table:table-cell office:value-type="float" office:value="1.241" calcext:value-type="float">
            <text:p>1.241</text:p>
          </table:table-cell>
          <table:table-cell office:value-type="float" office:value="3.14303" calcext:value-type="float">
            <text:p>3.14303</text:p>
          </table:table-cell>
          <table:table-cell/>
          <table:table-cell office:value-type="float" office:value="-0.0828195" calcext:value-type="float">
            <text:p>-0.0828195</text:p>
          </table:table-cell>
          <table:table-cell office:value-type="float" office:value="-0.704893" calcext:value-type="float">
            <text:p>-0.7048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6221" calcext:value-type="float">
            <text:p>57.6221</text:p>
          </table:table-cell>
          <table:table-cell office:value-type="float" office:value="56.3779" calcext:value-type="float">
            <text:p>56.3779</text:p>
          </table:table-cell>
          <table:table-cell office:value-type="float" office:value="57.7877" calcext:value-type="float">
            <text:p>57.7877</text:p>
          </table:table-cell>
          <table:table-cell office:value-type="float" office:value="56.2123" calcext:value-type="float">
            <text:p>56.2123</text:p>
          </table:table-cell>
        </table:table-row>
        <table:table-row table:style-name="ro1">
          <table:table-cell office:value-type="float" office:value="-10.4863" calcext:value-type="float">
            <text:p>-10.4863</text:p>
          </table:table-cell>
          <table:table-cell office:value-type="float" office:value="1.23086" calcext:value-type="float">
            <text:p>1.23086</text:p>
          </table:table-cell>
          <table:table-cell office:value-type="float" office:value="2.97214" calcext:value-type="float">
            <text:p>2.97214</text:p>
          </table:table-cell>
          <table:table-cell/>
          <table:table-cell office:value-type="float" office:value="-0.202197" calcext:value-type="float">
            <text:p>-0.202197</text:p>
          </table:table-cell>
          <table:table-cell office:value-type="float" office:value="-0.92904" calcext:value-type="float">
            <text:p>-0.929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7268" calcext:value-type="float">
            <text:p>57.7268</text:p>
          </table:table-cell>
          <table:table-cell office:value-type="float" office:value="56.2732" calcext:value-type="float">
            <text:p>56.2732</text:p>
          </table:table-cell>
          <table:table-cell office:value-type="float" office:value="58.1312" calcext:value-type="float">
            <text:p>58.1312</text:p>
          </table:table-cell>
          <table:table-cell office:value-type="float" office:value="55.8688" calcext:value-type="float">
            <text:p>55.8688</text:p>
          </table:table-cell>
        </table:table-row>
        <table:table-row table:style-name="ro1">
          <table:table-cell office:value-type="float" office:value="-9.86514" calcext:value-type="float">
            <text:p>-9.86514</text:p>
          </table:table-cell>
          <table:table-cell office:value-type="float" office:value="1.22946" calcext:value-type="float">
            <text:p>1.22946</text:p>
          </table:table-cell>
          <table:table-cell office:value-type="float" office:value="2.76018" calcext:value-type="float">
            <text:p>2.76018</text:p>
          </table:table-cell>
          <table:table-cell/>
          <table:table-cell office:value-type="float" office:value="-0.0677144" calcext:value-type="float">
            <text:p>-0.0677144</text:p>
          </table:table-cell>
          <table:table-cell office:value-type="float" office:value="-1.0005" calcext:value-type="float">
            <text:p>-1.0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9328" calcext:value-type="float">
            <text:p>57.9328</text:p>
          </table:table-cell>
          <table:table-cell office:value-type="float" office:value="56.0672" calcext:value-type="float">
            <text:p>56.0672</text:p>
          </table:table-cell>
          <table:table-cell office:value-type="float" office:value="58.0682" calcext:value-type="float">
            <text:p>58.0682</text:p>
          </table:table-cell>
          <table:table-cell office:value-type="float" office:value="55.9318" calcext:value-type="float">
            <text:p>55.9318</text:p>
          </table:table-cell>
        </table:table-row>
        <table:table-row table:style-name="ro1">
          <table:table-cell office:value-type="float" office:value="-8.99262" calcext:value-type="float">
            <text:p>-8.99262</text:p>
          </table:table-cell>
          <table:table-cell office:value-type="float" office:value="1.24207" calcext:value-type="float">
            <text:p>1.24207</text:p>
          </table:table-cell>
          <table:table-cell office:value-type="float" office:value="2.58863" calcext:value-type="float">
            <text:p>2.58863</text:p>
          </table:table-cell>
          <table:table-cell/>
          <table:table-cell office:value-type="float" office:value="-0.264126" calcext:value-type="float">
            <text:p>-0.264126</text:p>
          </table:table-cell>
          <table:table-cell office:value-type="float" office:value="-1.09697" calcext:value-type="float">
            <text:p>-1.096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8328" calcext:value-type="float">
            <text:p>57.8328</text:p>
          </table:table-cell>
          <table:table-cell office:value-type="float" office:value="56.1672" calcext:value-type="float">
            <text:p>56.1672</text:p>
          </table:table-cell>
          <table:table-cell office:value-type="float" office:value="58.3611" calcext:value-type="float">
            <text:p>58.3611</text:p>
          </table:table-cell>
          <table:table-cell office:value-type="float" office:value="55.6389" calcext:value-type="float">
            <text:p>55.6389</text:p>
          </table:table-cell>
        </table:table-row>
        <table:table-row table:style-name="ro1">
          <table:table-cell office:value-type="float" office:value="-8.39384" calcext:value-type="float">
            <text:p>-8.39384</text:p>
          </table:table-cell>
          <table:table-cell office:value-type="float" office:value="1.21643" calcext:value-type="float">
            <text:p>1.21643</text:p>
          </table:table-cell>
          <table:table-cell office:value-type="float" office:value="2.44593" calcext:value-type="float">
            <text:p>2.44593</text:p>
          </table:table-cell>
          <table:table-cell/>
          <table:table-cell office:value-type="float" office:value="-0.417232" calcext:value-type="float">
            <text:p>-0.417232</text:p>
          </table:table-cell>
          <table:table-cell office:value-type="float" office:value="-0.974037" calcext:value-type="float">
            <text:p>-0.9740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5568" calcext:value-type="float">
            <text:p>57.5568</text:p>
          </table:table-cell>
          <table:table-cell office:value-type="float" office:value="56.4432" calcext:value-type="float">
            <text:p>56.4432</text:p>
          </table:table-cell>
          <table:table-cell office:value-type="float" office:value="58.3913" calcext:value-type="float">
            <text:p>58.3913</text:p>
          </table:table-cell>
          <table:table-cell office:value-type="float" office:value="55.6087" calcext:value-type="float">
            <text:p>55.6087</text:p>
          </table:table-cell>
        </table:table-row>
        <table:table-row table:style-name="ro1">
          <table:table-cell office:value-type="float" office:value="-7.78045" calcext:value-type="float">
            <text:p>-7.78045</text:p>
          </table:table-cell>
          <table:table-cell office:value-type="float" office:value="1.11798" calcext:value-type="float">
            <text:p>1.11798</text:p>
          </table:table-cell>
          <table:table-cell office:value-type="float" office:value="2.32668" calcext:value-type="float">
            <text:p>2.32668</text:p>
          </table:table-cell>
          <table:table-cell/>
          <table:table-cell office:value-type="float" office:value="-0.551037" calcext:value-type="float">
            <text:p>-0.551037</text:p>
          </table:table-cell>
          <table:table-cell office:value-type="float" office:value="-0.691753" calcext:value-type="float">
            <text:p>-0.6917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1407" calcext:value-type="float">
            <text:p>57.1407</text:p>
          </table:table-cell>
          <table:table-cell office:value-type="float" office:value="56.8593" calcext:value-type="float">
            <text:p>56.8593</text:p>
          </table:table-cell>
          <table:table-cell office:value-type="float" office:value="58.2428" calcext:value-type="float">
            <text:p>58.2428</text:p>
          </table:table-cell>
          <table:table-cell office:value-type="float" office:value="55.7572" calcext:value-type="float">
            <text:p>55.7572</text:p>
          </table:table-cell>
        </table:table-row>
        <table:table-row table:style-name="ro1">
          <table:table-cell office:value-type="float" office:value="-7.17916" calcext:value-type="float">
            <text:p>-7.17916</text:p>
          </table:table-cell>
          <table:table-cell office:value-type="float" office:value="0.95034" calcext:value-type="float">
            <text:p>0.95034</text:p>
          </table:table-cell>
          <table:table-cell office:value-type="float" office:value="2.16918" calcext:value-type="float">
            <text:p>2.16918</text:p>
          </table:table-cell>
          <table:table-cell/>
          <table:table-cell office:value-type="float" office:value="-0.42369" calcext:value-type="float">
            <text:p>-0.42369</text:p>
          </table:table-cell>
          <table:table-cell office:value-type="float" office:value="-0.401559" calcext:value-type="float">
            <text:p>-0.4015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9779" calcext:value-type="float">
            <text:p>56.9779</text:p>
          </table:table-cell>
          <table:table-cell office:value-type="float" office:value="57.0221" calcext:value-type="float">
            <text:p>57.0221</text:p>
          </table:table-cell>
          <table:table-cell office:value-type="float" office:value="57.8252" calcext:value-type="float">
            <text:p>57.8252</text:p>
          </table:table-cell>
          <table:table-cell office:value-type="float" office:value="56.1748" calcext:value-type="float">
            <text:p>56.1748</text:p>
          </table:table-cell>
        </table:table-row>
        <table:table-row table:style-name="ro1">
          <table:table-cell office:value-type="float" office:value="-6.57042" calcext:value-type="float">
            <text:p>-6.57042</text:p>
          </table:table-cell>
          <table:table-cell office:value-type="float" office:value="0.676155" calcext:value-type="float">
            <text:p>0.676155</text:p>
          </table:table-cell>
          <table:table-cell office:value-type="float" office:value="2.01463" calcext:value-type="float">
            <text:p>2.01463</text:p>
          </table:table-cell>
          <table:table-cell/>
          <table:table-cell office:value-type="float" office:value="-0.457346" calcext:value-type="float">
            <text:p>-0.457346</text:p>
          </table:table-cell>
          <table:table-cell office:value-type="float" office:value="0.0728673" calcext:value-type="float">
            <text:p>0.07286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4698" calcext:value-type="float">
            <text:p>56.4698</text:p>
          </table:table-cell>
          <table:table-cell office:value-type="float" office:value="57.5302" calcext:value-type="float">
            <text:p>57.5302</text:p>
          </table:table-cell>
          <table:table-cell office:value-type="float" office:value="57.3845" calcext:value-type="float">
            <text:p>57.3845</text:p>
          </table:table-cell>
          <table:table-cell office:value-type="float" office:value="56.6155" calcext:value-type="float">
            <text:p>56.6155</text:p>
          </table:table-cell>
        </table:table-row>
        <table:table-row table:style-name="ro1">
          <table:table-cell office:value-type="float" office:value="-5.80677" calcext:value-type="float">
            <text:p>-5.80677</text:p>
          </table:table-cell>
          <table:table-cell office:value-type="float" office:value="0.325988" calcext:value-type="float">
            <text:p>0.325988</text:p>
          </table:table-cell>
          <table:table-cell office:value-type="float" office:value="1.85847" calcext:value-type="float">
            <text:p>1.85847</text:p>
          </table:table-cell>
          <table:table-cell/>
          <table:table-cell office:value-type="float" office:value="-0.467572" calcext:value-type="float">
            <text:p>-0.467572</text:p>
          </table:table-cell>
          <table:table-cell office:value-type="float" office:value="0.454559" calcext:value-type="float">
            <text:p>0.4545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0779" calcext:value-type="float">
            <text:p>56.0779</text:p>
          </table:table-cell>
          <table:table-cell office:value-type="float" office:value="57.9221" calcext:value-type="float">
            <text:p>57.9221</text:p>
          </table:table-cell>
          <table:table-cell office:value-type="float" office:value="57.013" calcext:value-type="float">
            <text:p>57.013</text:p>
          </table:table-cell>
          <table:table-cell office:value-type="float" office:value="56.987" calcext:value-type="float">
            <text:p>56.987</text:p>
          </table:table-cell>
        </table:table-row>
        <table:table-row table:style-name="ro1">
          <table:table-cell office:value-type="float" office:value="-5.20404" calcext:value-type="float">
            <text:p>-5.20404</text:p>
          </table:table-cell>
          <table:table-cell office:value-type="float" office:value="-0.147365" calcext:value-type="float">
            <text:p>-0.147365</text:p>
          </table:table-cell>
          <table:table-cell office:value-type="float" office:value="1.70177" calcext:value-type="float">
            <text:p>1.70177</text:p>
          </table:table-cell>
          <table:table-cell/>
          <table:table-cell office:value-type="float" office:value="-0.477337" calcext:value-type="float">
            <text:p>-0.477337</text:p>
          </table:table-cell>
          <table:table-cell office:value-type="float" office:value="1.07006" calcext:value-type="float">
            <text:p>1.070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4526" calcext:value-type="float">
            <text:p>55.4526</text:p>
          </table:table-cell>
          <table:table-cell office:value-type="float" office:value="58.5474" calcext:value-type="float">
            <text:p>58.5474</text:p>
          </table:table-cell>
          <table:table-cell office:value-type="float" office:value="56.4073" calcext:value-type="float">
            <text:p>56.4073</text:p>
          </table:table-cell>
          <table:table-cell office:value-type="float" office:value="57.5927" calcext:value-type="float">
            <text:p>57.5927</text:p>
          </table:table-cell>
        </table:table-row>
        <table:table-row table:style-name="ro1">
          <table:table-cell office:value-type="float" office:value="-4.46807" calcext:value-type="float">
            <text:p>-4.46807</text:p>
          </table:table-cell>
          <table:table-cell office:value-type="float" office:value="-0.725629" calcext:value-type="float">
            <text:p>-0.725629</text:p>
          </table:table-cell>
          <table:table-cell office:value-type="float" office:value="1.55366" calcext:value-type="float">
            <text:p>1.55366</text:p>
          </table:table-cell>
          <table:table-cell/>
          <table:table-cell office:value-type="float" office:value="-0.521249" calcext:value-type="float">
            <text:p>-0.521249</text:p>
          </table:table-cell>
          <table:table-cell office:value-type="float" office:value="1.65604" calcext:value-type="float">
            <text:p>1.656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8227" calcext:value-type="float">
            <text:p>54.8227</text:p>
          </table:table-cell>
          <table:table-cell office:value-type="float" office:value="59.1773" calcext:value-type="float">
            <text:p>59.1773</text:p>
          </table:table-cell>
          <table:table-cell office:value-type="float" office:value="55.8652" calcext:value-type="float">
            <text:p>55.8652</text:p>
          </table:table-cell>
          <table:table-cell office:value-type="float" office:value="58.1348" calcext:value-type="float">
            <text:p>58.1348</text:p>
          </table:table-cell>
        </table:table-row>
        <table:table-row table:style-name="ro1">
          <table:table-cell office:value-type="float" office:value="-3.87402" calcext:value-type="float">
            <text:p>-3.87402</text:p>
          </table:table-cell>
          <table:table-cell office:value-type="float" office:value="-1.35509" calcext:value-type="float">
            <text:p>-1.35509</text:p>
          </table:table-cell>
          <table:table-cell office:value-type="float" office:value="1.36799" calcext:value-type="float">
            <text:p>1.36799</text:p>
          </table:table-cell>
          <table:table-cell/>
          <table:table-cell office:value-type="float" office:value="-0.365619" calcext:value-type="float">
            <text:p>-0.365619</text:p>
          </table:table-cell>
          <table:table-cell office:value-type="float" office:value="2.05886" calcext:value-type="float">
            <text:p>2.058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5755" calcext:value-type="float">
            <text:p>54.5755</text:p>
          </table:table-cell>
          <table:table-cell office:value-type="float" office:value="59.4245" calcext:value-type="float">
            <text:p>59.4245</text:p>
          </table:table-cell>
          <table:table-cell office:value-type="float" office:value="55.3068" calcext:value-type="float">
            <text:p>55.3068</text:p>
          </table:table-cell>
          <table:table-cell office:value-type="float" office:value="58.6932" calcext:value-type="float">
            <text:p>58.6932</text:p>
          </table:table-cell>
        </table:table-row>
        <table:table-row table:style-name="ro1">
          <table:table-cell office:value-type="float" office:value="-3.27298" calcext:value-type="float">
            <text:p>-3.27298</text:p>
          </table:table-cell>
          <table:table-cell office:value-type="float" office:value="-2.05807" calcext:value-type="float">
            <text:p>-2.05807</text:p>
          </table:table-cell>
          <table:table-cell office:value-type="float" office:value="1.24988" calcext:value-type="float">
            <text:p>1.24988</text:p>
          </table:table-cell>
          <table:table-cell/>
          <table:table-cell office:value-type="float" office:value="-0.643845" calcext:value-type="float">
            <text:p>-0.643845</text:p>
          </table:table-cell>
          <table:table-cell office:value-type="float" office:value="2.59039" calcext:value-type="float">
            <text:p>2.590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7658" calcext:value-type="float">
            <text:p>53.7658</text:p>
          </table:table-cell>
          <table:table-cell office:value-type="float" office:value="60.2342" calcext:value-type="float">
            <text:p>60.2342</text:p>
          </table:table-cell>
          <table:table-cell office:value-type="float" office:value="55.0535" calcext:value-type="float">
            <text:p>55.0535</text:p>
          </table:table-cell>
          <table:table-cell office:value-type="float" office:value="58.9465" calcext:value-type="float">
            <text:p>58.9465</text:p>
          </table:table-cell>
        </table:table-row>
        <table:table-row table:style-name="ro1">
          <table:table-cell office:value-type="float" office:value="-2.3819" calcext:value-type="float">
            <text:p>-2.3819</text:p>
          </table:table-cell>
          <table:table-cell office:value-type="float" office:value="-2.74355" calcext:value-type="float">
            <text:p>-2.74355</text:p>
          </table:table-cell>
          <table:table-cell office:value-type="float" office:value="1.04863" calcext:value-type="float">
            <text:p>1.04863</text:p>
          </table:table-cell>
          <table:table-cell/>
          <table:table-cell office:value-type="float" office:value="-0.29245" calcext:value-type="float">
            <text:p>-0.29245</text:p>
          </table:table-cell>
          <table:table-cell office:value-type="float" office:value="2.77408" calcext:value-type="float">
            <text:p>2.774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9335" calcext:value-type="float">
            <text:p>53.9335</text:p>
          </table:table-cell>
          <table:table-cell office:value-type="float" office:value="60.0665" calcext:value-type="float">
            <text:p>60.0665</text:p>
          </table:table-cell>
          <table:table-cell office:value-type="float" office:value="54.5184" calcext:value-type="float">
            <text:p>54.5184</text:p>
          </table:table-cell>
          <table:table-cell office:value-type="float" office:value="59.4816" calcext:value-type="float">
            <text:p>59.4816</text:p>
          </table:table-cell>
        </table:table-row>
        <table:table-row table:style-name="ro1">
          <table:table-cell office:value-type="float" office:value="-1.78675" calcext:value-type="float">
            <text:p>-1.78675</text:p>
          </table:table-cell>
          <table:table-cell office:value-type="float" office:value="-3.41376" calcext:value-type="float">
            <text:p>-3.41376</text:p>
          </table:table-cell>
          <table:table-cell office:value-type="float" office:value="0.863549" calcext:value-type="float">
            <text:p>0.863549</text:p>
          </table:table-cell>
          <table:table-cell/>
          <table:table-cell office:value-type="float" office:value="-0.336742" calcext:value-type="float">
            <text:p>-0.336742</text:p>
          </table:table-cell>
          <table:table-cell office:value-type="float" office:value="2.98297" calcext:value-type="float">
            <text:p>2.982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6803" calcext:value-type="float">
            <text:p>53.6803</text:p>
          </table:table-cell>
          <table:table-cell office:value-type="float" office:value="60.3197" calcext:value-type="float">
            <text:p>60.3197</text:p>
          </table:table-cell>
          <table:table-cell office:value-type="float" office:value="54.3538" calcext:value-type="float">
            <text:p>54.3538</text:p>
          </table:table-cell>
          <table:table-cell office:value-type="float" office:value="59.6462" calcext:value-type="float">
            <text:p>59.6462</text:p>
          </table:table-cell>
        </table:table-row>
        <table:table-row table:style-name="ro1">
          <table:table-cell office:value-type="float" office:value="-1.01115" calcext:value-type="float">
            <text:p>-1.01115</text:p>
          </table:table-cell>
          <table:table-cell office:value-type="float" office:value="-4.04292" calcext:value-type="float">
            <text:p>-4.04292</text:p>
          </table:table-cell>
          <table:table-cell office:value-type="float" office:value="0.699198" calcext:value-type="float">
            <text:p>0.699198</text:p>
          </table:table-cell>
          <table:table-cell/>
          <table:table-cell office:value-type="float" office:value="-0.399552" calcext:value-type="float">
            <text:p>-0.399552</text:p>
          </table:table-cell>
          <table:table-cell office:value-type="float" office:value="3.09734" calcext:value-type="float">
            <text:p>3.097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5031" calcext:value-type="float">
            <text:p>53.5031</text:p>
          </table:table-cell>
          <table:table-cell office:value-type="float" office:value="60.4969" calcext:value-type="float">
            <text:p>60.4969</text:p>
          </table:table-cell>
          <table:table-cell office:value-type="float" office:value="54.3022" calcext:value-type="float">
            <text:p>54.3022</text:p>
          </table:table-cell>
          <table:table-cell office:value-type="float" office:value="59.6978" calcext:value-type="float">
            <text:p>59.6978</text:p>
          </table:table-cell>
        </table:table-row>
        <table:table-row table:style-name="ro1">
          <table:table-cell office:value-type="float" office:value="-0.450296" calcext:value-type="float">
            <text:p>-0.450296</text:p>
          </table:table-cell>
          <table:table-cell office:value-type="float" office:value="-4.60526" calcext:value-type="float">
            <text:p>-4.60526</text:p>
          </table:table-cell>
          <table:table-cell office:value-type="float" office:value="0.464882" calcext:value-type="float">
            <text:p>0.464882</text:p>
          </table:table-cell>
          <table:table-cell/>
          <table:table-cell office:value-type="float" office:value="-0.0750629" calcext:value-type="float">
            <text:p>-0.0750629</text:p>
          </table:table-cell>
          <table:table-cell office:value-type="float" office:value="3.10882" calcext:value-type="float">
            <text:p>3.108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8161" calcext:value-type="float">
            <text:p>53.8161</text:p>
          </table:table-cell>
          <table:table-cell office:value-type="float" office:value="60.1839" calcext:value-type="float">
            <text:p>60.1839</text:p>
          </table:table-cell>
          <table:table-cell office:value-type="float" office:value="53.9662" calcext:value-type="float">
            <text:p>53.9662</text:p>
          </table:table-cell>
          <table:table-cell office:value-type="float" office:value="60.0338" calcext:value-type="float">
            <text:p>60.0338</text:p>
          </table:table-cell>
        </table:table-row>
        <table:table-row table:style-name="ro1">
          <table:table-cell office:value-type="float" office:value="0.132652" calcext:value-type="float">
            <text:p>0.132652</text:p>
          </table:table-cell>
          <table:table-cell office:value-type="float" office:value="-5.08614" calcext:value-type="float">
            <text:p>-5.08614</text:p>
          </table:table-cell>
          <table:table-cell office:value-type="float" office:value="0.306941" calcext:value-type="float">
            <text:p>0.306941</text:p>
          </table:table-cell>
          <table:table-cell/>
          <table:table-cell office:value-type="float" office:value="-0.35028" calcext:value-type="float">
            <text:p>-0.35028</text:p>
          </table:table-cell>
          <table:table-cell office:value-type="float" office:value="3.05579" calcext:value-type="float">
            <text:p>3.055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5939" calcext:value-type="float">
            <text:p>53.5939</text:p>
          </table:table-cell>
          <table:table-cell office:value-type="float" office:value="60.4061" calcext:value-type="float">
            <text:p>60.4061</text:p>
          </table:table-cell>
          <table:table-cell office:value-type="float" office:value="54.2945" calcext:value-type="float">
            <text:p>54.2945</text:p>
          </table:table-cell>
          <table:table-cell office:value-type="float" office:value="59.7055" calcext:value-type="float">
            <text:p>59.7055</text:p>
          </table:table-cell>
        </table:table-row>
        <table:table-row table:style-name="ro1">
          <table:table-cell office:value-type="float" office:value="0.76766" calcext:value-type="float">
            <text:p>0.76766</text:p>
          </table:table-cell>
          <table:table-cell office:value-type="float" office:value="-5.45017" calcext:value-type="float">
            <text:p>-5.45017</text:p>
          </table:table-cell>
          <table:table-cell office:value-type="float" office:value="0.0925578" calcext:value-type="float">
            <text:p>0.0925578</text:p>
          </table:table-cell>
          <table:table-cell/>
          <table:table-cell office:value-type="float" office:value="-0.0736974" calcext:value-type="float">
            <text:p>-0.0736974</text:p>
          </table:table-cell>
          <table:table-cell office:value-type="float" office:value="2.84287" calcext:value-type="float">
            <text:p>2.842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0834" calcext:value-type="float">
            <text:p>54.0834</text:p>
          </table:table-cell>
          <table:table-cell office:value-type="float" office:value="59.9166" calcext:value-type="float">
            <text:p>59.9166</text:p>
          </table:table-cell>
          <table:table-cell office:value-type="float" office:value="54.2308" calcext:value-type="float">
            <text:p>54.2308</text:p>
          </table:table-cell>
          <table:table-cell office:value-type="float" office:value="59.7692" calcext:value-type="float">
            <text:p>59.7692</text:p>
          </table:table-cell>
        </table:table-row>
        <table:table-row table:style-name="ro1">
          <table:table-cell office:value-type="float" office:value="1.31457" calcext:value-type="float">
            <text:p>1.31457</text:p>
          </table:table-cell>
          <table:table-cell office:value-type="float" office:value="-5.62659" calcext:value-type="float">
            <text:p>-5.62659</text:p>
          </table:table-cell>
          <table:table-cell office:value-type="float" office:value="-0.0404494" calcext:value-type="float">
            <text:p>-0.0404494</text:p>
          </table:table-cell>
          <table:table-cell/>
          <table:table-cell office:value-type="float" office:value="-0.364735" calcext:value-type="float">
            <text:p>-0.364735</text:p>
          </table:table-cell>
          <table:table-cell office:value-type="float" office:value="2.30534" calcext:value-type="float">
            <text:p>2.305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3299" calcext:value-type="float">
            <text:p>54.3299</text:p>
          </table:table-cell>
          <table:table-cell office:value-type="float" office:value="59.6701" calcext:value-type="float">
            <text:p>59.6701</text:p>
          </table:table-cell>
          <table:table-cell office:value-type="float" office:value="55.0594" calcext:value-type="float">
            <text:p>55.0594</text:p>
          </table:table-cell>
          <table:table-cell office:value-type="float" office:value="58.9406" calcext:value-type="float">
            <text:p>58.9406</text:p>
          </table:table-cell>
        </table:table-row>
        <table:table-row table:style-name="ro1">
          <table:table-cell office:value-type="float" office:value="2.1993" calcext:value-type="float">
            <text:p>2.1993</text:p>
          </table:table-cell>
          <table:table-cell office:value-type="float" office:value="-5.6434" calcext:value-type="float">
            <text:p>-5.6434</text:p>
          </table:table-cell>
          <table:table-cell office:value-type="float" office:value="-0.136736" calcext:value-type="float">
            <text:p>-0.136736</text:p>
          </table:table-cell>
          <table:table-cell/>
          <table:table-cell office:value-type="float" office:value="-0.483441" calcext:value-type="float">
            <text:p>-0.483441</text:p>
          </table:table-cell>
          <table:table-cell office:value-type="float" office:value="1.84042" calcext:value-type="float">
            <text:p>1.840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6761" calcext:value-type="float">
            <text:p>54.6761</text:p>
          </table:table-cell>
          <table:table-cell office:value-type="float" office:value="59.3239" calcext:value-type="float">
            <text:p>59.3239</text:p>
          </table:table-cell>
          <table:table-cell office:value-type="float" office:value="55.643" calcext:value-type="float">
            <text:p>55.643</text:p>
          </table:table-cell>
          <table:table-cell office:value-type="float" office:value="58.357" calcext:value-type="float">
            <text:p>58.357</text:p>
          </table:table-cell>
        </table:table-row>
        <table:table-row table:style-name="ro1">
          <table:table-cell office:value-type="float" office:value="2.74448" calcext:value-type="float">
            <text:p>2.74448</text:p>
          </table:table-cell>
          <table:table-cell office:value-type="float" office:value="-5.49127" calcext:value-type="float">
            <text:p>-5.49127</text:p>
          </table:table-cell>
          <table:table-cell office:value-type="float" office:value="-0.162553" calcext:value-type="float">
            <text:p>-0.162553</text:p>
          </table:table-cell>
          <table:table-cell/>
          <table:table-cell office:value-type="float" office:value="-0.75399" calcext:value-type="float">
            <text:p>-0.75399</text:p>
          </table:table-cell>
          <table:table-cell office:value-type="float" office:value="1.29136" calcext:value-type="float">
            <text:p>1.291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9546" calcext:value-type="float">
            <text:p>54.9546</text:p>
          </table:table-cell>
          <table:table-cell office:value-type="float" office:value="59.0454" calcext:value-type="float">
            <text:p>59.0454</text:p>
          </table:table-cell>
          <table:table-cell office:value-type="float" office:value="56.4626" calcext:value-type="float">
            <text:p>56.4626</text:p>
          </table:table-cell>
          <table:table-cell office:value-type="float" office:value="57.5374" calcext:value-type="float">
            <text:p>57.5374</text:p>
          </table:table-cell>
        </table:table-row>
        <table:table-row table:style-name="ro1">
          <table:table-cell office:value-type="float" office:value="3.8337" calcext:value-type="float">
            <text:p>3.8337</text:p>
          </table:table-cell>
          <table:table-cell office:value-type="float" office:value="-4.92225" calcext:value-type="float">
            <text:p>-4.92225</text:p>
          </table:table-cell>
          <table:table-cell office:value-type="float" office:value="-0.241431" calcext:value-type="float">
            <text:p>-0.241431</text:p>
          </table:table-cell>
          <table:table-cell/>
          <table:table-cell office:value-type="float" office:value="-0.514787" calcext:value-type="float">
            <text:p>-0.514787</text:p>
          </table:table-cell>
          <table:table-cell office:value-type="float" office:value="-0.370778" calcext:value-type="float">
            <text:p>-0.3707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856" calcext:value-type="float">
            <text:p>56.856</text:p>
          </table:table-cell>
          <table:table-cell office:value-type="float" office:value="57.144" calcext:value-type="float">
            <text:p>57.144</text:p>
          </table:table-cell>
          <table:table-cell office:value-type="float" office:value="57.8856" calcext:value-type="float">
            <text:p>57.8856</text:p>
          </table:table-cell>
          <table:table-cell office:value-type="float" office:value="56.1144" calcext:value-type="float">
            <text:p>56.1144</text:p>
          </table:table-cell>
        </table:table-row>
        <table:table-row table:style-name="ro1">
          <table:table-cell office:value-type="float" office:value="4.36527" calcext:value-type="float">
            <text:p>4.36527</text:p>
          </table:table-cell>
          <table:table-cell office:value-type="float" office:value="-4.35123" calcext:value-type="float">
            <text:p>-4.35123</text:p>
          </table:table-cell>
          <table:table-cell office:value-type="float" office:value="-0.275375" calcext:value-type="float">
            <text:p>-0.275375</text:p>
          </table:table-cell>
          <table:table-cell/>
          <table:table-cell office:value-type="float" office:value="-0.677772" calcext:value-type="float">
            <text:p>-0.677772</text:p>
          </table:table-cell>
          <table:table-cell office:value-type="float" office:value="-0.391021" calcext:value-type="float">
            <text:p>-0.391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7132" calcext:value-type="float">
            <text:p>56.7132</text:p>
          </table:table-cell>
          <table:table-cell office:value-type="float" office:value="57.2868" calcext:value-type="float">
            <text:p>57.2868</text:p>
          </table:table-cell>
          <table:table-cell office:value-type="float" office:value="58.0688" calcext:value-type="float">
            <text:p>58.0688</text:p>
          </table:table-cell>
          <table:table-cell office:value-type="float" office:value="55.9312" calcext:value-type="float">
            <text:p>55.9312</text:p>
          </table:table-cell>
        </table:table-row>
        <table:table-row table:style-name="ro1">
          <table:table-cell office:value-type="float" office:value="4.85873" calcext:value-type="float">
            <text:p>4.85873</text:p>
          </table:table-cell>
          <table:table-cell office:value-type="float" office:value="-3.68632" calcext:value-type="float">
            <text:p>-3.68632</text:p>
          </table:table-cell>
          <table:table-cell office:value-type="float" office:value="-0.410887" calcext:value-type="float">
            <text:p>-0.410887</text:p>
          </table:table-cell>
          <table:table-cell/>
          <table:table-cell office:value-type="float" office:value="-0.225295" calcext:value-type="float">
            <text:p>-0.225295</text:p>
          </table:table-cell>
          <table:table-cell office:value-type="float" office:value="-0.822202" calcext:value-type="float">
            <text:p>-0.8222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5969" calcext:value-type="float">
            <text:p>57.5969</text:p>
          </table:table-cell>
          <table:table-cell office:value-type="float" office:value="56.4031" calcext:value-type="float">
            <text:p>56.4031</text:p>
          </table:table-cell>
          <table:table-cell office:value-type="float" office:value="58.0475" calcext:value-type="float">
            <text:p>58.0475</text:p>
          </table:table-cell>
          <table:table-cell office:value-type="float" office:value="55.9525" calcext:value-type="float">
            <text:p>55.9525</text:p>
          </table:table-cell>
        </table:table-row>
        <table:table-row table:style-name="ro1">
          <table:table-cell office:value-type="float" office:value="5.74038" calcext:value-type="float">
            <text:p>5.74038</text:p>
          </table:table-cell>
          <table:table-cell office:value-type="float" office:value="-2.92561" calcext:value-type="float">
            <text:p>-2.92561</text:p>
          </table:table-cell>
          <table:table-cell office:value-type="float" office:value="-0.518803" calcext:value-type="float">
            <text:p>-0.518803</text:p>
          </table:table-cell>
          <table:table-cell/>
          <table:table-cell office:value-type="float" office:value="-0.29314" calcext:value-type="float">
            <text:p>-0.29314</text:p>
          </table:table-cell>
          <table:table-cell office:value-type="float" office:value="-1.30781" calcext:value-type="float">
            <text:p>-1.307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0147" calcext:value-type="float">
            <text:p>58.0147</text:p>
          </table:table-cell>
          <table:table-cell office:value-type="float" office:value="55.9853" calcext:value-type="float">
            <text:p>55.9853</text:p>
          </table:table-cell>
          <table:table-cell office:value-type="float" office:value="58.6009" calcext:value-type="float">
            <text:p>58.6009</text:p>
          </table:table-cell>
          <table:table-cell office:value-type="float" office:value="55.3991" calcext:value-type="float">
            <text:p>55.3991</text:p>
          </table:table-cell>
        </table:table-row>
        <table:table-row table:style-name="ro1">
          <table:table-cell office:value-type="float" office:value="5.99191" calcext:value-type="float">
            <text:p>5.99191</text:p>
          </table:table-cell>
          <table:table-cell office:value-type="float" office:value="-2.49142" calcext:value-type="float">
            <text:p>-2.49142</text:p>
          </table:table-cell>
          <table:table-cell office:value-type="float" office:value="-0.626212" calcext:value-type="float">
            <text:p>-0.626212</text:p>
          </table:table-cell>
          <table:table-cell/>
          <table:table-cell office:value-type="float" office:value="-0.249524" calcext:value-type="float">
            <text:p>-0.249524</text:p>
          </table:table-cell>
          <table:table-cell office:value-type="float" office:value="-0.0355138" calcext:value-type="float">
            <text:p>-0.03551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786" calcext:value-type="float">
            <text:p>56.786</text:p>
          </table:table-cell>
          <table:table-cell office:value-type="float" office:value="57.214" calcext:value-type="float">
            <text:p>57.214</text:p>
          </table:table-cell>
          <table:table-cell office:value-type="float" office:value="57.285" calcext:value-type="float">
            <text:p>57.285</text:p>
          </table:table-cell>
          <table:table-cell office:value-type="float" office:value="56.715" calcext:value-type="float">
            <text:p>56.715</text:p>
          </table:table-cell>
        </table:table-row>
        <table:table-row table:style-name="ro1">
          <table:table-cell office:value-type="float" office:value="6.47497" calcext:value-type="float">
            <text:p>6.47497</text:p>
          </table:table-cell>
          <table:table-cell office:value-type="float" office:value="-1.58705" calcext:value-type="float">
            <text:p>-1.58705</text:p>
          </table:table-cell>
          <table:table-cell office:value-type="float" office:value="-0.933117" calcext:value-type="float">
            <text:p>-0.933117</text:p>
          </table:table-cell>
          <table:table-cell/>
          <table:table-cell office:value-type="float" office:value="0.653178" calcext:value-type="float">
            <text:p>0.653178</text:p>
          </table:table-cell>
          <table:table-cell office:value-type="float" office:value="-2.09476" calcext:value-type="float">
            <text:p>-2.09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7479" calcext:value-type="float">
            <text:p>59.7479</text:p>
          </table:table-cell>
          <table:table-cell office:value-type="float" office:value="54.2521" calcext:value-type="float">
            <text:p>54.2521</text:p>
          </table:table-cell>
          <table:table-cell office:value-type="float" office:value="58.4416" calcext:value-type="float">
            <text:p>58.4416</text:p>
          </table:table-cell>
          <table:table-cell office:value-type="float" office:value="55.5584" calcext:value-type="float">
            <text:p>55.5584</text:p>
          </table:table-cell>
        </table:table-row>
        <table:table-row table:style-name="ro1">
          <table:table-cell office:value-type="float" office:value="7.05132" calcext:value-type="float">
            <text:p>7.05132</text:p>
          </table:table-cell>
          <table:table-cell office:value-type="float" office:value="-1.14175" calcext:value-type="float">
            <text:p>-1.14175</text:p>
          </table:table-cell>
          <table:table-cell office:value-type="float" office:value="-1.12805" calcext:value-type="float">
            <text:p>-1.12805</text:p>
          </table:table-cell>
          <table:table-cell/>
          <table:table-cell office:value-type="float" office:value="0.287876" calcext:value-type="float">
            <text:p>0.287876</text:p>
          </table:table-cell>
          <table:table-cell office:value-type="float" office:value="-0.335531" calcext:value-type="float">
            <text:p>-0.3355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6234" calcext:value-type="float">
            <text:p>57.6234</text:p>
          </table:table-cell>
          <table:table-cell office:value-type="float" office:value="56.3766" calcext:value-type="float">
            <text:p>56.3766</text:p>
          </table:table-cell>
          <table:table-cell office:value-type="float" office:value="57.0477" calcext:value-type="float">
            <text:p>57.0477</text:p>
          </table:table-cell>
          <table:table-cell office:value-type="float" office:value="56.9523" calcext:value-type="float">
            <text:p>56.9523</text:p>
          </table:table-cell>
        </table:table-row>
        <table:table-row table:style-name="ro1">
          <table:table-cell office:value-type="float" office:value="7.54221" calcext:value-type="float">
            <text:p>7.54221</text:p>
          </table:table-cell>
          <table:table-cell office:value-type="float" office:value="-0.273326" calcext:value-type="float">
            <text:p>-0.273326</text:p>
          </table:table-cell>
          <table:table-cell office:value-type="float" office:value="-1.59421" calcext:value-type="float">
            <text:p>-1.59421</text:p>
          </table:table-cell>
          <table:table-cell/>
          <table:table-cell office:value-type="float" office:value="1.53714" calcext:value-type="float">
            <text:p>1.53714</text:p>
          </table:table-cell>
          <table:table-cell office:value-type="float" office:value="-2.23692" calcext:value-type="float">
            <text:p>-2.236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7741" calcext:value-type="float">
            <text:p>60.7741</text:p>
          </table:table-cell>
          <table:table-cell office:value-type="float" office:value="53.2259" calcext:value-type="float">
            <text:p>53.2259</text:p>
          </table:table-cell>
          <table:table-cell office:value-type="float" office:value="57.6998" calcext:value-type="float">
            <text:p>57.6998</text:p>
          </table:table-cell>
          <table:table-cell office:value-type="float" office:value="56.3002" calcext:value-type="float">
            <text:p>56.3002</text:p>
          </table:table-cell>
        </table:table-row>
        <table:table-row table:style-name="ro1">
          <table:table-cell office:value-type="float" office:value="8.0507" calcext:value-type="float">
            <text:p>8.0507</text:p>
          </table:table-cell>
          <table:table-cell office:value-type="float" office:value="0.665241" calcext:value-type="float">
            <text:p>0.665241</text:p>
          </table:table-cell>
          <table:table-cell office:value-type="float" office:value="-2.20661" calcext:value-type="float">
            <text:p>-2.20661</text:p>
          </table:table-cell>
          <table:table-cell/>
          <table:table-cell office:value-type="float" office:value="2.34138" calcext:value-type="float">
            <text:p>2.34138</text:p>
          </table:table-cell>
          <table:table-cell office:value-type="float" office:value="-2.77211" calcext:value-type="float">
            <text:p>-2.772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.1135" calcext:value-type="float">
            <text:p>62.1135</text:p>
          </table:table-cell>
          <table:table-cell office:value-type="float" office:value="51.8865" calcext:value-type="float">
            <text:p>51.8865</text:p>
          </table:table-cell>
          <table:table-cell office:value-type="float" office:value="57.4307" calcext:value-type="float">
            <text:p>57.4307</text:p>
          </table:table-cell>
          <table:table-cell office:value-type="float" office:value="56.5693" calcext:value-type="float">
            <text:p>56.5693</text:p>
          </table:table-cell>
        </table:table-row>
        <table:table-row table:style-name="ro1">
          <table:table-cell office:value-type="float" office:value="8.88404" calcext:value-type="float">
            <text:p>8.88404</text:p>
          </table:table-cell>
          <table:table-cell office:value-type="float" office:value="1.51698" calcext:value-type="float">
            <text:p>1.51698</text:p>
          </table:table-cell>
          <table:table-cell office:value-type="float" office:value="-2.87534" calcext:value-type="float">
            <text:p>-2.87534</text:p>
          </table:table-cell>
          <table:table-cell/>
          <table:table-cell office:value-type="float" office:value="2.82017" calcext:value-type="float">
            <text:p>2.82017</text:p>
          </table:table-cell>
          <table:table-cell office:value-type="float" office:value="-2.68325" calcext:value-type="float">
            <text:p>-2.683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.5034" calcext:value-type="float">
            <text:p>62.5034</text:p>
          </table:table-cell>
          <table:table-cell office:value-type="float" office:value="51.4966" calcext:value-type="float">
            <text:p>51.4966</text:p>
          </table:table-cell>
          <table:table-cell office:value-type="float" office:value="56.8631" calcext:value-type="float">
            <text:p>56.8631</text:p>
          </table:table-cell>
          <table:table-cell office:value-type="float" office:value="57.1369" calcext:value-type="float">
            <text:p>57.1369</text:p>
          </table:table-cell>
        </table:table-row>
      </table:table>
      <table:table table:name="Charts" table:style-name="ta1">
        <table:shapes>
          <draw:frame draw:z-index="0" draw:style-name="gr1" draw:text-style-name="P1" svg:width="159.99mm" svg:height="89.99mm" svg:x="1.4mm" svg:y="7.45mm">
            <loext:p draw:notify-on-update-of-ranges="Out_anly.E1:Out_anly.E1 Out_anly.E2:Out_anly.E180 Out_anly.C1:Out_anly.C1 Out_anly.C2:Out_anly.C1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0mm" svg:y="104.93mm">
            <loext:p draw:notify-on-update-of-ranges="Out_anly.F1:Out_anly.F1 Out_anly.F2:Out_anly.F180 Out_anly.B1:Out_anly.B1 Out_anly.B2:Out_anly.B18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90.05mm" svg:x="175.61mm" svg:y="11.15mm">
            <loext:p draw:notify-on-update-of-ranges="Out_anly.I1:Out_anly.I1 Out_anly.I2:Out_anly.I18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90.05mm" svg:x="175.33mm" svg:y="105.71mm">
            <loext:p draw:notify-on-update-of-ranges="Out_anly.J1:Out_anly.J1 Out_anly.J2:Out_anly.J18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90.05mm" svg:x="1.12mm" svg:y="204.78mm">
            <loext:p draw:notify-on-update-of-ranges="Out_anly.K1:Out_anly.K1 Out_anly.K2:Out_anly.K18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90.05mm" svg:x="165.58mm" svg:y="205.31mm">
            <loext:p draw:notify-on-update-of-ranges="Out_anly.L1:Out_anly.L1 Out_anly.L2:Out_anly.L18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 style:data-style-name="N2" text:time-value="11:24:50.558917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8T11:27:39.527417608</dc:date>
    <meta:editing-duration>PT7M53S</meta:editing-duration>
    <meta:editing-cycles>3</meta:editing-cycles>
    <meta:generator>LibreOffice/5.2.7.2$Linux_ARM_EABI LibreOffice_project/20m0$Build-2</meta:generator>
    <meta:document-statistic meta:table-count="2" meta:cell-count="199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legend chart:legend-position="end" svg:x="12.169cm" svg:y="3.952cm" style:legend-expansion="high" chart:style-name="ch2"/>
        <chart:plot-area chart:style-name="ch3" table:cell-range-address="Out_anly.E1:Out_anly.E180 Out_anly.C1:Out_anly.C180" chart:data-source-has-labels="row" svg:x="0.32cm" svg:y="0.18cm" svg:width="11.529cm" svg:height="8.64cm">
          <chartooo:coordinate-region svg:x="0.862cm" svg:y="0.379cm" svg:width="10.98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_anly.E2:Out_anly.E180" chart:label-cell-address="Out_anly.E1:Out_anly.E1" chart:class="chart:line">
            <chart:data-point chart:repeated="179"/>
          </chart:series>
          <chart:series chart:style-name="ch7" chart:values-cell-range-address="Out_anly.C2:Out_anly.C180" chart:label-cell-address="Out_anly.C1:Out_anly.C1" chart:class="chart:line">
            <chart:data-point chart:repeated="1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TRL ROLL</text:p>
                <draw:g>
                  <svg:desc>Out_anly.E1:Out_anly.E1</svg:desc>
                </draw:g>
              </table:table-cell>
              <table:table-cell office:value-type="string">
                <text:p>ORIENTATION Z</text:p>
                <draw:g>
                  <svg:desc>Out_anly.C1:Out_anly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_anly.E2:Out_anly.E180</svg:desc>
                </draw:g>
              </table:table-cell>
              <table:table-cell office:value-type="float" office:value="-0">
                <text:p>-0</text:p>
                <draw:g>
                  <svg:desc>Out_anly.C2:Out_anly.C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383">
                <text:p>5.5383</text:p>
              </table:table-cell>
              <table:table-cell office:value-type="float" office:value="-1.29399">
                <text:p>-1.29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1139">
                <text:p>0.401139</text:p>
              </table:table-cell>
              <table:table-cell office:value-type="float" office:value="-1.29399">
                <text:p>-1.29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9958">
                <text:p>0.439958</text:p>
              </table:table-cell>
              <table:table-cell office:value-type="float" office:value="-1.29399">
                <text:p>-1.29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8957">
                <text:p>0.508957</text:p>
              </table:table-cell>
              <table:table-cell office:value-type="float" office:value="-1.30105">
                <text:p>-1.30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0695">
                <text:p>0.550695</text:p>
              </table:table-cell>
              <table:table-cell office:value-type="float" office:value="-1.30827">
                <text:p>-1.308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2141">
                <text:p>0.532141</text:p>
              </table:table-cell>
              <table:table-cell office:value-type="float" office:value="-1.30151">
                <text:p>-1.301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8171">
                <text:p>0.598171</text:p>
              </table:table-cell>
              <table:table-cell office:value-type="float" office:value="-1.3015">
                <text:p>-1.3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261">
                <text:p>0.7261</text:p>
              </table:table-cell>
              <table:table-cell office:value-type="float" office:value="-1.32226">
                <text:p>-1.32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01427">
                <text:p>0.801427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9584">
                <text:p>0.759584</text:p>
              </table:table-cell>
              <table:table-cell office:value-type="float" office:value="-1.35668">
                <text:p>-1.356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93096">
                <text:p>0.893096</text:p>
              </table:table-cell>
              <table:table-cell office:value-type="float" office:value="-1.3846">
                <text:p>-1.38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0423">
                <text:p>1.00423</text:p>
              </table:table-cell>
              <table:table-cell office:value-type="float" office:value="-1.42696">
                <text:p>-1.426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68499">
                <text:p>0.968499</text:p>
              </table:table-cell>
              <table:table-cell office:value-type="float" office:value="-1.4482">
                <text:p>-1.44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8838">
                <text:p>1.28838</text:p>
              </table:table-cell>
              <table:table-cell office:value-type="float" office:value="-1.53264">
                <text:p>-1.53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3583">
                <text:p>1.23583</text:p>
              </table:table-cell>
              <table:table-cell office:value-type="float" office:value="-1.58853">
                <text:p>-1.58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8752">
                <text:p>1.68752</text:p>
              </table:table-cell>
              <table:table-cell office:value-type="float" office:value="-1.73517">
                <text:p>-1.735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5963">
                <text:p>1.95963</text:p>
              </table:table-cell>
              <table:table-cell office:value-type="float" office:value="-1.92363">
                <text:p>-1.923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5111">
                <text:p>2.25111</text:p>
              </table:table-cell>
              <table:table-cell office:value-type="float" office:value="-2.15438">
                <text:p>-2.154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9208">
                <text:p>2.29208</text:p>
              </table:table-cell>
              <table:table-cell office:value-type="float" office:value="-2.3645">
                <text:p>-2.36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4328">
                <text:p>2.24328</text:p>
              </table:table-cell>
              <table:table-cell office:value-type="float" office:value="-2.5329">
                <text:p>-2.53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8736">
                <text:p>2.48736</text:p>
              </table:table-cell>
              <table:table-cell office:value-type="float" office:value="-2.72956">
                <text:p>-2.729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4366">
                <text:p>1.84366</text:p>
              </table:table-cell>
              <table:table-cell office:value-type="float" office:value="-2.74383">
                <text:p>-2.743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0812">
                <text:p>2.10812</text:p>
              </table:table-cell>
              <table:table-cell office:value-type="float" office:value="-2.79972">
                <text:p>-2.799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6639">
                <text:p>1.66639</text:p>
              </table:table-cell>
              <table:table-cell office:value-type="float" office:value="-2.72912">
                <text:p>-2.729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0517">
                <text:p>1.60517</text:p>
              </table:table-cell>
              <table:table-cell office:value-type="float" office:value="-2.6297">
                <text:p>-2.62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9459">
                <text:p>1.29459</text:p>
              </table:table-cell>
              <table:table-cell office:value-type="float" office:value="-2.44579">
                <text:p>-2.445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042">
                <text:p>1.7042</text:p>
              </table:table-cell>
              <table:table-cell office:value-type="float" office:value="-2.35248">
                <text:p>-2.352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8917">
                <text:p>1.08917</text:p>
              </table:table-cell>
              <table:table-cell office:value-type="float" office:value="-2.10508">
                <text:p>-2.105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8965">
                <text:p>1.28965</text:p>
              </table:table-cell>
              <table:table-cell office:value-type="float" office:value="-1.90595">
                <text:p>-1.905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2471">
                <text:p>1.32471</text:p>
              </table:table-cell>
              <table:table-cell office:value-type="float" office:value="-1.71468">
                <text:p>-1.714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7487">
                <text:p>1.17487</text:p>
              </table:table-cell>
              <table:table-cell office:value-type="float" office:value="-1.48889">
                <text:p>-1.488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5717">
                <text:p>1.15717</text:p>
              </table:table-cell>
              <table:table-cell office:value-type="float" office:value="-1.2633">
                <text:p>-1.26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771">
                <text:p>0.68771</text:p>
              </table:table-cell>
              <table:table-cell office:value-type="float" office:value="-0.933935">
                <text:p>-0.9339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84208">
                <text:p>0.684208</text:p>
              </table:table-cell>
              <table:table-cell office:value-type="float" office:value="-0.618749">
                <text:p>-0.6187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17316">
                <text:p>0.617316</text:p>
              </table:table-cell>
              <table:table-cell office:value-type="float" office:value="-0.304216">
                <text:p>-0.3042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956">
                <text:p>0.53956</text:p>
              </table:table-cell>
              <table:table-cell office:value-type="float" office:value="0.0100393">
                <text:p>0.01003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2907">
                <text:p>0.272907</text:p>
              </table:table-cell>
              <table:table-cell office:value-type="float" office:value="0.365968">
                <text:p>0.3659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4087">
                <text:p>0.104087</text:p>
              </table:table-cell>
              <table:table-cell office:value-type="float" office:value="0.73549">
                <text:p>0.735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89685">
                <text:p>0.189685</text:p>
              </table:table-cell>
              <table:table-cell office:value-type="float" office:value="1.05568">
                <text:p>1.055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22486">
                <text:p>0.0122486</text:p>
              </table:table-cell>
              <table:table-cell office:value-type="float" office:value="1.38899">
                <text:p>1.388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82546">
                <text:p>-0.182546</text:p>
              </table:table-cell>
              <table:table-cell office:value-type="float" office:value="1.73626">
                <text:p>1.736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78949">
                <text:p>-0.478949</text:p>
              </table:table-cell>
              <table:table-cell office:value-type="float" office:value="2.1179">
                <text:p>2.11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79328">
                <text:p>-0.679328</text:p>
              </table:table-cell>
              <table:table-cell office:value-type="float" office:value="2.50655">
                <text:p>2.506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95709">
                <text:p>-0.595709</text:p>
              </table:table-cell>
              <table:table-cell office:value-type="float" office:value="2.83266">
                <text:p>2.832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126">
                <text:p>-0.4126</text:p>
              </table:table-cell>
              <table:table-cell office:value-type="float" office:value="3.0748">
                <text:p>3.07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487835">
                <text:p>-0.487835</text:p>
              </table:table-cell>
              <table:table-cell office:value-type="float" office:value="3.29713">
                <text:p>3.297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318907">
                <text:p>-0.318907</text:p>
              </table:table-cell>
              <table:table-cell office:value-type="float" office:value="3.44233">
                <text:p>3.442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30778">
                <text:p>0.130778</text:p>
              </table:table-cell>
              <table:table-cell office:value-type="float" office:value="3.44883">
                <text:p>3.448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11979">
                <text:p>0.411979</text:p>
              </table:table-cell>
              <table:table-cell office:value-type="float" office:value="3.36504">
                <text:p>3.365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4302">
                <text:p>0.554302</text:p>
              </table:table-cell>
              <table:table-cell office:value-type="float" office:value="3.22989">
                <text:p>3.229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7595">
                <text:p>0.87595</text:p>
              </table:table-cell>
              <table:table-cell office:value-type="float" office:value="3.00579">
                <text:p>3.005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8745">
                <text:p>1.38745</text:p>
              </table:table-cell>
              <table:table-cell office:value-type="float" office:value="2.65577">
                <text:p>2.655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69469">
                <text:p>1.69469</text:p>
              </table:table-cell>
              <table:table-cell office:value-type="float" office:value="2.23825">
                <text:p>2.238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4946">
                <text:p>2.24946</text:p>
              </table:table-cell>
              <table:table-cell office:value-type="float" office:value="1.70273">
                <text:p>1.702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60534">
                <text:p>2.60534</text:p>
              </table:table-cell>
              <table:table-cell office:value-type="float" office:value="1.10717">
                <text:p>1.107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671">
                <text:p>2.96671</text:p>
              </table:table-cell>
              <table:table-cell office:value-type="float" office:value="0.458377">
                <text:p>0.4583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27716">
                <text:p>3.27716</text:p>
              </table:table-cell>
              <table:table-cell office:value-type="float" office:value="-0.223721">
                <text:p>-0.2237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43337">
                <text:p>3.43337</text:p>
              </table:table-cell>
              <table:table-cell office:value-type="float" office:value="-0.896125">
                <text:p>-0.896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5308">
                <text:p>3.45308</text:p>
              </table:table-cell>
              <table:table-cell office:value-type="float" office:value="-1.52286">
                <text:p>-1.522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60478">
                <text:p>3.60478</text:p>
              </table:table-cell>
              <table:table-cell office:value-type="float" office:value="-2.13337">
                <text:p>-2.133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8973">
                <text:p>3.48973</text:p>
              </table:table-cell>
              <table:table-cell office:value-type="float" office:value="-2.66211">
                <text:p>-2.662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27031">
                <text:p>3.27031</text:p>
              </table:table-cell>
              <table:table-cell office:value-type="float" office:value="-3.08632">
                <text:p>-3.086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02129">
                <text:p>3.02129</text:p>
              </table:table-cell>
              <table:table-cell office:value-type="float" office:value="-3.40297">
                <text:p>-3.402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22917">
                <text:p>2.22917</text:p>
              </table:table-cell>
              <table:table-cell office:value-type="float" office:value="-3.48998">
                <text:p>-3.489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87369">
                <text:p>1.87369</text:p>
              </table:table-cell>
              <table:table-cell office:value-type="float" office:value="-3.46377">
                <text:p>-3.463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80443">
                <text:p>0.780443</text:p>
              </table:table-cell>
              <table:table-cell office:value-type="float" office:value="-3.15957">
                <text:p>-3.159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54833">
                <text:p>0.154833</text:p>
              </table:table-cell>
              <table:table-cell office:value-type="float" office:value="-2.70696">
                <text:p>-2.706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642754">
                <text:p>-0.642754</text:p>
              </table:table-cell>
              <table:table-cell office:value-type="float" office:value="-2.07863">
                <text:p>-2.078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01663">
                <text:p>-1.01663</text:p>
              </table:table-cell>
              <table:table-cell office:value-type="float" office:value="-1.38948">
                <text:p>-1.389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69955">
                <text:p>-1.69955</text:p>
              </table:table-cell>
              <table:table-cell office:value-type="float" office:value="-0.576112">
                <text:p>-0.5761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87833">
                <text:p>-1.87833</text:p>
              </table:table-cell>
              <table:table-cell office:value-type="float" office:value="0.229853">
                <text:p>0.2298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12774">
                <text:p>-2.12774</text:p>
              </table:table-cell>
              <table:table-cell office:value-type="float" office:value="1.03975">
                <text:p>1.039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3287">
                <text:p>-2.3287</text:p>
              </table:table-cell>
              <table:table-cell office:value-type="float" office:value="1.83633">
                <text:p>1.836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67302">
                <text:p>-1.67302</text:p>
              </table:table-cell>
              <table:table-cell office:value-type="float" office:value="2.41473">
                <text:p>2.414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84876">
                <text:p>-1.84876</text:p>
              </table:table-cell>
              <table:table-cell office:value-type="float" office:value="2.97943">
                <text:p>2.979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00263">
                <text:p>-1.00263</text:p>
              </table:table-cell>
              <table:table-cell office:value-type="float" office:value="3.2886">
                <text:p>3.28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667456">
                <text:p>-0.667456</text:p>
              </table:table-cell>
              <table:table-cell office:value-type="float" office:value="3.47619">
                <text:p>3.476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159399">
                <text:p>-0.0159399</text:p>
              </table:table-cell>
              <table:table-cell office:value-type="float" office:value="3.47491">
                <text:p>3.474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30834">
                <text:p>0.630834</text:p>
              </table:table-cell>
              <table:table-cell office:value-type="float" office:value="3.29825">
                <text:p>3.298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40227">
                <text:p>0.940227</text:p>
              </table:table-cell>
              <table:table-cell office:value-type="float" office:value="3.03774">
                <text:p>3.037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3304">
                <text:p>1.53304</text:p>
              </table:table-cell>
              <table:table-cell office:value-type="float" office:value="2.63447">
                <text:p>2.634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92907">
                <text:p>1.92907</text:p>
              </table:table-cell>
              <table:table-cell office:value-type="float" office:value="2.14658">
                <text:p>2.146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21985">
                <text:p>2.21985</text:p>
              </table:table-cell>
              <table:table-cell office:value-type="float" office:value="1.60763">
                <text:p>1.607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32264">
                <text:p>2.32264</text:p>
              </table:table-cell>
              <table:table-cell office:value-type="float" office:value="1.06865">
                <text:p>1.068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41814">
                <text:p>2.41814</text:p>
              </table:table-cell>
              <table:table-cell office:value-type="float" office:value="0.53513">
                <text:p>0.535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34468">
                <text:p>2.34468</text:p>
              </table:table-cell>
              <table:table-cell office:value-type="float" office:value="0.0499239">
                <text:p>0.04992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18325">
                <text:p>2.18325</text:p>
              </table:table-cell>
              <table:table-cell office:value-type="float" office:value="-0.366173">
                <text:p>-0.3661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8603">
                <text:p>1.88603</text:p>
              </table:table-cell>
              <table:table-cell office:value-type="float" office:value="-0.683035">
                <text:p>-0.6830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5629">
                <text:p>1.55629</text:p>
              </table:table-cell>
              <table:table-cell office:value-type="float" office:value="-0.897341">
                <text:p>-0.8973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42537">
                <text:p>0.942537</text:p>
              </table:table-cell>
              <table:table-cell office:value-type="float" office:value="-0.947936">
                <text:p>-0.9479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97492">
                <text:p>0.597492</text:p>
              </table:table-cell>
              <table:table-cell office:value-type="float" office:value="-0.907958">
                <text:p>-0.9079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34491">
                <text:p>0.134491</text:p>
              </table:table-cell>
              <table:table-cell office:value-type="float" office:value="-0.756054">
                <text:p>-0.7560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1091">
                <text:p>-0.11091</text:p>
              </table:table-cell>
              <table:table-cell office:value-type="float" office:value="-0.551452">
                <text:p>-0.5514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83287">
                <text:p>-0.183287</text:p>
              </table:table-cell>
              <table:table-cell office:value-type="float" office:value="-0.339459">
                <text:p>-0.3394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559101">
                <text:p>-0.559101</text:p>
              </table:table-cell>
              <table:table-cell office:value-type="float" office:value="-0.0511481">
                <text:p>-0.05114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431205">
                <text:p>-0.431205</text:p>
              </table:table-cell>
              <table:table-cell office:value-type="float" office:value="0.188777">
                <text:p>0.1887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529477">
                <text:p>-0.529477</text:p>
              </table:table-cell>
              <table:table-cell office:value-type="float" office:value="0.434645">
                <text:p>0.4346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352862">
                <text:p>-0.352862</text:p>
              </table:table-cell>
              <table:table-cell office:value-type="float" office:value="0.620115">
                <text:p>0.6201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277619">
                <text:p>-0.277619</text:p>
              </table:table-cell>
              <table:table-cell office:value-type="float" office:value="0.771525">
                <text:p>0.7715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70392">
                <text:p>0.170392</text:p>
              </table:table-cell>
              <table:table-cell office:value-type="float" office:value="0.802947">
                <text:p>0.8029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30712">
                <text:p>0.530712</text:p>
              </table:table-cell>
              <table:table-cell office:value-type="float" office:value="0.742498">
                <text:p>0.7424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14272">
                <text:p>0.614272</text:p>
              </table:table-cell>
              <table:table-cell office:value-type="float" office:value="0.661275">
                <text:p>0.6612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05387">
                <text:p>0.605387</text:p>
              </table:table-cell>
              <table:table-cell office:value-type="float" office:value="0.582807">
                <text:p>0.5828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7281">
                <text:p>1.17281</text:p>
              </table:table-cell>
              <table:table-cell office:value-type="float" office:value="0.372812">
                <text:p>0.3728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49055">
                <text:p>0.849055</text:p>
              </table:table-cell>
              <table:table-cell office:value-type="float" office:value="0.249586">
                <text:p>0.2495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45956">
                <text:p>1.45956</text:p>
              </table:table-cell>
              <table:table-cell office:value-type="float" office:value="-0.00997106">
                <text:p>-0.009971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9278">
                <text:p>1.79278</text:p>
              </table:table-cell>
              <table:table-cell office:value-type="float" office:value="-0.330332">
                <text:p>-0.3303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69821">
                <text:p>1.69821</text:p>
              </table:table-cell>
              <table:table-cell office:value-type="float" office:value="-0.605323">
                <text:p>-0.6053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97683">
                <text:p>1.97683</text:p>
              </table:table-cell>
              <table:table-cell office:value-type="float" office:value="-0.92318">
                <text:p>-0.923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80206">
                <text:p>1.80206</text:p>
              </table:table-cell>
              <table:table-cell office:value-type="float" office:value="-1.17294">
                <text:p>-1.172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2765">
                <text:p>1.72765</text:p>
              </table:table-cell>
              <table:table-cell office:value-type="float" office:value="-1.38075">
                <text:p>-1.380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0676">
                <text:p>1.50676</text:p>
              </table:table-cell>
              <table:table-cell office:value-type="float" office:value="-1.51367">
                <text:p>-1.513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677">
                <text:p>1.3677</text:p>
              </table:table-cell>
              <table:table-cell office:value-type="float" office:value="-1.59481">
                <text:p>-1.594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1228">
                <text:p>1.01228</text:p>
              </table:table-cell>
              <table:table-cell office:value-type="float" office:value="-1.57641">
                <text:p>-1.576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5187">
                <text:p>0.85187</text:p>
              </table:table-cell>
              <table:table-cell office:value-type="float" office:value="-1.51069">
                <text:p>-1.510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95904">
                <text:p>0.495904</text:p>
              </table:table-cell>
              <table:table-cell office:value-type="float" office:value="-1.35551">
                <text:p>-1.355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62121">
                <text:p>0.362121</text:p>
              </table:table-cell>
              <table:table-cell office:value-type="float" office:value="-1.16972">
                <text:p>-1.169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85148">
                <text:p>0.485148</text:p>
              </table:table-cell>
              <table:table-cell office:value-type="float" office:value="-1.01663">
                <text:p>-1.016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69481">
                <text:p>0.169481</text:p>
              </table:table-cell>
              <table:table-cell office:value-type="float" office:value="-0.792677">
                <text:p>-0.7926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82727">
                <text:p>0.482727</text:p>
              </table:table-cell>
              <table:table-cell office:value-type="float" office:value="-0.651007">
                <text:p>-0.6510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64753">
                <text:p>0.364753</text:p>
              </table:table-cell>
              <table:table-cell office:value-type="float" office:value="-0.486479">
                <text:p>-0.4864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7763">
                <text:p>0.47763</text:p>
              </table:table-cell>
              <table:table-cell office:value-type="float" office:value="-0.355677">
                <text:p>-0.3556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33492">
                <text:p>0.633492</text:p>
              </table:table-cell>
              <table:table-cell office:value-type="float" office:value="-0.267356">
                <text:p>-0.2673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07086">
                <text:p>0.607086</text:p>
              </table:table-cell>
              <table:table-cell office:value-type="float" office:value="-0.176768">
                <text:p>-0.1767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36828">
                <text:p>0.936828</text:p>
              </table:table-cell>
              <table:table-cell office:value-type="float" office:value="-0.167911">
                <text:p>-0.1679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3169">
                <text:p>1.03169</text:p>
              </table:table-cell>
              <table:table-cell office:value-type="float" office:value="-0.180621">
                <text:p>-0.1806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4455">
                <text:p>1.34455</text:p>
              </table:table-cell>
              <table:table-cell office:value-type="float" office:value="-0.264332">
                <text:p>-0.2643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78971">
                <text:p>1.78971</text:p>
              </table:table-cell>
              <table:table-cell office:value-type="float" office:value="-0.444721">
                <text:p>-0.4447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80854">
                <text:p>1.80854</text:p>
              </table:table-cell>
              <table:table-cell office:value-type="float" office:value="-0.614592">
                <text:p>-0.6145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34051">
                <text:p>2.34051</text:p>
              </table:table-cell>
              <table:table-cell office:value-type="float" office:value="-0.893335">
                <text:p>-0.8933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21657">
                <text:p>2.21657</text:p>
              </table:table-cell>
              <table:table-cell office:value-type="float" office:value="-1.11862">
                <text:p>-1.118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48664">
                <text:p>2.48664</text:p>
              </table:table-cell>
              <table:table-cell office:value-type="float" office:value="-1.38443">
                <text:p>-1.384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59427">
                <text:p>2.59427</text:p>
              </table:table-cell>
              <table:table-cell office:value-type="float" office:value="-1.64829">
                <text:p>-1.648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60473">
                <text:p>2.60473</text:p>
              </table:table-cell>
              <table:table-cell office:value-type="float" office:value="-1.88579">
                <text:p>-1.885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47386">
                <text:p>2.47386</text:p>
              </table:table-cell>
              <table:table-cell office:value-type="float" office:value="-2.06394">
                <text:p>-2.063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16532">
                <text:p>2.16532</text:p>
              </table:table-cell>
              <table:table-cell office:value-type="float" office:value="-2.14389">
                <text:p>-2.143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01113">
                <text:p>2.01113</text:p>
              </table:table-cell>
              <table:table-cell office:value-type="float" office:value="-2.16756">
                <text:p>-2.167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8213">
                <text:p>1.48213</text:p>
              </table:table-cell>
              <table:table-cell office:value-type="float" office:value="-2.05088">
                <text:p>-2.050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20661">
                <text:p>1.20661</text:p>
              </table:table-cell>
              <table:table-cell office:value-type="float" office:value="-1.86309">
                <text:p>-1.863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27169">
                <text:p>1.27169</text:p>
              </table:table-cell>
              <table:table-cell office:value-type="float" office:value="-1.68973">
                <text:p>-1.689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74324">
                <text:p>0.774324</text:p>
              </table:table-cell>
              <table:table-cell office:value-type="float" office:value="-1.39966">
                <text:p>-1.399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41543">
                <text:p>0.441543</text:p>
              </table:table-cell>
              <table:table-cell office:value-type="float" office:value="-1.04101">
                <text:p>-1.041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54663">
                <text:p>0.354663</text:p>
              </table:table-cell>
              <table:table-cell office:value-type="float" office:value="-0.67822">
                <text:p>-0.678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730504">
                <text:p>-0.0730504</text:p>
              </table:table-cell>
              <table:table-cell office:value-type="float" office:value="-0.234478">
                <text:p>-0.2344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18073">
                <text:p>0.0318073</text:p>
              </table:table-cell>
              <table:table-cell office:value-type="float" office:value="0.157378">
                <text:p>0.1573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435404">
                <text:p>-0.435404</text:p>
              </table:table-cell>
              <table:table-cell office:value-type="float" office:value="0.631656">
                <text:p>0.6316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35569">
                <text:p>-0.35569</text:p>
              </table:table-cell>
              <table:table-cell office:value-type="float" office:value="1.05186">
                <text:p>1.051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580093">
                <text:p>-0.580093</text:p>
              </table:table-cell>
              <table:table-cell office:value-type="float" office:value="1.48962">
                <text:p>1.489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604744">
                <text:p>-0.604744</text:p>
              </table:table-cell>
              <table:table-cell office:value-type="float" office:value="1.89407">
                <text:p>1.894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459963">
                <text:p>-0.459963</text:p>
              </table:table-cell>
              <table:table-cell office:value-type="float" office:value="2.22495">
                <text:p>2.224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440818">
                <text:p>-0.440818</text:p>
              </table:table-cell>
              <table:table-cell office:value-type="float" office:value="2.51412">
                <text:p>2.514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405413">
                <text:p>-0.405413</text:p>
              </table:table-cell>
              <table:table-cell office:value-type="float" office:value="2.75848">
                <text:p>2.758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141076">
                <text:p>-0.141076</text:p>
              </table:table-cell>
              <table:table-cell office:value-type="float" office:value="2.90575">
                <text:p>2.905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478312">
                <text:p>-0.478312</text:p>
              </table:table-cell>
              <table:table-cell office:value-type="float" office:value="3.10182">
                <text:p>3.101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283318">
                <text:p>-0.283318</text:p>
              </table:table-cell>
              <table:table-cell office:value-type="float" office:value="3.21775">
                <text:p>3.217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413873">
                <text:p>-0.413873</text:p>
              </table:table-cell>
              <table:table-cell office:value-type="float" office:value="3.33406">
                <text:p>3.334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526271">
                <text:p>-0.526271</text:p>
              </table:table-cell>
              <table:table-cell office:value-type="float" office:value="3.44564">
                <text:p>3.445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330198">
                <text:p>-0.330198</text:p>
              </table:table-cell>
              <table:table-cell office:value-type="float" office:value="3.47997">
                <text:p>3.479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659941">
                <text:p>-0.659941</text:p>
              </table:table-cell>
              <table:table-cell office:value-type="float" office:value="3.56469">
                <text:p>3.564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597083">
                <text:p>-0.597083</text:p>
              </table:table-cell>
              <table:table-cell office:value-type="float" office:value="3.6042">
                <text:p>3.60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703215">
                <text:p>-0.703215</text:p>
              </table:table-cell>
              <table:table-cell office:value-type="float" office:value="3.64067">
                <text:p>3.640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488341">
                <text:p>-0.488341</text:p>
              </table:table-cell>
              <table:table-cell office:value-type="float" office:value="3.59902">
                <text:p>3.599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212431">
                <text:p>-0.212431</text:p>
              </table:table-cell>
              <table:table-cell office:value-type="float" office:value="3.4704">
                <text:p>3.47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239254">
                <text:p>-0.239254</text:p>
              </table:table-cell>
              <table:table-cell office:value-type="float" office:value="3.33215">
                <text:p>3.332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828195">
                <text:p>-0.0828195</text:p>
              </table:table-cell>
              <table:table-cell office:value-type="float" office:value="3.14303">
                <text:p>3.143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202197">
                <text:p>-0.202197</text:p>
              </table:table-cell>
              <table:table-cell office:value-type="float" office:value="2.97214">
                <text:p>2.972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677144">
                <text:p>-0.0677144</text:p>
              </table:table-cell>
              <table:table-cell office:value-type="float" office:value="2.76018">
                <text:p>2.760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264126">
                <text:p>-0.264126</text:p>
              </table:table-cell>
              <table:table-cell office:value-type="float" office:value="2.58863">
                <text:p>2.588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417232">
                <text:p>-0.417232</text:p>
              </table:table-cell>
              <table:table-cell office:value-type="float" office:value="2.44593">
                <text:p>2.445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551037">
                <text:p>-0.551037</text:p>
              </table:table-cell>
              <table:table-cell office:value-type="float" office:value="2.32668">
                <text:p>2.326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42369">
                <text:p>-0.42369</text:p>
              </table:table-cell>
              <table:table-cell office:value-type="float" office:value="2.16918">
                <text:p>2.169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457346">
                <text:p>-0.457346</text:p>
              </table:table-cell>
              <table:table-cell office:value-type="float" office:value="2.01463">
                <text:p>2.014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467572">
                <text:p>-0.467572</text:p>
              </table:table-cell>
              <table:table-cell office:value-type="float" office:value="1.85847">
                <text:p>1.858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477337">
                <text:p>-0.477337</text:p>
              </table:table-cell>
              <table:table-cell office:value-type="float" office:value="1.70177">
                <text:p>1.701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521249">
                <text:p>-0.521249</text:p>
              </table:table-cell>
              <table:table-cell office:value-type="float" office:value="1.55366">
                <text:p>1.553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365619">
                <text:p>-0.365619</text:p>
              </table:table-cell>
              <table:table-cell office:value-type="float" office:value="1.36799">
                <text:p>1.367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643845">
                <text:p>-0.643845</text:p>
              </table:table-cell>
              <table:table-cell office:value-type="float" office:value="1.24988">
                <text:p>1.249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legend chart:legend-position="end" svg:x="12.142cm" svg:y="3.952cm" style:legend-expansion="high" chart:style-name="ch2"/>
        <chart:plot-area chart:style-name="ch3" table:cell-range-address="Out_anly.F1:Out_anly.F180 Out_anly.B1:Out_anly.B180" chart:data-source-has-labels="row" svg:x="0.32cm" svg:y="0.18cm" svg:width="11.502cm" svg:height="8.64cm">
          <chartooo:coordinate-region svg:x="0.862cm" svg:y="0.379cm" svg:width="10.9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_anly.F2:Out_anly.F180" chart:label-cell-address="Out_anly.F1:Out_anly.F1" chart:class="chart:line">
            <chart:data-point chart:repeated="179"/>
          </chart:series>
          <chart:series chart:style-name="ch7" chart:values-cell-range-address="Out_anly.B2:Out_anly.B180" chart:label-cell-address="Out_anly.B1:Out_anly.B1" chart:class="chart:line">
            <chart:data-point chart:repeated="1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TRL PITCH</text:p>
                <draw:g>
                  <svg:desc>Out_anly.F1:Out_anly.F1</svg:desc>
                </draw:g>
              </table:table-cell>
              <table:table-cell office:value-type="string">
                <text:p>ORIENTATION Y</text:p>
                <draw:g>
                  <svg:desc>Out_anly.B1:Out_anly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_anly.F2:Out_anly.F180</svg:desc>
                </draw:g>
              </table:table-cell>
              <table:table-cell office:value-type="float" office:value="-0">
                <text:p>-0</text:p>
                <draw:g>
                  <svg:desc>Out_anly.B2:Out_anly.B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00555">
                <text:p>-2.00555</text:p>
              </table:table-cell>
              <table:table-cell office:value-type="float" office:value="0.468586">
                <text:p>0.468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45262">
                <text:p>-0.145262</text:p>
              </table:table-cell>
              <table:table-cell office:value-type="float" office:value="0.468586">
                <text:p>0.468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59319">
                <text:p>-0.159319</text:p>
              </table:table-cell>
              <table:table-cell office:value-type="float" office:value="0.468586">
                <text:p>0.468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72694">
                <text:p>-0.172694</text:p>
              </table:table-cell>
              <table:table-cell office:value-type="float" office:value="0.468426">
                <text:p>0.468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84644">
                <text:p>-0.184644</text:p>
              </table:table-cell>
              <table:table-cell office:value-type="float" office:value="0.467786">
                <text:p>0.4677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38333">
                <text:p>-0.138333</text:p>
              </table:table-cell>
              <table:table-cell office:value-type="float" office:value="0.453088">
                <text:p>0.4530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80783">
                <text:p>-0.180783</text:p>
              </table:table-cell>
              <table:table-cell office:value-type="float" office:value="0.446095">
                <text:p>0.446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9486">
                <text:p>-0.19486</text:p>
              </table:table-cell>
              <table:table-cell office:value-type="float" office:value="0.439721">
                <text:p>0.439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06698">
                <text:p>-0.206698</text:p>
              </table:table-cell>
              <table:table-cell office:value-type="float" office:value="0.433447">
                <text:p>0.4334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19108">
                <text:p>-0.219108</text:p>
              </table:table-cell>
              <table:table-cell office:value-type="float" office:value="0.427446">
                <text:p>0.4274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26791">
                <text:p>-0.226791</text:p>
              </table:table-cell>
              <table:table-cell office:value-type="float" office:value="0.420636">
                <text:p>0.420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1114">
                <text:p>-0.11114</text:p>
              </table:table-cell>
              <table:table-cell office:value-type="float" office:value="0.384302">
                <text:p>0.3843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73639">
                <text:p>-0.173639</text:p>
              </table:table-cell>
              <table:table-cell office:value-type="float" office:value="0.362253">
                <text:p>0.3622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225321">
                <text:p>-0.0225321</text:p>
              </table:table-cell>
              <table:table-cell office:value-type="float" office:value="0.303803">
                <text:p>0.3038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8252">
                <text:p>0.038252</text:p>
              </table:table-cell>
              <table:table-cell office:value-type="float" office:value="0.232845">
                <text:p>0.2328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0428">
                <text:p>0.110428</text:p>
              </table:table-cell>
              <table:table-cell office:value-type="float" office:value="0.148034">
                <text:p>0.1480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0042">
                <text:p>0.150042</text:p>
              </table:table-cell>
              <table:table-cell office:value-type="float" office:value="0.0584776">
                <text:p>0.05847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4571">
                <text:p>0.164571</text:p>
              </table:table-cell>
              <table:table-cell office:value-type="float" office:value="-0.0290244">
                <text:p>-0.02902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3417">
                <text:p>0.153417</text:p>
              </table:table-cell>
              <table:table-cell office:value-type="float" office:value="-0.107992">
                <text:p>-0.1079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36069">
                <text:p>0.236069</text:p>
              </table:table-cell>
              <table:table-cell office:value-type="float" office:value="-0.200349">
                <text:p>-0.2003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0173">
                <text:p>0.180173</text:p>
              </table:table-cell>
              <table:table-cell office:value-type="float" office:value="-0.272198">
                <text:p>-0.2721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12293">
                <text:p>-0.112293</text:p>
              </table:table-cell>
              <table:table-cell office:value-type="float" office:value="-0.269107">
                <text:p>-0.2691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20434">
                <text:p>-0.220434</text:p>
              </table:table-cell>
              <table:table-cell office:value-type="float" office:value="-0.239065">
                <text:p>-0.2390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511356">
                <text:p>-0.511356</text:p>
              </table:table-cell>
              <table:table-cell office:value-type="float" office:value="-0.14134">
                <text:p>-0.141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01377">
                <text:p>-1.01377</text:p>
              </table:table-cell>
              <table:table-cell office:value-type="float" office:value="0.0683695">
                <text:p>0.06836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33714">
                <text:p>-1.33714</text:p>
              </table:table-cell>
              <table:table-cell office:value-type="float" office:value="0.339433">
                <text:p>0.339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66814">
                <text:p>-1.66814</text:p>
              </table:table-cell>
              <table:table-cell office:value-type="float" office:value="0.667721">
                <text:p>0.6677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07186">
                <text:p>-2.07186</text:p>
              </table:table-cell>
              <table:table-cell office:value-type="float" office:value="1.06418">
                <text:p>1.064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51795">
                <text:p>-2.51795</text:p>
              </table:table-cell>
              <table:table-cell office:value-type="float" office:value="1.53147">
                <text:p>1.531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.33531">
                <text:p>-2.33531</text:p>
              </table:table-cell>
              <table:table-cell office:value-type="float" office:value="1.91478">
                <text:p>1.914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.1396">
                <text:p>-2.1396</text:p>
              </table:table-cell>
              <table:table-cell office:value-type="float" office:value="2.21387">
                <text:p>2.213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8237">
                <text:p>-1.78237</text:p>
              </table:table-cell>
              <table:table-cell office:value-type="float" office:value="2.3944">
                <text:p>2.39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39166">
                <text:p>-1.39166</text:p>
              </table:table-cell>
              <table:table-cell office:value-type="float" office:value="2.45506">
                <text:p>2.455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0634">
                <text:p>-1.0634</text:p>
              </table:table-cell>
              <table:table-cell office:value-type="float" office:value="2.41784">
                <text:p>2.417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796288">
                <text:p>-0.796288</text:p>
              </table:table-cell>
              <table:table-cell office:value-type="float" office:value="2.30371">
                <text:p>2.303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862711">
                <text:p>-0.862711</text:p>
              </table:table-cell>
              <table:table-cell office:value-type="float" office:value="2.19641">
                <text:p>2.196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89647">
                <text:p>-0.89647</text:p>
              </table:table-cell>
              <table:table-cell office:value-type="float" office:value="2.08862">
                <text:p>2.088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719561">
                <text:p>-0.719561</text:p>
              </table:table-cell>
              <table:table-cell office:value-type="float" office:value="1.93191">
                <text:p>1.931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856446">
                <text:p>-0.856446</text:p>
              </table:table-cell>
              <table:table-cell office:value-type="float" office:value="1.80389">
                <text:p>1.803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55797">
                <text:p>-0.155797</text:p>
              </table:table-cell>
              <table:table-cell office:value-type="float" office:value="1.5079">
                <text:p>1.50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300083">
                <text:p>-0.300083</text:p>
              </table:table-cell>
              <table:table-cell office:value-type="float" office:value="1.25442">
                <text:p>1.254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91477">
                <text:p>0.391477</text:p>
              </table:table-cell>
              <table:table-cell office:value-type="float" office:value="0.847147">
                <text:p>0.8471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91069">
                <text:p>0.691069</text:p>
              </table:table-cell>
              <table:table-cell office:value-type="float" office:value="0.390583">
                <text:p>0.3905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73158">
                <text:p>0.773158</text:p>
              </table:table-cell>
              <table:table-cell office:value-type="float" office:value="-0.0580304">
                <text:p>-0.05803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2747">
                <text:p>1.22747</text:p>
              </table:table-cell>
              <table:table-cell office:value-type="float" office:value="-0.583035">
                <text:p>-0.5830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5925">
                <text:p>1.05925</text:p>
              </table:table-cell>
              <table:table-cell office:value-type="float" office:value="-1.0303">
                <text:p>-1.03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9593">
                <text:p>1.39593</text:p>
              </table:table-cell>
              <table:table-cell office:value-type="float" office:value="-1.51975">
                <text:p>-1.519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9952">
                <text:p>1.59952</text:p>
              </table:table-cell>
              <table:table-cell office:value-type="float" office:value="-2.0141">
                <text:p>-2.01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7857">
                <text:p>1.67857</text:p>
              </table:table-cell>
              <table:table-cell office:value-type="float" office:value="-2.48046">
                <text:p>-2.480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7027">
                <text:p>1.57027</text:p>
              </table:table-cell>
              <table:table-cell office:value-type="float" office:value="-2.87361">
                <text:p>-2.873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6736">
                <text:p>1.16736</text:p>
              </table:table-cell>
              <table:table-cell office:value-type="float" office:value="-3.12677">
                <text:p>-3.126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6197">
                <text:p>1.36197</text:p>
              </table:table-cell>
              <table:table-cell office:value-type="float" office:value="-3.38692">
                <text:p>-3.386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12402">
                <text:p>0.912402</text:p>
              </table:table-cell>
              <table:table-cell office:value-type="float" office:value="-3.50127">
                <text:p>-3.501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12453">
                <text:p>0.612453</text:p>
              </table:table-cell>
              <table:table-cell office:value-type="float" office:value="-3.51352">
                <text:p>-3.513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0545">
                <text:p>0.50545</text:p>
              </table:table-cell>
              <table:table-cell office:value-type="float" office:value="-3.47533">
                <text:p>-3.475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2514">
                <text:p>0.112514</text:p>
              </table:table-cell>
              <table:table-cell office:value-type="float" office:value="-3.32348">
                <text:p>-3.323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5">
                <text:p>0.165</text:p>
              </table:table-cell>
              <table:table-cell office:value-type="float" office:value="-3.17053">
                <text:p>-3.170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247513">
                <text:p>-0.247513</text:p>
              </table:table-cell>
              <table:table-cell office:value-type="float" office:value="-2.90898">
                <text:p>-2.908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322059">
                <text:p>-0.322059</text:p>
              </table:table-cell>
              <table:table-cell office:value-type="float" office:value="-2.62673">
                <text:p>-2.626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79503">
                <text:p>-0.379503</text:p>
              </table:table-cell>
              <table:table-cell office:value-type="float" office:value="-2.33112">
                <text:p>-2.331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214303">
                <text:p>-0.214303</text:p>
              </table:table-cell>
              <table:table-cell office:value-type="float" office:value="-2.0771">
                <text:p>-2.07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262775">
                <text:p>-0.262775</text:p>
              </table:table-cell>
              <table:table-cell office:value-type="float" office:value="-1.81382">
                <text:p>-1.813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426244">
                <text:p>-0.426244</text:p>
              </table:table-cell>
              <table:table-cell office:value-type="float" office:value="-1.51685">
                <text:p>-1.516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24678">
                <text:p>-0.124678</text:p>
              </table:table-cell>
              <table:table-cell office:value-type="float" office:value="-1.29914">
                <text:p>-1.299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80243">
                <text:p>-0.380243</text:p>
              </table:table-cell>
              <table:table-cell office:value-type="float" office:value="-1.02685">
                <text:p>-1.026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19106">
                <text:p>-0.219106</text:p>
              </table:table-cell>
              <table:table-cell office:value-type="float" office:value="-0.802831">
                <text:p>-0.8028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71005">
                <text:p>-0.171005</text:p>
              </table:table-cell>
              <table:table-cell office:value-type="float" office:value="-0.599076">
                <text:p>-0.5990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59542">
                <text:p>-0.259542</text:p>
              </table:table-cell>
              <table:table-cell office:value-type="float" office:value="-0.383766">
                <text:p>-0.3837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36167">
                <text:p>-0.236167</text:p>
              </table:table-cell>
              <table:table-cell office:value-type="float" office:value="-0.185313">
                <text:p>-0.1853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20974">
                <text:p>-0.020974</text:p>
              </table:table-cell>
              <table:table-cell office:value-type="float" office:value="-0.0488219">
                <text:p>-0.04882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58424">
                <text:p>-0.258424</text:p>
              </table:table-cell>
              <table:table-cell office:value-type="float" office:value="0.134561">
                <text:p>0.1345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74719">
                <text:p>-0.174719</text:p>
              </table:table-cell>
              <table:table-cell office:value-type="float" office:value="0.285446">
                <text:p>0.2854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05116">
                <text:p>0.0405116</text:p>
              </table:table-cell>
              <table:table-cell office:value-type="float" office:value="0.374172">
                <text:p>0.3741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19421">
                <text:p>-0.119421</text:p>
              </table:table-cell>
              <table:table-cell office:value-type="float" office:value="0.491838">
                <text:p>0.4918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65111">
                <text:p>0.165111</text:p>
              </table:table-cell>
              <table:table-cell office:value-type="float" office:value="0.531879">
                <text:p>0.5318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30381">
                <text:p>0.00130381</text:p>
              </table:table-cell>
              <table:table-cell office:value-type="float" office:value="0.603846">
                <text:p>0.6038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92723">
                <text:p>0.0792723</text:p>
              </table:table-cell>
              <table:table-cell office:value-type="float" office:value="0.648654">
                <text:p>0.6486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08948">
                <text:p>0.208948</text:p>
              </table:table-cell>
              <table:table-cell office:value-type="float" office:value="0.655687">
                <text:p>0.6556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24303">
                <text:p>-0.124303</text:p>
              </table:table-cell>
              <table:table-cell office:value-type="float" office:value="0.735526">
                <text:p>0.7355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264726">
                <text:p>-0.264726</text:p>
              </table:table-cell>
              <table:table-cell office:value-type="float" office:value="0.837796">
                <text:p>0.8377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512305">
                <text:p>-0.512305</text:p>
              </table:table-cell>
              <table:table-cell office:value-type="float" office:value="0.985348">
                <text:p>0.9853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672193">
                <text:p>-0.672193</text:p>
              </table:table-cell>
              <table:table-cell office:value-type="float" office:value="1.1537">
                <text:p>1.1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724522">
                <text:p>-0.724522</text:p>
              </table:table-cell>
              <table:table-cell office:value-type="float" office:value="1.31517">
                <text:p>1.315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64761">
                <text:p>-0.864761</text:p>
              </table:table-cell>
              <table:table-cell office:value-type="float" office:value="1.48963">
                <text:p>1.489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00025">
                <text:p>-1.00025</text:p>
              </table:table-cell>
              <table:table-cell office:value-type="float" office:value="1.67389">
                <text:p>1.673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978439">
                <text:p>-0.978439</text:p>
              </table:table-cell>
              <table:table-cell office:value-type="float" office:value="1.82927">
                <text:p>1.829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84634">
                <text:p>-0.84634</text:p>
              </table:table-cell>
              <table:table-cell office:value-type="float" office:value="1.9308">
                <text:p>1.93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79249">
                <text:p>-0.79249</text:p>
              </table:table-cell>
              <table:table-cell office:value-type="float" office:value="1.99957">
                <text:p>1.999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735173">
                <text:p>-0.735173</text:p>
              </table:table-cell>
              <table:table-cell office:value-type="float" office:value="2.03643">
                <text:p>2.036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579017">
                <text:p>-0.579017</text:p>
              </table:table-cell>
              <table:table-cell office:value-type="float" office:value="2.02012">
                <text:p>2.020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421686">
                <text:p>-0.421686</text:p>
              </table:table-cell>
              <table:table-cell office:value-type="float" office:value="1.95396">
                <text:p>1.953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327379">
                <text:p>-0.327379</text:p>
              </table:table-cell>
              <table:table-cell office:value-type="float" office:value="1.8564">
                <text:p>1.85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03955">
                <text:p>0.103955</text:p>
              </table:table-cell>
              <table:table-cell office:value-type="float" office:value="1.65143">
                <text:p>1.651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53302">
                <text:p>0.253302</text:p>
              </table:table-cell>
              <table:table-cell office:value-type="float" office:value="1.4134">
                <text:p>1.41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35358">
                <text:p>0.835358</text:p>
              </table:table-cell>
              <table:table-cell office:value-type="float" office:value="1.04504">
                <text:p>1.045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92434">
                <text:p>0.792434</text:p>
              </table:table-cell>
              <table:table-cell office:value-type="float" office:value="0.70348">
                <text:p>0.703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3686">
                <text:p>1.23686</text:p>
              </table:table-cell>
              <table:table-cell office:value-type="float" office:value="0.275498">
                <text:p>0.2754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47467">
                <text:p>1.47467</text:p>
              </table:table-cell>
              <table:table-cell office:value-type="float" office:value="-0.18198">
                <text:p>-0.181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48084">
                <text:p>2.48084</text:p>
              </table:table-cell>
              <table:table-cell office:value-type="float" office:value="-0.84334">
                <text:p>-0.843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80114">
                <text:p>1.80114</text:p>
              </table:table-cell>
              <table:table-cell office:value-type="float" office:value="-1.29671">
                <text:p>-1.296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714">
                <text:p>1.5714</text:p>
              </table:table-cell>
              <table:table-cell office:value-type="float" office:value="-1.65766">
                <text:p>-1.657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922">
                <text:p>1.6922</text:p>
              </table:table-cell>
              <table:table-cell office:value-type="float" office:value="-2.0116">
                <text:p>-2.01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26961">
                <text:p>0.726961</text:p>
              </table:table-cell>
              <table:table-cell office:value-type="float" office:value="-2.10276">
                <text:p>-2.102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0118">
                <text:p>1.00118</text:p>
              </table:table-cell>
              <table:table-cell office:value-type="float" office:value="-2.23729">
                <text:p>-2.237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70004">
                <text:p>0.770004</text:p>
              </table:table-cell>
              <table:table-cell office:value-type="float" office:value="-2.29332">
                <text:p>-2.293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05399">
                <text:p>0.605399</text:p>
              </table:table-cell>
              <table:table-cell office:value-type="float" office:value="-2.29115">
                <text:p>-2.291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38">
                <text:p>0.1038</text:p>
              </table:table-cell>
              <table:table-cell office:value-type="float" office:value="-2.15587">
                <text:p>-2.155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3393">
                <text:p>0.13393</text:p>
              </table:table-cell>
              <table:table-cell office:value-type="float" office:value="-2.02137">
                <text:p>-2.021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600918">
                <text:p>-0.600918</text:p>
              </table:table-cell>
              <table:table-cell office:value-type="float" office:value="-1.7098">
                <text:p>-1.70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719393">
                <text:p>-0.719393</text:p>
              </table:table-cell>
              <table:table-cell office:value-type="float" office:value="-1.37896">
                <text:p>-1.378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19895">
                <text:p>-1.19895</text:p>
              </table:table-cell>
              <table:table-cell office:value-type="float" office:value="-0.948039">
                <text:p>-0.9480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.23381">
                <text:p>-1.23381</text:p>
              </table:table-cell>
              <table:table-cell office:value-type="float" office:value="-0.530525">
                <text:p>-0.5305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.35818">
                <text:p>-1.35818</text:p>
              </table:table-cell>
              <table:table-cell office:value-type="float" office:value="-0.107547">
                <text:p>-0.1075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44556">
                <text:p>-1.44556</text:p>
              </table:table-cell>
              <table:table-cell office:value-type="float" office:value="0.30893">
                <text:p>0.308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.32061">
                <text:p>-1.32061</text:p>
              </table:table-cell>
              <table:table-cell office:value-type="float" office:value="0.666801">
                <text:p>0.6668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15143">
                <text:p>-1.15143</text:p>
              </table:table-cell>
              <table:table-cell office:value-type="float" office:value="0.957058">
                <text:p>0.9570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98471">
                <text:p>-0.98471</text:p>
              </table:table-cell>
              <table:table-cell office:value-type="float" office:value="1.18266">
                <text:p>1.182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595832">
                <text:p>-0.595832</text:p>
              </table:table-cell>
              <table:table-cell office:value-type="float" office:value="1.29436">
                <text:p>1.294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23051">
                <text:p>-0.23051</text:p>
              </table:table-cell>
              <table:table-cell office:value-type="float" office:value="1.30432">
                <text:p>1.304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22378">
                <text:p>0.222378</text:p>
              </table:table-cell>
              <table:table-cell office:value-type="float" office:value="1.19868">
                <text:p>1.198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25067">
                <text:p>0.725067</text:p>
              </table:table-cell>
              <table:table-cell office:value-type="float" office:value="0.974089">
                <text:p>0.9740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7201">
                <text:p>1.17201</text:p>
              </table:table-cell>
              <table:table-cell office:value-type="float" office:value="0.652941">
                <text:p>0.6529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51514">
                <text:p>1.51514</text:p>
              </table:table-cell>
              <table:table-cell office:value-type="float" office:value="0.268054">
                <text:p>0.2680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98929">
                <text:p>1.98929</text:p>
              </table:table-cell>
              <table:table-cell office:value-type="float" office:value="-0.204314">
                <text:p>-0.2043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27862">
                <text:p>2.27862</text:p>
              </table:table-cell>
              <table:table-cell office:value-type="float" office:value="-0.71195">
                <text:p>-0.711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78142">
                <text:p>2.78142</text:p>
              </table:table-cell>
              <table:table-cell office:value-type="float" office:value="-1.29886">
                <text:p>-1.298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03174">
                <text:p>3.03174</text:p>
              </table:table-cell>
              <table:table-cell office:value-type="float" office:value="-1.89676">
                <text:p>-1.896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17627">
                <text:p>3.17627</text:p>
              </table:table-cell>
              <table:table-cell office:value-type="float" office:value="-2.47601">
                <text:p>-2.476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45936">
                <text:p>3.45936</text:p>
              </table:table-cell>
              <table:table-cell office:value-type="float" office:value="-3.06616">
                <text:p>-3.066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22203">
                <text:p>3.22203</text:p>
              </table:table-cell>
              <table:table-cell office:value-type="float" office:value="-3.54076">
                <text:p>-3.540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41412">
                <text:p>3.41412</text:p>
              </table:table-cell>
              <table:table-cell office:value-type="float" office:value="-4.00437">
                <text:p>-4.004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17713">
                <text:p>3.17713</text:p>
              </table:table-cell>
              <table:table-cell office:value-type="float" office:value="-4.35421">
                <text:p>-4.354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3603">
                <text:p>2.63603</text:p>
              </table:table-cell>
              <table:table-cell office:value-type="float" office:value="-4.52422">
                <text:p>-4.524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14596">
                <text:p>2.14596</text:p>
              </table:table-cell>
              <table:table-cell office:value-type="float" office:value="-4.53689">
                <text:p>-4.536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7463">
                <text:p>1.7463</text:p>
              </table:table-cell>
              <table:table-cell office:value-type="float" office:value="-4.42356">
                <text:p>-4.423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19345">
                <text:p>0.919345</text:p>
              </table:table-cell>
              <table:table-cell office:value-type="float" office:value="-4.09342">
                <text:p>-4.093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41609">
                <text:p>0.341609</text:p>
              </table:table-cell>
              <table:table-cell office:value-type="float" office:value="-3.6212">
                <text:p>-3.62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37973">
                <text:p>-0.37973</text:p>
              </table:table-cell>
              <table:table-cell office:value-type="float" office:value="-2.98595">
                <text:p>-2.985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94107">
                <text:p>-0.94107</text:p>
              </table:table-cell>
              <table:table-cell office:value-type="float" office:value="-2.24018">
                <text:p>-2.240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49933">
                <text:p>-1.49933</text:p>
              </table:table-cell>
              <table:table-cell office:value-type="float" office:value="-1.39706">
                <text:p>-1.397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65876">
                <text:p>-1.65876</text:p>
              </table:table-cell>
              <table:table-cell office:value-type="float" office:value="-0.562058">
                <text:p>-0.5620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.0253">
                <text:p>-2.0253</text:p>
              </table:table-cell>
              <table:table-cell office:value-type="float" office:value="0.307899">
                <text:p>0.3078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.31195">
                <text:p>-2.31195</text:p>
              </table:table-cell>
              <table:table-cell office:value-type="float" office:value="1.18576">
                <text:p>1.185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.18547">
                <text:p>-2.18547</text:p>
              </table:table-cell>
              <table:table-cell office:value-type="float" office:value="1.96833">
                <text:p>1.968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.49786">
                <text:p>-2.49786</text:p>
              </table:table-cell>
              <table:table-cell office:value-type="float" office:value="2.75889">
                <text:p>2.758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.24903">
                <text:p>-2.24903</text:p>
              </table:table-cell>
              <table:table-cell office:value-type="float" office:value="3.42026">
                <text:p>3.420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.05366">
                <text:p>-2.05366</text:p>
              </table:table-cell>
              <table:table-cell office:value-type="float" office:value="3.96874">
                <text:p>3.968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96347">
                <text:p>-1.96347</text:p>
              </table:table-cell>
              <table:table-cell office:value-type="float" office:value="4.43245">
                <text:p>4.432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632">
                <text:p>-1.632</text:p>
              </table:table-cell>
              <table:table-cell office:value-type="float" office:value="4.75731">
                <text:p>4.757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39441">
                <text:p>-1.39441</text:p>
              </table:table-cell>
              <table:table-cell office:value-type="float" office:value="4.97206">
                <text:p>4.972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922758">
                <text:p>-0.922758</text:p>
              </table:table-cell>
              <table:table-cell office:value-type="float" office:value="5.0277">
                <text:p>5.02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561776">
                <text:p>-0.561776</text:p>
              </table:table-cell>
              <table:table-cell office:value-type="float" office:value="4.96013">
                <text:p>4.960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119932">
                <text:p>-0.119932</text:p>
              </table:table-cell>
              <table:table-cell office:value-type="float" office:value="4.75897">
                <text:p>4.758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48395">
                <text:p>0.348395</text:p>
              </table:table-cell>
              <table:table-cell office:value-type="float" office:value="4.4282">
                <text:p>4.42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85241">
                <text:p>0.485241</text:p>
              </table:table-cell>
              <table:table-cell office:value-type="float" office:value="4.05605">
                <text:p>4.056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89402">
                <text:p>0.789402</text:p>
              </table:table-cell>
              <table:table-cell office:value-type="float" office:value="3.60875">
                <text:p>3.608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72831">
                <text:p>0.672831</text:p>
              </table:table-cell>
              <table:table-cell office:value-type="float" office:value="3.19266">
                <text:p>3.192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79967">
                <text:p>0.779967</text:p>
              </table:table-cell>
              <table:table-cell office:value-type="float" office:value="2.75638">
                <text:p>2.756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10363">
                <text:p>0.610363</text:p>
              </table:table-cell>
              <table:table-cell office:value-type="float" office:value="2.36894">
                <text:p>2.368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39371">
                <text:p>0.439371</text:p>
              </table:table-cell>
              <table:table-cell office:value-type="float" office:value="2.0302">
                <text:p>2.03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26035">
                <text:p>0.226035</text:p>
              </table:table-cell>
              <table:table-cell office:value-type="float" office:value="1.74923">
                <text:p>1.749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121104">
                <text:p>-0.121104</text:p>
              </table:table-cell>
              <table:table-cell office:value-type="float" office:value="1.5555">
                <text:p>1.55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214495">
                <text:p>-0.214495</text:p>
              </table:table-cell>
              <table:table-cell office:value-type="float" office:value="1.38535">
                <text:p>1.385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565229">
                <text:p>-0.565229</text:p>
              </table:table-cell>
              <table:table-cell office:value-type="float" office:value="1.29857">
                <text:p>1.298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704893">
                <text:p>-0.704893</text:p>
              </table:table-cell>
              <table:table-cell office:value-type="float" office:value="1.241">
                <text:p>1.2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92904">
                <text:p>-0.92904</text:p>
              </table:table-cell>
              <table:table-cell office:value-type="float" office:value="1.23086">
                <text:p>1.230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0005">
                <text:p>-1.0005</text:p>
              </table:table-cell>
              <table:table-cell office:value-type="float" office:value="1.22946">
                <text:p>1.229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.09697">
                <text:p>-1.09697</text:p>
              </table:table-cell>
              <table:table-cell office:value-type="float" office:value="1.24207">
                <text:p>1.242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974037">
                <text:p>-0.974037</text:p>
              </table:table-cell>
              <table:table-cell office:value-type="float" office:value="1.21643">
                <text:p>1.216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691753">
                <text:p>-0.691753</text:p>
              </table:table-cell>
              <table:table-cell office:value-type="float" office:value="1.11798">
                <text:p>1.117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401559">
                <text:p>-0.401559</text:p>
              </table:table-cell>
              <table:table-cell office:value-type="float" office:value="0.95034">
                <text:p>0.950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728673">
                <text:p>0.0728673</text:p>
              </table:table-cell>
              <table:table-cell office:value-type="float" office:value="0.676155">
                <text:p>0.6761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54559">
                <text:p>0.454559</text:p>
              </table:table-cell>
              <table:table-cell office:value-type="float" office:value="0.325988">
                <text:p>0.3259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7006">
                <text:p>1.07006</text:p>
              </table:table-cell>
              <table:table-cell office:value-type="float" office:value="-0.147365">
                <text:p>-0.1473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65604">
                <text:p>1.65604</text:p>
              </table:table-cell>
              <table:table-cell office:value-type="float" office:value="-0.725629">
                <text:p>-0.7256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05886">
                <text:p>2.05886</text:p>
              </table:table-cell>
              <table:table-cell office:value-type="float" office:value="-1.35509">
                <text:p>-1.355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59039">
                <text:p>2.59039</text:p>
              </table:table-cell>
              <table:table-cell office:value-type="float" office:value="-2.05807">
                <text:p>-2.058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" chart:maximum="7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chart:legend-position="end" svg:x="13.148cm" svg:y="4.204cm" style:legend-expansion="high" chart:style-name="ch2"/>
        <chart:plot-area chart:style-name="ch3" table:cell-range-address="Out_anly.I1:Out_anly.I180" chart:data-source-has-labels="row" svg:x="0.376cm" svg:y="0.075cm" svg:width="12.507cm" svg:height="8.644cm">
          <chartooo:coordinate-region svg:x="0.997cm" svg:y="0.274cm" svg:width="11.886cm" svg:height="7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_anly.I2:Out_anly.I180" chart:label-cell-address="Out_anly.I1:Out_anly.I1" chart:class="chart:line">
            <chart:data-point chart:repeated="1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 1</text:p>
                <draw:g>
                  <svg:desc>Out_anly.I1:Out_anly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_anly.I2:Out_anly.I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.5438">
                <text:p>64.54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5464">
                <text:p>57.54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.5993">
                <text:p>57.59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6817">
                <text:p>57.68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7353">
                <text:p>57.73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.6705">
                <text:p>57.67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779">
                <text:p>57.7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.921">
                <text:p>57.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.0081">
                <text:p>58.00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.9787">
                <text:p>57.97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.1199">
                <text:p>58.1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1154">
                <text:p>58.1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.1421">
                <text:p>58.14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.3109">
                <text:p>58.31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.1976">
                <text:p>58.1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.5771">
                <text:p>58.57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.8096">
                <text:p>58.80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.0865">
                <text:p>59.08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1387">
                <text:p>59.13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.0072">
                <text:p>59.00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.3072">
                <text:p>59.30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956">
                <text:p>58.9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.3286">
                <text:p>59.32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.1777">
                <text:p>59.17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6189">
                <text:p>59.61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.6317">
                <text:p>59.63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.3723">
                <text:p>60.37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.161">
                <text:p>60.1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.8076">
                <text:p>60.80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.66">
                <text:p>60.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.3145">
                <text:p>60.31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.9395">
                <text:p>59.93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.0794">
                <text:p>59.07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.7476">
                <text:p>58.74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8.4136">
                <text:p>58.41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.4023">
                <text:p>58.40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.1694">
                <text:p>58.16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.8237">
                <text:p>57.82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.0461">
                <text:p>58.04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.168">
                <text:p>57.1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.1175">
                <text:p>57.11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.1296">
                <text:p>56.12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.6296">
                <text:p>55.62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.6311">
                <text:p>55.63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.3599">
                <text:p>55.35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.4529">
                <text:p>55.45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.2852">
                <text:p>55.28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.5313">
                <text:p>55.53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.7334">
                <text:p>55.73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.984">
                <text:p>55.9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.7086">
                <text:p>56.70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.0255">
                <text:p>57.02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.7823">
                <text:p>57.78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.637">
                <text:p>58.6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.0999">
                <text:p>59.0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.8542">
                <text:p>59.85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.1122">
                <text:p>60.11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.6809">
                <text:p>60.68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.7751">
                <text:p>60.77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.9843">
                <text:p>60.98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.704">
                <text:p>60.7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.5331">
                <text:p>60.53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.4475">
                <text:p>60.44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.3538">
                <text:p>59.35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.2539">
                <text:p>59.25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.9995">
                <text:p>57.99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7.3258">
                <text:p>57.32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.6168">
                <text:p>56.61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.2195">
                <text:p>56.21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5.3214">
                <text:p>55.32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.3801">
                <text:p>55.38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.047">
                <text:p>55.0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.6308">
                <text:p>54.63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.4464">
                <text:p>55.44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4.9861">
                <text:p>54.98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.9961">
                <text:p>55.99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.2533">
                <text:p>56.25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.7751">
                <text:p>56.77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.7551">
                <text:p>57.75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.205">
                <text:p>58.2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9.0453">
                <text:p>59.04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9.6013">
                <text:p>59.60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9.9444">
                <text:p>59.94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.1874">
                <text:p>60.18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.4184">
                <text:p>60.41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.3231">
                <text:p>60.32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.0296">
                <text:p>60.02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.6785">
                <text:p>59.67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9.2915">
                <text:p>59.29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.5216">
                <text:p>58.52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8.0192">
                <text:p>58.01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.4619">
                <text:p>57.46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6.7851">
                <text:p>56.78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6.5634">
                <text:p>56.56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5.6055">
                <text:p>55.60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.7764">
                <text:p>55.77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5.2337">
                <text:p>55.23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.1725">
                <text:p>55.17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4.2415">
                <text:p>54.24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.3693">
                <text:p>55.36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5.9593">
                <text:p>55.95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5.9221">
                <text:p>55.9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6.8784">
                <text:p>56.87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.1716">
                <text:p>57.17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.0791">
                <text:p>57.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7.8542">
                <text:p>57.85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8.689">
                <text:p>58.6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8.5643">
                <text:p>58.56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9.5777">
                <text:p>59.57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9.5215">
                <text:p>59.52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9.9266">
                <text:p>59.92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9.7406">
                <text:p>59.74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.7259">
                <text:p>59.72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.4578">
                <text:p>59.45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9.1725">
                <text:p>59.17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.6473">
                <text:p>58.64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.3468">
                <text:p>58.34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8.081">
                <text:p>58.0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7.2603">
                <text:p>57.26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.6397">
                <text:p>56.63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.3056">
                <text:p>56.30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.1184">
                <text:p>56.11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5.6178">
                <text:p>55.61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5.6582">
                <text:p>55.65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.2503">
                <text:p>55.25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5.3128">
                <text:p>55.31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5.6134">
                <text:p>55.61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5.3492">
                <text:p>55.34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.1185">
                <text:p>56.11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5.8025">
                <text:p>55.80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.3095">
                <text:p>56.30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.9582">
                <text:p>56.95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7.4588">
                <text:p>57.45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7.7276">
                <text:p>57.72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8.246">
                <text:p>58.2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8.6695">
                <text:p>58.66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8.8619">
                <text:p>58.86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9.1477">
                <text:p>59.14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9.771">
                <text:p>59.7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9.4331">
                <text:p>59.43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9.4668">
                <text:p>59.46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9.6666">
                <text:p>59.66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9.1124">
                <text:p>59.11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9.5297">
                <text:p>59.52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8.8136">
                <text:p>58.81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8.698">
                <text:p>58.6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8.3834">
                <text:p>58.38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8.0273">
                <text:p>58.02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.9345">
                <text:p>57.93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.4819">
                <text:p>57.48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7.1564">
                <text:p>57.15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6.9789">
                <text:p>56.97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6.1733">
                <text:p>56.17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.2314">
                <text:p>56.23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5.7967">
                <text:p>55.79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5.8009">
                <text:p>55.80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5.8898">
                <text:p>55.88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5.7297">
                <text:p>55.72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5.9635">
                <text:p>55.96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6.0707">
                <text:p>56.07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6.6328">
                <text:p>56.63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7.0021">
                <text:p>57.00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7.326">
                <text:p>57.3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7.6221">
                <text:p>57.62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7.7268">
                <text:p>57.72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7.9328">
                <text:p>57.93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7.8328">
                <text:p>57.83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7.5568">
                <text:p>57.55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7.1407">
                <text:p>57.14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6.9779">
                <text:p>56.97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6.4698">
                <text:p>56.46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6.0779">
                <text:p>56.07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5.4526">
                <text:p>55.45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4.8227">
                <text:p>54.82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4.5755">
                <text:p>54.57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3.7658">
                <text:p>53.76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" chart:maximum="7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chart:legend-position="end" svg:x="13.148cm" svg:y="4.204cm" style:legend-expansion="high" chart:style-name="ch2"/>
        <chart:plot-area chart:style-name="ch3" table:cell-range-address="Out_anly.J1:Out_anly.J180" chart:data-source-has-labels="row" svg:x="0.376cm" svg:y="0.075cm" svg:width="12.507cm" svg:height="8.644cm">
          <chartooo:coordinate-region svg:x="0.997cm" svg:y="0.274cm" svg:width="11.886cm" svg:height="7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_anly.J2:Out_anly.J180" chart:label-cell-address="Out_anly.J1:Out_anly.J1" chart:class="chart:line">
            <chart:data-point chart:repeated="1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 3</text:p>
                <draw:g>
                  <svg:desc>Out_anly.J1:Out_anly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_anly.J2:Out_anly.J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4562">
                <text:p>49.4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.4536">
                <text:p>56.4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4007">
                <text:p>56.4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.3183">
                <text:p>56.31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.2647">
                <text:p>56.26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.3295">
                <text:p>56.32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.221">
                <text:p>56.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079">
                <text:p>56.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9919">
                <text:p>55.99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.0213">
                <text:p>56.02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.8801">
                <text:p>55.88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.8846">
                <text:p>55.8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.8579">
                <text:p>55.85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.6891">
                <text:p>55.6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.8024">
                <text:p>55.80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.4229">
                <text:p>55.42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.1904">
                <text:p>55.19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.9135">
                <text:p>54.91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.8613">
                <text:p>54.86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.9928">
                <text:p>54.99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.6928">
                <text:p>54.69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044">
                <text:p>55.0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.6714">
                <text:p>54.67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.8223">
                <text:p>54.82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3811">
                <text:p>54.38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.3683">
                <text:p>54.36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.6277">
                <text:p>53.62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.839">
                <text:p>53.8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.1924">
                <text:p>53.19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.34">
                <text:p>53.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.6855">
                <text:p>53.68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.0605">
                <text:p>54.06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.9206">
                <text:p>54.92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.2524">
                <text:p>55.25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.5864">
                <text:p>55.58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.5977">
                <text:p>55.59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.8306">
                <text:p>55.8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.1763">
                <text:p>56.17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.9539">
                <text:p>55.95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.832">
                <text:p>56.8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.8825">
                <text:p>56.88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.8704">
                <text:p>57.87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8.3704">
                <text:p>58.37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.3689">
                <text:p>58.36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.6401">
                <text:p>58.64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.5471">
                <text:p>58.54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.7148">
                <text:p>58.71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.4687">
                <text:p>58.46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.2666">
                <text:p>58.26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.016">
                <text:p>58.0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.2914">
                <text:p>57.29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.9745">
                <text:p>56.97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.2177">
                <text:p>56.21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.363">
                <text:p>55.3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4.9001">
                <text:p>54.9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.1458">
                <text:p>54.14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.8878">
                <text:p>53.88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.3191">
                <text:p>53.31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.2249">
                <text:p>53.22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.0157">
                <text:p>53.01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3.296">
                <text:p>53.2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3.4669">
                <text:p>53.46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3.5525">
                <text:p>53.55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.6462">
                <text:p>54.64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.7461">
                <text:p>54.74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.0005">
                <text:p>56.00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.6742">
                <text:p>56.67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.3832">
                <text:p>57.38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.7805">
                <text:p>57.78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.6786">
                <text:p>58.67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8.6199">
                <text:p>58.61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.953">
                <text:p>58.9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.3692">
                <text:p>59.36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8.5536">
                <text:p>58.55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.0139">
                <text:p>59.01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.0039">
                <text:p>58.00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7.7467">
                <text:p>57.74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7.2249">
                <text:p>57.22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6.2449">
                <text:p>56.24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.795">
                <text:p>55.7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4.9547">
                <text:p>54.95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4.3987">
                <text:p>54.39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.0556">
                <text:p>54.05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3.8126">
                <text:p>53.81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3.5816">
                <text:p>53.58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.6769">
                <text:p>53.67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.9704">
                <text:p>53.97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.3215">
                <text:p>54.32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4.7085">
                <text:p>54.70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.4784">
                <text:p>55.47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5.9808">
                <text:p>55.98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6.5381">
                <text:p>56.53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.2149">
                <text:p>57.21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.4366">
                <text:p>57.43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8.3945">
                <text:p>58.39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8.2236">
                <text:p>58.22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.7663">
                <text:p>58.76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8.8275">
                <text:p>58.82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9.7585">
                <text:p>59.75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8.6307">
                <text:p>58.63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8.0407">
                <text:p>58.04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8.0779">
                <text:p>58.07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.1216">
                <text:p>57.12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6.8284">
                <text:p>56.82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6.9209">
                <text:p>56.92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6.1458">
                <text:p>56.14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.311">
                <text:p>55.3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.4357">
                <text:p>55.43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4.4223">
                <text:p>54.42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4.4785">
                <text:p>54.47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4.0734">
                <text:p>54.07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4.2594">
                <text:p>54.25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4.2741">
                <text:p>54.27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4.5422">
                <text:p>54.54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4.8275">
                <text:p>54.82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5.3527">
                <text:p>55.35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5.6532">
                <text:p>55.65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.919">
                <text:p>55.9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.7397">
                <text:p>56.73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7.3603">
                <text:p>57.36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7.6944">
                <text:p>57.69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7.8816">
                <text:p>57.88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8.3822">
                <text:p>58.38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8.3418">
                <text:p>58.34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8.7497">
                <text:p>58.74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8.6872">
                <text:p>58.68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8.3866">
                <text:p>58.38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8.6508">
                <text:p>58.65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7.8815">
                <text:p>57.88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8.1975">
                <text:p>58.19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7.6905">
                <text:p>57.69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7.0418">
                <text:p>57.04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6.5412">
                <text:p>56.54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.2724">
                <text:p>56.27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.754">
                <text:p>55.7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5.3305">
                <text:p>55.33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5.1381">
                <text:p>55.13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4.8523">
                <text:p>54.85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4.229">
                <text:p>54.2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4.5669">
                <text:p>54.56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4.5332">
                <text:p>54.53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4.3334">
                <text:p>54.33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4.8876">
                <text:p>54.88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4.4703">
                <text:p>54.47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5.1864">
                <text:p>55.18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5.302">
                <text:p>55.3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.6166">
                <text:p>55.61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5.9727">
                <text:p>55.97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6.0655">
                <text:p>56.06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6.5181">
                <text:p>56.51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6.8436">
                <text:p>56.84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7.0211">
                <text:p>57.02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7.8267">
                <text:p>57.82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7.7686">
                <text:p>57.76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8.2033">
                <text:p>58.20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.1991">
                <text:p>58.19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8.1102">
                <text:p>58.11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8.2703">
                <text:p>58.27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8.0365">
                <text:p>58.03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7.9293">
                <text:p>57.92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7.3672">
                <text:p>57.36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6.9979">
                <text:p>56.99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.674">
                <text:p>56.6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6.3779">
                <text:p>56.37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6.2732">
                <text:p>56.27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6.0672">
                <text:p>56.06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6.1672">
                <text:p>56.16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6.4432">
                <text:p>56.44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6.8593">
                <text:p>56.85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7.0221">
                <text:p>57.02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7.5302">
                <text:p>57.53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7.9221">
                <text:p>57.92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8.5474">
                <text:p>58.54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9.1773">
                <text:p>59.17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9.4245">
                <text:p>59.42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.2342">
                <text:p>60.23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" chart:maximum="7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chart:legend-position="end" svg:x="13.148cm" svg:y="4.204cm" style:legend-expansion="high" chart:style-name="ch2"/>
        <chart:plot-area chart:style-name="ch3" table:cell-range-address="Out_anly.K1:Out_anly.K180" chart:data-source-has-labels="row" svg:x="0.376cm" svg:y="0.075cm" svg:width="12.507cm" svg:height="8.644cm">
          <chartooo:coordinate-region svg:x="0.997cm" svg:y="0.274cm" svg:width="11.886cm" svg:height="7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_anly.K2:Out_anly.K180" chart:label-cell-address="Out_anly.K1:Out_anly.K1" chart:class="chart:line">
            <chart:data-point chart:repeated="1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 2</text:p>
                <draw:g>
                  <svg:desc>Out_anly.K1:Out_anly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_anly.K2:Out_anly.K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.4672">
                <text:p>53.4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.7441">
                <text:p>56.7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7194">
                <text:p>56.7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.6637">
                <text:p>56.66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.6339">
                <text:p>56.63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.6062">
                <text:p>56.6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.5826">
                <text:p>56.5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4688">
                <text:p>56.46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.4053">
                <text:p>56.40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.4595">
                <text:p>56.45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.3337">
                <text:p>56.33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.1069">
                <text:p>56.10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.2051">
                <text:p>56.20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.7342">
                <text:p>55.73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.7259">
                <text:p>55.72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.2021">
                <text:p>55.20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.8903">
                <text:p>54.89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.5843">
                <text:p>54.58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.5545">
                <text:p>54.55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.5207">
                <text:p>54.52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.3325">
                <text:p>54.33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2686">
                <text:p>55.2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.1123">
                <text:p>55.11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.845">
                <text:p>55.8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.4086">
                <text:p>56.40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.0425">
                <text:p>57.04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.9639">
                <text:p>56.96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9827">
                <text:p>57.98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.2283">
                <text:p>58.22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.0106">
                <text:p>58.01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.9647">
                <text:p>57.96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.6252">
                <text:p>57.62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.7039">
                <text:p>57.70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.3792">
                <text:p>57.37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.179">
                <text:p>57.1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.3232">
                <text:p>57.32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.6236">
                <text:p>57.62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.6155">
                <text:p>57.61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6668">
                <text:p>57.66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.1435">
                <text:p>57.14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.4826">
                <text:p>57.4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.0875">
                <text:p>57.0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.9883">
                <text:p>56.98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.8226">
                <text:p>56.82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.1851">
                <text:p>56.18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.4286">
                <text:p>56.42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.923">
                <text:p>55.9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.2697">
                <text:p>55.26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.9094">
                <text:p>54.90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.8754">
                <text:p>54.87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.9567">
                <text:p>54.95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.2506">
                <text:p>54.25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.3929">
                <text:p>54.39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.1381">
                <text:p>54.13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.8892">
                <text:p>53.88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.9208">
                <text:p>53.92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.5578">
                <text:p>53.55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.8141">
                <text:p>53.8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.869">
                <text:p>53.8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.7747">
                <text:p>53.77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3.7246">
                <text:p>53.72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3.9925">
                <text:p>53.99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.405">
                <text:p>54.4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.8955">
                <text:p>54.89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5.5066">
                <text:p>55.50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.4387">
                <text:p>56.43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7.0162">
                <text:p>57.01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.9023">
                <text:p>57.90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.2528">
                <text:p>58.25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.7205">
                <text:p>58.72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.1368">
                <text:p>59.13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9.3025">
                <text:p>59.30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.2882">
                <text:p>59.28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8.7924">
                <text:p>58.79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8.6836">
                <text:p>58.68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.0013">
                <text:p>58.00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7.5882">
                <text:p>57.58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.807">
                <text:p>56.8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6.4935">
                <text:p>56.49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.3245">
                <text:p>56.32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.9793">
                <text:p>55.97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.7431">
                <text:p>55.74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.5047">
                <text:p>55.50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.5421">
                <text:p>55.54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5.5821">
                <text:p>55.58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.6338">
                <text:p>55.63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.6631">
                <text:p>55.66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5.9065">
                <text:p>55.90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6.1789">
                <text:p>56.17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6.6365">
                <text:p>56.63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.8242">
                <text:p>56.82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.1929">
                <text:p>57.19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.007">
                <text:p>57.0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6.93">
                <text:p>56.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6.7237">
                <text:p>56.72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6.6388">
                <text:p>56.63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6.2926">
                <text:p>56.29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.8782">
                <text:p>55.87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4.7968">
                <text:p>54.79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.0285">
                <text:p>55.02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4.8979">
                <text:p>54.89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4.6935">
                <text:p>54.69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5.6677">
                <text:p>55.66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.826">
                <text:p>54.8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5.3809">
                <text:p>55.38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.935">
                <text:p>54.9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.1034">
                <text:p>55.10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.1679">
                <text:p>55.16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.6241">
                <text:p>55.62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.9173">
                <text:p>55.91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.4713">
                <text:p>56.47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.727">
                <text:p>56.7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.9905">
                <text:p>56.99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.4333">
                <text:p>57.4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7.4687">
                <text:p>57.46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7.6555">
                <text:p>57.65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7.6226">
                <text:p>57.62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7.1107">
                <text:p>57.11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7.061">
                <text:p>57.0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.2949">
                <text:p>56.29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5.9102">
                <text:p>55.91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5.3504">
                <text:p>55.35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4.8514">
                <text:p>54.85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4.4036">
                <text:p>54.40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3.7845">
                <text:p>53.78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3.1869">
                <text:p>53.18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2.6237">
                <text:p>52.62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2.034">
                <text:p>52.0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1.7321">
                <text:p>51.73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1.4375">
                <text:p>51.43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1.3693">
                <text:p>51.36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1.3362">
                <text:p>51.33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1.7697">
                <text:p>51.76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2.2493">
                <text:p>52.24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2.7798">
                <text:p>52.77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3.9153">
                <text:p>53.91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4.6473">
                <text:p>54.64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5.8976">
                <text:p>55.89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6.7345">
                <text:p>56.73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7.2276">
                <text:p>57.22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7.8844">
                <text:p>57.88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8.5838">
                <text:p>58.58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8.9573">
                <text:p>58.95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9.2585">
                <text:p>59.25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9.4661">
                <text:p>59.46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9.6844">
                <text:p>59.68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.4093">
                <text:p>59.40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9.5436">
                <text:p>59.54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9.2367">
                <text:p>59.23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8.8544">
                <text:p>58.85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8.3636">
                <text:p>58.36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7.9672">
                <text:p>57.96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7.261">
                <text:p>57.2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7.1299">
                <text:p>57.12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.7981">
                <text:p>56.79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6.6245">
                <text:p>56.62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6.8534">
                <text:p>56.85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6.5502">
                <text:p>56.55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7.0496">
                <text:p>57.04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7.1577">
                <text:p>57.15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7.4772">
                <text:p>57.47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7.6094">
                <text:p>57.60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7.4269">
                <text:p>57.42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7.8045">
                <text:p>57.80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7.7877">
                <text:p>57.78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8.1312">
                <text:p>58.13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8.0682">
                <text:p>58.06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8.3611">
                <text:p>58.36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8.3913">
                <text:p>58.39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8.2428">
                <text:p>58.24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7.8252">
                <text:p>57.82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7.3845">
                <text:p>57.38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7.013">
                <text:p>57.0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6.4073">
                <text:p>56.40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5.8652">
                <text:p>55.86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5.3068">
                <text:p>55.30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5.0535">
                <text:p>55.05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" chart:maximum="7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chart:legend-position="end" svg:x="13.148cm" svg:y="4.204cm" style:legend-expansion="high" chart:style-name="ch2"/>
        <chart:plot-area chart:style-name="ch3" table:cell-range-address="Out_anly.L1:Out_anly.L180" chart:data-source-has-labels="row" svg:x="0.376cm" svg:y="0.075cm" svg:width="12.507cm" svg:height="8.644cm">
          <chartooo:coordinate-region svg:x="0.997cm" svg:y="0.274cm" svg:width="11.886cm" svg:height="7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_anly.L2:Out_anly.L180" chart:label-cell-address="Out_anly.L1:Out_anly.L1" chart:class="chart:line">
            <chart:data-point chart:repeated="1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 4</text:p>
                <draw:g>
                  <svg:desc>Out_anly.L1:Out_anly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_anly.L2:Out_anly.L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.5328">
                <text:p>60.53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2559">
                <text:p>57.2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.2806">
                <text:p>57.2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3363">
                <text:p>57.3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3661">
                <text:p>57.3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.3938">
                <text:p>57.3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4174">
                <text:p>57.4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.5312">
                <text:p>57.53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.5947">
                <text:p>57.5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.5405">
                <text:p>57.54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6663">
                <text:p>57.66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8931">
                <text:p>57.89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.7949">
                <text:p>57.79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.2658">
                <text:p>58.26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.2741">
                <text:p>58.27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.7979">
                <text:p>58.79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.1097">
                <text:p>59.10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.4157">
                <text:p>59.41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4455">
                <text:p>59.44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.4793">
                <text:p>59.47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.6675">
                <text:p>59.6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7314">
                <text:p>58.73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.8877">
                <text:p>58.8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.155">
                <text:p>58.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.5914">
                <text:p>57.59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9575">
                <text:p>56.95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.0361">
                <text:p>57.03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.0173">
                <text:p>56.0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.7717">
                <text:p>55.77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.9894">
                <text:p>55.98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.0353">
                <text:p>56.03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.3748">
                <text:p>56.37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.2961">
                <text:p>56.29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.6208">
                <text:p>56.62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.821">
                <text:p>56.8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.6768">
                <text:p>56.67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.3764">
                <text:p>56.37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.3845">
                <text:p>56.38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.3332">
                <text:p>56.33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.8565">
                <text:p>56.85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.5174">
                <text:p>56.51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.9125">
                <text:p>56.9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.0117">
                <text:p>57.01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.1774">
                <text:p>57.17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.8149">
                <text:p>57.8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.5714">
                <text:p>57.57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.077">
                <text:p>58.0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.7303">
                <text:p>58.73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.0906">
                <text:p>59.09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.1246">
                <text:p>59.12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.0433">
                <text:p>59.04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.7494">
                <text:p>59.74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.6071">
                <text:p>59.60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.8619">
                <text:p>59.86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.1108">
                <text:p>60.11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.0792">
                <text:p>60.07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.4422">
                <text:p>60.44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.1859">
                <text:p>60.18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.131">
                <text:p>60.1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.2253">
                <text:p>60.22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.2754">
                <text:p>60.27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.0075">
                <text:p>60.00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.595">
                <text:p>59.5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.1045">
                <text:p>59.10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.4934">
                <text:p>58.49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.5613">
                <text:p>57.56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.9838">
                <text:p>56.98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.0977">
                <text:p>56.09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.7472">
                <text:p>55.74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5.2795">
                <text:p>55.27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4.8632">
                <text:p>54.86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.6975">
                <text:p>54.69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.7118">
                <text:p>54.71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.2076">
                <text:p>55.20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5.3164">
                <text:p>55.31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.9987">
                <text:p>55.99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.4118">
                <text:p>56.41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7.193">
                <text:p>57.1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.5065">
                <text:p>57.50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7.6755">
                <text:p>57.67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.0207">
                <text:p>58.02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.2569">
                <text:p>58.25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.4953">
                <text:p>58.49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8.4579">
                <text:p>58.45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8.4179">
                <text:p>58.41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8.3662">
                <text:p>58.36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8.3369">
                <text:p>58.33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.0935">
                <text:p>58.09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.8211">
                <text:p>57.82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.3635">
                <text:p>57.36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.1758">
                <text:p>57.17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6.8071">
                <text:p>56.80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6.993">
                <text:p>56.9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.07">
                <text:p>57.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.2763">
                <text:p>57.2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7.3612">
                <text:p>57.36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7.7074">
                <text:p>57.70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8.1218">
                <text:p>58.12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9.2032">
                <text:p>59.20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8.9715">
                <text:p>58.97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9.1021">
                <text:p>59.10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9.3065">
                <text:p>59.30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8.3323">
                <text:p>58.33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9.174">
                <text:p>59.1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8.6191">
                <text:p>58.61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9.065">
                <text:p>59.0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8.8966">
                <text:p>58.89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8.8321">
                <text:p>58.83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8.3759">
                <text:p>58.37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8.0827">
                <text:p>58.08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7.5287">
                <text:p>57.52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.273">
                <text:p>57.2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.0095">
                <text:p>57.00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.5667">
                <text:p>56.5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.5313">
                <text:p>56.53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.3445">
                <text:p>56.34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.3774">
                <text:p>56.37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.8893">
                <text:p>56.88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.939">
                <text:p>56.9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7.7051">
                <text:p>57.70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8.0898">
                <text:p>58.08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8.6496">
                <text:p>58.64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.1486">
                <text:p>59.14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9.5964">
                <text:p>59.59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0.2155">
                <text:p>60.21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0.8131">
                <text:p>60.81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1.3763">
                <text:p>61.37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1.966">
                <text:p>61.9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2.2679">
                <text:p>62.26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2.5625">
                <text:p>62.56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2.6307">
                <text:p>62.63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2.6638">
                <text:p>62.66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2.2303">
                <text:p>62.23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1.7507">
                <text:p>61.75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1.2202">
                <text:p>61.22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0.0847">
                <text:p>60.08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9.3527">
                <text:p>59.35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8.1024">
                <text:p>58.10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7.2655">
                <text:p>57.26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6.7724">
                <text:p>56.77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6.1156">
                <text:p>56.11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5.4162">
                <text:p>55.41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5.0427">
                <text:p>55.04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4.7415">
                <text:p>54.74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4.5339">
                <text:p>54.53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.3156">
                <text:p>54.31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.5907">
                <text:p>54.59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4.4564">
                <text:p>54.45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4.7633">
                <text:p>54.76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5.1456">
                <text:p>55.14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.6364">
                <text:p>55.63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6.0328">
                <text:p>56.03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6.739">
                <text:p>56.7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6.8701">
                <text:p>56.87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7.2019">
                <text:p>57.20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.3755">
                <text:p>57.37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.1466">
                <text:p>57.14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7.4498">
                <text:p>57.44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.9504">
                <text:p>56.95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.8423">
                <text:p>56.84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6.5228">
                <text:p>56.52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6.3906">
                <text:p>56.39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6.5731">
                <text:p>56.57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.1955">
                <text:p>56.19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6.2123">
                <text:p>56.21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5.8688">
                <text:p>55.86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5.9318">
                <text:p>55.93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5.6389">
                <text:p>55.63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5.6087">
                <text:p>55.60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5.7572">
                <text:p>55.75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6.1748">
                <text:p>56.17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6.6155">
                <text:p>56.61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6.987">
                <text:p>56.9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7.5927">
                <text:p>57.59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8.1348">
                <text:p>58.13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8.6932">
                <text:p>58.69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8.9465">
                <text:p>58.94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